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fixed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family-generic="modern"/>
    <style:font-face style:name="Calibri2" svg:font-family="Calibri"/>
    <style:font-face style:name="Calibri3" svg:font-family="Calibri" style:font-family-generic="swiss"/>
    <style:font-face style:name="Calibri4" svg:font-family="Calibri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DejaVu Sans" svg:font-family="'DejaVu Sans'" style:font-family-generic="system" style:font-pitch="variable"/>
    <style:font-face style:name="FreeMono" svg:font-family="FreeMono" style:font-family-generic="swiss" style:font-pitch="fixed"/>
    <style:font-face style:name="FreeMono1" svg:font-family="FreeMono" style:font-pitch="fixed"/>
    <style:font-face style:name="FreeMono2" svg:font-family="FreeMono" style:font-family-generic="modern" style:font-pitch="variable"/>
    <style:font-face style:name="FreeMono3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family-generic="modern" style:font-pitch="variable"/>
    <style:font-face style:name="FreeSans2" svg:font-family="FreeSans" style:font-family-generic="swiss" style:font-pitch="fixed"/>
    <style:font-face style:name="FreeSans3" svg:font-family="FreeSans" style:font-family-generic="swiss"/>
    <style:font-face style:name="FreeSas" svg:font-family="FreeSas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modern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modern" style:font-pitch="variable"/>
    <style:font-face style:name="Noto Sans3" svg:font-family="'Noto Sans'" style:font-family-generic="roman" style:font-pitch="variable"/>
    <style:font-face style:name="Noto Sans4" svg:font-family="'Noto Sans'" style:font-family-generic="system" style:font-pitch="variable"/>
    <style:font-face style:name="aakar" svg:font-family="aakar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6">
      <style:graphic-properties draw:stroke="solid" svg:stroke-width="0.044cm" svg:stroke-color="#a8600d" svg:stroke-linecap="butt" draw:fill="solid" draw:fill-color="#ab620d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 style:list-style-name="L6">
      <style:graphic-properties draw:stroke="solid" svg:stroke-width="0.044cm" svg:stroke-color="#a8600d" svg:stroke-linecap="butt" draw:fill="solid" draw:fill-color="#ab620d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 style:list-style-name="L6">
      <style:graphic-properties draw:stroke="solid" svg:stroke-width="0.044cm" svg:stroke-color="#a8600d" svg:stroke-linecap="butt" draw:fill="solid" draw:fill-color="#8e4221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5" style:family="graphic" style:parent-style-name="standard" style:list-style-name="L6">
      <style:graphic-properties draw:stroke="solid" svg:stroke-width="0.044cm" svg:stroke-color="#a8600d" svg:stroke-linecap="butt" draw:fill="solid" draw:fill-color="#746241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6">
      <style:graphic-properties draw:stroke="solid" svg:stroke-width="0.044cm" svg:stroke-color="#a8600d" svg:stroke-linecap="butt" draw:fill="solid" draw:fill-color="#8e4221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7">
      <style:graphic-properties draw:stroke="solid" svg:stroke-width="0.044cm" svg:stroke-color="#9b8357" svg:stroke-linecap="butt" draw:fill="solid" draw:fill-color="#ffffff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6">
      <style:graphic-properties draw:stroke="solid" svg:stroke-width="0.044cm" svg:stroke-color="#a8600d" svg:stroke-linecap="butt" draw:fill="solid" draw:fill-color="#ab620d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standard" style:list-style-name="L7">
      <style:graphic-properties draw:stroke="solid" svg:stroke-width="0.044cm" svg:stroke-color="#bd582c" svg:stroke-linecap="butt" draw:fill="solid" draw:fill-color="#ffffff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7">
      <style:graphic-properties draw:stroke="solid" svg:stroke-width="0.044cm" svg:stroke-color="#000000" svg:stroke-linecap="butt" draw:fill="solid" draw:fill-color="#ffffff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11" style:family="graphic" style:parent-style-name="standard" style:list-style-name="L7">
      <style:graphic-properties draw:stroke="solid" svg:stroke-width="0.044cm" svg:stroke-color="#e48312" svg:stroke-linecap="butt" draw:fill="solid" draw:fill-color="#ffffff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 style:list-style-name="L7">
      <style:graphic-properties draw:stroke="solid" svg:stroke-width="0.044cm" svg:stroke-color="#bd582c" svg:stroke-linecap="butt" draw:fill="solid" draw:fill-color="#ffffff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 style:parent-style-name="standard" style:list-style-name="L6">
      <style:graphic-properties draw:stroke="solid" svg:stroke-width="0.044cm" svg:stroke-color="#a8600d" svg:stroke-linecap="butt" draw:fill="solid" draw:fill-color="#746241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6">
      <style:graphic-properties draw:stroke="solid" svg:stroke-width="0.044cm" svg:stroke-color="#a8600d" svg:stroke-linecap="butt" draw:fill="solid" draw:fill-color="#8e4221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15" style:family="graphic" style:parent-style-name="standard" style:list-style-name="L7">
      <style:graphic-properties draw:stroke="solid" svg:stroke-width="0.044cm" svg:stroke-color="#9b8357" svg:stroke-linecap="butt" draw:fill="solid" draw:fill-color="#ffffff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16" style:family="graphic" style:parent-style-name="standard" style:list-style-name="L6">
      <style:graphic-properties draw:stroke="solid" svg:stroke-width="0.044cm" svg:stroke-color="#a8600d" svg:stroke-linecap="butt" draw:fill="solid" draw:fill-color="#ab620d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17" style:family="graphic" style:parent-style-name="standard" style:list-style-name="L7">
      <style:graphic-properties draw:stroke="solid" svg:stroke-width="0.044cm" svg:stroke-color="#bd582c" svg:stroke-linecap="butt" draw:fill="solid" draw:fill-color="#ffffff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18" style:family="graphic" style:parent-style-name="standard" style:list-style-name="L7">
      <style:graphic-properties draw:stroke="solid" svg:stroke-width="0.044cm" svg:stroke-color="#000000" svg:stroke-linecap="butt" draw:fill="solid" draw:fill-color="#ffffff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19" style:family="graphic" style:parent-style-name="standard" style:list-style-name="L6">
      <style:graphic-properties draw:stroke="solid" svg:stroke-width="0.044cm" svg:stroke-color="#a8600d" svg:stroke-linecap="butt" draw:fill="solid" draw:fill-color="#e48312" draw:textarea-vertical-align="middle" draw:auto-grow-height="false" draw:fit-to-size="false" style:shrink-to-fit="false" fo:min-height="0.924cm" fo:min-width="3.501cm" fo:padding-top="0.125cm" fo:padding-bottom="0.125cm" fo:padding-left="0.25cm" fo:padding-right="0.25cm" fo:wrap-option="wrap" style:writing-mode="lr-tb"/>
      <style:paragraph-properties style:writing-mode="lr-tb"/>
    </style:style>
    <style:style style:name="gr20" style:family="graphic" style:parent-style-name="standard" style:list-style-name="L6">
      <style:graphic-properties draw:stroke="solid" svg:stroke-width="0.044cm" svg:stroke-color="#a8600d" svg:stroke-linecap="butt" draw:fill="solid" draw:fill-color="#e48312" draw:textarea-vertical-align="top" draw:auto-grow-height="false" draw:fit-to-size="false" style:shrink-to-fit="false" fo:min-height="1.344cm" fo:min-width="3.501cm" fo:padding-top="0.125cm" fo:padding-bottom="0.125cm" fo:padding-left="0.25cm" fo:padding-right="0.25cm" fo:wrap-option="wrap" style:writing-mode="lr-tb"/>
      <style:paragraph-properties style:writing-mode="lr-tb"/>
    </style:style>
    <style:style style:name="gr21" style:family="graphic" style:parent-style-name="standard" style:list-style-name="L6">
      <style:graphic-properties draw:stroke="solid" svg:stroke-width="0.044cm" svg:stroke-color="#a8600d" svg:stroke-linecap="butt" draw:fill="solid" draw:fill-color="#e48312" draw:textarea-vertical-align="middle" draw:auto-grow-height="false" draw:fit-to-size="false" style:shrink-to-fit="false" fo:min-height="1.344cm" fo:min-width="3.501cm" fo:padding-top="0.125cm" fo:padding-bottom="0.125cm" fo:padding-left="0.25cm" fo:padding-right="0.25cm" fo:wrap-option="wrap" style:writing-mode="lr-tb"/>
      <style:paragraph-properties style:writing-mode="lr-tb"/>
    </style:style>
    <style:style style:name="gr22" style:family="graphic" style:parent-style-name="standard" style:list-style-name="L6">
      <style:graphic-properties draw:stroke="solid" svg:stroke-width="0.044cm" svg:stroke-color="#a8600d" svg:stroke-linecap="butt" draw:fill="solid" draw:fill-color="#e48312" draw:textarea-vertical-align="middle" draw:auto-grow-height="false" draw:fit-to-size="false" style:shrink-to-fit="false" fo:min-height="0.924cm" fo:min-width="3.501cm" fo:padding-top="0.125cm" fo:padding-bottom="0.125cm" fo:padding-left="0.25cm" fo:padding-right="0.25cm" fo:wrap-option="wrap" style:writing-mode="lr-tb"/>
      <style:paragraph-properties style:writing-mode="lr-tb"/>
    </style:style>
    <style:style style:name="gr23" style:family="graphic" style:parent-style-name="standard">
      <style:graphic-properties draw:stroke="solid" svg:stroke-width="0.035cm" svg:stroke-color="#e48312" draw:marker-end="msArrowOpenEnd_20_5_20_35" draw:marker-end-width="0.245cm" draw:marker-end-center="false" svg:stroke-linecap="butt" draw:fill="none" draw:textarea-vertical-align="top" draw:auto-grow-height="false" fo:min-height="0cm" fo:min-width="2.954cm" fo:padding-top="0.125cm" fo:padding-bottom="0.125cm" fo:padding-left="0.25cm" fo:padding-right="0.25cm" fo:wrap-option="wrap" style:writing-mode="lr-tb"/>
      <style:paragraph-properties style:writing-mode="lr-tb"/>
    </style:style>
    <style:style style:name="gr24" style:family="graphic" style:parent-style-name="standard">
      <style:graphic-properties draw:stroke="solid" svg:stroke-width="0.035cm" svg:stroke-color="#a2af92" draw:marker-end="msArrowEnd_20_8" draw:marker-end-width="0.35cm" draw:marker-end-center="false" svg:stroke-linecap="butt" draw:fill="none" draw:textarea-vertical-align="top" draw:auto-grow-height="false" fo:min-height="1.346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5" style:family="graphic" style:parent-style-name="standard" style:list-style-name="L6">
      <style:graphic-properties draw:stroke="solid" svg:stroke-width="0.044cm" svg:stroke-color="#a8600d" svg:stroke-linecap="butt" draw:fill="solid" draw:fill-color="#e48312" draw:textarea-vertical-align="top" draw:auto-grow-height="false" draw:fit-to-size="false" style:shrink-to-fit="false" fo:min-height="1.344cm" fo:min-width="3.501cm" fo:padding-top="0.125cm" fo:padding-bottom="0.125cm" fo:padding-left="0.25cm" fo:padding-right="0.25cm" fo:wrap-option="wrap" style:writing-mode="lr-tb"/>
      <style:paragraph-properties style:writing-mode="lr-tb"/>
    </style:style>
    <style:style style:name="gr26" style:family="graphic" style:parent-style-name="standard">
      <style:graphic-properties draw:stroke="solid" svg:stroke-width="0.035cm" svg:stroke-color="#a2af92" draw:marker-end="msArrowOpenEnd_20_5_20_35" draw:marker-end-width="0.245cm" draw:marker-end-center="false" svg:stroke-linecap="butt" draw:fill="none" draw:textarea-vertical-align="top" draw:auto-grow-height="false" fo:min-height="5.311cm" fo:min-width="3.515cm" fo:padding-top="0.125cm" fo:padding-bottom="0.125cm" fo:padding-left="0.25cm" fo:padding-right="0.25cm" fo:wrap-option="wrap" style:writing-mode="lr-tb"/>
      <style:paragraph-properties style:writing-mode="lr-tb"/>
    </style:style>
    <style:style style:name="gr27" style:family="graphic" style:parent-style-name="objectwithoutfill">
      <style:graphic-properties svg:stroke-color="#ff0000" draw:fill="none"/>
    </style:style>
    <style:style style:name="gr28" style:family="graphic" style:parent-style-name="standard" style:list-style-name="L11">
      <style:graphic-properties draw:stroke="solid" svg:stroke-width="0.044cm" svg:stroke-color="#a8600d" svg:stroke-linecap="butt" draw:fill="solid" draw:fill-color="#e48312" loext:fill-theme-color="accent1" draw:textarea-horizontal-align="justify" draw:textarea-vertical-align="middle" draw:auto-grow-height="false" draw:fit-to-size="false" style:shrink-to-fit="false" fo:min-height="1.731cm" fo:min-width="4.004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1">
      <style:graphic-properties draw:stroke="solid" svg:stroke-width="0.044cm" svg:stroke-color="#a8600d" svg:stroke-linecap="butt" draw:fill="solid" draw:fill-color="#e48312" loext:fill-theme-color="accent1" draw:textarea-horizontal-align="justify" draw:textarea-vertical-align="middle" draw:auto-grow-height="false" draw:fit-to-size="false" style:shrink-to-fit="false" fo:min-height="1.731cm" fo:min-width="4.004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11">
      <style:graphic-properties draw:stroke="solid" svg:stroke-width="0.044cm" svg:stroke-color="#a8600d" svg:stroke-linecap="butt" draw:fill="solid" draw:fill-color="#e48312" loext:fill-theme-color="accent1" draw:textarea-horizontal-align="justify" draw:textarea-vertical-align="middle" draw:auto-grow-height="false" draw:fit-to-size="false" style:shrink-to-fit="false" fo:min-height="1.731cm" fo:min-width="4.004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11">
      <style:graphic-properties draw:stroke="solid" svg:stroke-width="0.044cm" svg:stroke-color="#a8600d" svg:stroke-linecap="butt" draw:fill="solid" draw:fill-color="#e48312" loext:fill-theme-color="accent1" draw:textarea-horizontal-align="justify" draw:textarea-vertical-align="middle" draw:auto-grow-height="false" draw:fit-to-size="false" style:shrink-to-fit="false" fo:min-height="1.731cm" fo:min-width="4.004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1">
      <style:graphic-properties draw:stroke="solid" svg:stroke-width="0.044cm" svg:stroke-color="#a8600d" svg:stroke-linecap="butt" draw:fill="solid" draw:fill-color="#e48312" loext:fill-theme-color="accent1" draw:textarea-horizontal-align="justify" draw:textarea-vertical-align="middle" draw:auto-grow-height="false" draw:fit-to-size="false" style:shrink-to-fit="false" fo:min-height="1.731cm" fo:min-width="4.004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1">
      <style:graphic-properties draw:stroke="solid" svg:stroke-width="0.044cm" svg:stroke-color="#a8600d" svg:stroke-linecap="butt" draw:fill="solid" draw:fill-color="#e48312" loext:fill-theme-color="accent1" draw:textarea-horizontal-align="justify" draw:textarea-vertical-align="middle" draw:auto-grow-height="false" draw:fit-to-size="false" style:shrink-to-fit="false" fo:min-height="1.731cm" fo:min-width="4.004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0.035cm" svg:stroke-color="#e48312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44cm" svg:stroke-color="#a8600d" svg:stroke-linecap="butt" draw:fill="solid" draw:fill-color="#e48312" loext:fill-theme-color="accent1" draw:textarea-horizontal-align="justify" draw:textarea-vertical-align="middle" draw:auto-grow-height="false" draw:fit-to-size="false" style:shrink-to-fit="false" fo:min-height="0cm" fo:min-width="2.042cm" fo:padding-top="0.125cm" fo:padding-bottom="0.125cm" fo:padding-left="0.25cm" fo:padding-right="0.25cm" fo:wrap-option="wrap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outline1">
      <style:graphic-properties fo:min-height="10.501cm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-outline1">
      <style:graphic-properties draw:stroke="none" svg:stroke-width="0.018cm" draw:marker-start-width="0.227cm" draw:marker-end-width="0.227cm" svg:stroke-opacity="100%" draw:fill="solid" draw:fill-color="#dddddd" draw:opacity="100%" draw:opacity-name="Transparency_20_3" draw:shadow="hidden" draw:shadow-offset-x="0.247cm" draw:shadow-offset-y="0.247cm" draw:shadow-color="#808080" loext:shadow-blur="0.141cm"/>
      <style:paragraph-properties style:writing-mode="lr-tb"/>
    </style:style>
    <style:style style:name="pr10" style:family="presentation" style:parent-style-name="Midnightblue-outline1">
      <style:graphic-properties svg:stroke-color="#eeeeee" draw:fill="solid" draw:fill-color="#eeeeee" draw:opacity="100%" draw:opacity-name="Transparency_20_3"/>
      <style:paragraph-properties style:writing-mode="lr-tb"/>
    </style:style>
    <style:style style:name="pr11" style:family="presentation" style:parent-style-name="Midnightblue-subtitle" style:list-style-name="L3">
      <style:graphic-properties draw:fill-color="#ffffff" draw:auto-grow-height="true" fo:min-height="10.5cm"/>
      <style:paragraph-properties style:writing-mode="lr-tb"/>
    </style:style>
    <style:style style:name="pr12" style:family="presentation" style:parent-style-name="Midnightblue-outline1" style:list-style-name="L2">
      <style:graphic-properties svg:stroke-color="#dddddd" draw:fill="solid" draw:fill-color="#dddddd" draw:opacity="100%" draw:opacity-name="Transparency_20_3"/>
      <style:paragraph-properties style:writing-mode="lr-tb"/>
    </style:style>
    <style:style style:name="pr13" style:family="presentation" style:parent-style-name="Midnightblue-outline1" style:list-style-name="L2">
      <style:graphic-properties/>
      <style:paragraph-properties style:writing-mode="lr-tb"/>
    </style:style>
    <style:style style:name="pr14" style:family="presentation" style:parent-style-name="Midnightblue-outline1" style:list-style-name="L2">
      <style:graphic-properties/>
      <style:paragraph-properties style:writing-mode="lr-tb"/>
    </style:style>
    <style:style style:name="pr15" style:family="presentation" style:parent-style-name="Midnightblue-outline1" style:list-style-name="L2">
      <style:graphic-properties/>
      <style:paragraph-properties style:writing-mode="lr-tb"/>
    </style:style>
    <style:style style:name="pr16" style:family="presentation" style:parent-style-name="Midnightblue-outline1" style:list-style-name="L2">
      <style:graphic-properties/>
      <style:paragraph-properties style:writing-mode="lr-tb"/>
    </style:style>
    <style:style style:name="pr17" style:family="presentation" style:parent-style-name="Midnightblue-outline1" style:list-style-name="L2">
      <style:graphic-properties draw:fill="solid" draw:fill-color="#dddddd" draw:opacity="100%" draw:opacity-name="Transparency_20_3"/>
      <style:paragraph-properties style:writing-mode="lr-tb"/>
    </style:style>
    <style:style style:name="pr18" style:family="presentation" style:parent-style-name="Midnightblue-outline1" style:list-style-name="L2">
      <style:graphic-properties/>
      <style:paragraph-properties style:writing-mode="lr-tb"/>
    </style:style>
    <style:style style:name="pr19" style:family="presentation" style:parent-style-name="Midnightblue-outline1" style:list-style-name="L2">
      <style:graphic-properties draw:fill="solid" draw:fill-color="#dddddd" draw:opacity="100%" draw:opacity-name="Transparency_20_3"/>
      <style:paragraph-properties style:writing-mode="lr-tb"/>
    </style:style>
    <style:style style:name="pr20" style:family="presentation" style:parent-style-name="Midnightblue-outline1" style:list-style-name="L2">
      <style:graphic-properties draw:fill="solid" draw:fill-color="#dddddd" draw:opacity="100%" draw:opacity-name="Transparency_20_3"/>
      <style:paragraph-properties style:writing-mode="lr-tb"/>
    </style:style>
    <style:style style:name="pr21" style:family="presentation" style:parent-style-name="Midnightblue-outline1" style:list-style-name="L2">
      <style:graphic-properties/>
      <style:paragraph-properties style:writing-mode="lr-tb"/>
    </style:style>
    <style:style style:name="pr22" style:family="presentation" style:parent-style-name="Midnightblue-outline1" style:list-style-name="L2">
      <style:graphic-properties draw:fill="solid" draw:fill-color="#dddddd" draw:opacity="100%" draw:opacity-name="Transparency_20_3"/>
      <style:paragraph-properties style:writing-mode="lr-tb"/>
    </style:style>
    <style:style style:name="pr23" style:family="presentation" style:parent-style-name="Midnightblue-outline1" style:list-style-name="L2">
      <style:graphic-properties/>
      <style:paragraph-properties style:writing-mode="lr-tb"/>
    </style:style>
    <style:style style:name="pr24" style:family="presentation" style:parent-style-name="Midnightblue-outline1" style:list-style-name="L2">
      <style:graphic-properties draw:fill="solid" draw:fill-color="#dddddd" draw:opacity="100%" draw:opacity-name="Transparency_20_3"/>
      <style:paragraph-properties style:writing-mode="lr-tb"/>
    </style:style>
    <style:style style:name="pr25" style:family="presentation" style:parent-style-name="Midnightblue-outline1" style:list-style-name="L2">
      <style:graphic-properties/>
      <style:paragraph-properties style:writing-mode="lr-tb"/>
    </style:style>
    <style:style style:name="pr26" style:family="presentation" style:parent-style-name="Midnightblue-outline1" style:list-style-name="L2">
      <style:graphic-properties/>
      <style:paragraph-properties style:writing-mode="lr-tb"/>
    </style:style>
    <style:style style:name="pr27" style:family="presentation" style:parent-style-name="Midnightblue-outline1" style:list-style-name="L2">
      <style:graphic-properties/>
      <style:paragraph-properties style:writing-mode="lr-tb"/>
    </style:style>
    <style:style style:name="pr28" style:family="presentation" style:parent-style-name="Midnightblue-outline1" style:list-style-name="L2">
      <style:graphic-properties/>
      <style:paragraph-properties style:writing-mode="lr-tb"/>
    </style:style>
    <style:style style:name="pr29" style:family="presentation" style:parent-style-name="Midnightblue-outline1" style:list-style-name="L2">
      <style:graphic-properties/>
      <style:paragraph-properties style:writing-mode="lr-tb"/>
    </style:style>
    <style:style style:name="pr30" style:family="presentation" style:parent-style-name="Midnightblue-outline1" style:list-style-name="L2">
      <style:graphic-properties/>
      <style:paragraph-properties style:writing-mode="lr-tb"/>
    </style:style>
    <style:style style:name="pr31" style:family="presentation" style:parent-style-name="Midnightblue-outline1" style:list-style-name="L2">
      <style:graphic-properties/>
      <style:paragraph-properties style:writing-mode="lr-tb"/>
    </style:style>
    <style:style style:name="pr32" style:family="presentation" style:parent-style-name="Midnightblue-outline1" style:list-style-name="L2">
      <style:graphic-properties draw:fill="solid" draw:fill-color="#dddddd" draw:opacity="100%" draw:opacity-name="Transparency_20_3"/>
      <style:paragraph-properties style:writing-mode="lr-tb"/>
    </style:style>
    <style:style style:name="pr33" style:family="presentation" style:parent-style-name="Midnightblue-outline1" style:list-style-name="L2">
      <style:graphic-properties/>
      <style:paragraph-properties style:writing-mode="lr-tb"/>
    </style:style>
    <style:style style:name="pr34" style:family="presentation" style:parent-style-name="Midnightblue-outline1" style:list-style-name="L2">
      <style:graphic-properties/>
      <style:paragraph-properties style:writing-mode="lr-tb"/>
    </style:style>
    <style:style style:name="pr35" style:family="presentation" style:parent-style-name="Midnightblue-outline1" style:list-style-name="L2">
      <style:graphic-properties draw:fill="solid" draw:fill-color="#dddddd" draw:opacity="100%" draw:opacity-name="Transparency_20_3"/>
      <style:paragraph-properties style:writing-mode="lr-tb"/>
    </style:style>
    <style:style style:name="pr36" style:family="presentation" style:parent-style-name="Midnightblue-outline1" style:list-style-name="L2">
      <style:graphic-properties draw:fill="solid" draw:fill-color="#eeeeee" draw:opacity="100%" draw:opacity-name="Transparency_20_3"/>
      <style:paragraph-properties style:writing-mode="lr-tb"/>
    </style:style>
    <style:style style:name="pr37" style:family="presentation" style:parent-style-name="Midnightblue-outline1" style:list-style-name="L2">
      <style:graphic-properties/>
      <style:paragraph-properties style:writing-mode="lr-tb"/>
    </style:style>
    <style:style style:name="pr38" style:family="presentation" style:parent-style-name="Midnightblue-outline1" style:list-style-name="L2">
      <style:graphic-properties/>
      <style:paragraph-properties style:writing-mode="lr-tb"/>
    </style:style>
    <style:style style:name="pr39" style:family="presentation" style:parent-style-name="Midnightblue-title">
      <style:graphic-properties fo:min-height="2.413cm"/>
      <style:paragraph-properties style:writing-mode="lr-tb"/>
    </style:style>
    <style:style style:name="pr40" style:family="presentation" style:parent-style-name="Midnightblue-outline1">
      <style:graphic-properties fo:min-height="13.75cm"/>
      <style:paragraph-properties style:writing-mode="lr-tb"/>
    </style:style>
    <style:style style:name="co1" style:family="table-column">
      <style:table-column-properties style:column-width="9.584cm" style:use-optimal-column-width="false"/>
    </style:style>
    <style:style style:name="co2" style:family="table-column">
      <style:table-column-properties style:column-width="10.065cm" style:use-optimal-column-width="false"/>
    </style:style>
    <style:style style:name="co3" style:family="table-column">
      <style:table-column-properties style:column-width="6.351cm" style:use-optimal-column-width="false"/>
    </style:style>
    <style:style style:name="co4" style:family="table-column">
      <style:table-column-properties style:column-width="8.666cm" style:use-optimal-column-width="false"/>
    </style:style>
    <style:style style:name="co5" style:family="table-column">
      <style:table-column-properties style:column-width="8.668cm" style:use-optimal-column-width="false"/>
    </style:style>
    <style:style style:name="ro1" style:family="table-row">
      <style:table-row-properties style:row-height="1.115cm" style:use-optimal-row-height="false"/>
    </style:style>
    <style:style style:name="ro2" style:family="table-row">
      <style:table-row-properties style:row-height="1.746cm" style:use-optimal-row-height="false"/>
    </style:style>
    <style:style style:name="ro3" style:family="table-row">
      <style:table-row-properties style:row-height="2.241cm" style:use-optimal-row-height="false"/>
    </style:style>
    <style:style style:name="ro4" style:family="table-row">
      <style:table-row-properties style:row-height="1.926cm" style:use-optimal-row-height="false"/>
    </style:style>
    <style:style style:name="ce1" style:family="table-cell">
      <loext:graphic-properties style:writing-mode="lr-tb"/>
      <style:paragraph-properties fo:margin-left="0cm" fo:margin-right="0cm" fo:margin-top="0cm" fo:margin-bottom="0cm" fo:line-height="100%" fo:text-align="start" fo:text-indent="0cm" style:punctuation-wrap="hanging"/>
      <style:text-properties style:font-name="FreeSans" fo:hyphenate="false"/>
    </style:style>
    <style:style style:name="ce2" style:family="table-cell">
      <loext:graphic-properties style:writing-mode="lr-tb"/>
      <style:paragraph-properties fo:margin-left="0cm" fo:margin-right="0cm" fo:margin-top="0cm" fo:margin-bottom="0cm" fo:line-height="100%" fo:text-align="start" fo:text-indent="0cm" style:punctuation-wrap="hanging"/>
      <style:text-properties style:font-name="FreeMono3" fo:font-size="16pt" style:font-size-asian="16pt" style:font-size-complex="16pt" fo:hyphenate="false"/>
    </style:style>
    <style:style style:name="ce3" style:family="table-cell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ce4" style:family="table-cell">
      <style:paragraph-properties fo:margin-left="0cm" fo:margin-right="0cm" fo:margin-top="0cm" fo:margin-bottom="0cm" fo:line-height="100%" fo:text-align="start" fo:text-indent="0cm" style:punctuation-wrap="hanging"/>
      <style:text-properties fo:font-size="15pt" style:font-size-asian="15pt" style:font-size-complex="15pt" fo:hyphenate="false"/>
    </style:style>
    <style:style style:name="ce5" style:family="table-cell">
      <loext:graphic-properties style:writing-mode="lr-tb"/>
      <style:paragraph-properties fo:margin-left="0cm" fo:margin-right="0cm" fo:margin-top="0cm" fo:margin-bottom="0cm" fo:line-height="100%" fo:text-align="start" fo:text-indent="0cm" style:punctuation-wrap="hanging"/>
      <style:text-properties style:font-name="FreeSans" fo:font-size="14pt" style:font-size-asian="14pt" style:font-size-complex="14pt" fo:hyphenate="false"/>
    </style:style>
    <style:style style:name="ce6" style:family="table-cell">
      <loext:graphic-properties style:writing-mode="lr-tb"/>
      <style:paragraph-properties fo:margin-left="0cm" fo:margin-right="0cm" fo:margin-top="0cm" fo:margin-bottom="0cm" fo:line-height="100%" fo:text-align="start" fo:text-indent="0cm" style:punctuation-wrap="hanging"/>
      <style:text-properties style:font-name="FreeSans" fo:font-size="15pt" style:font-size-asian="15pt" style:font-size-complex="15pt" fo:hyphenate="false"/>
    </style:style>
    <style:style style:name="ce7" style:family="table-cell">
      <loext:graphic-properties style:writing-mode="lr-tb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style:font-name="FreeMono3" fo:font-size="12pt" style:font-size-asian="12pt" style:font-size-complex="12pt" fo:hyphenate="false" loext:hyphenation-no-caps="false"/>
    </style:style>
    <style:style style:name="ce8" style:family="table-cell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font-size="14pt" style:font-size-asian="14pt" style:font-size-complex="14pt" fo:hyphenate="false" loext:hyphenation-no-caps="false"/>
    </style:style>
    <style:style style:name="ce9" style:family="table-cell">
      <loext:graphic-properties style:writing-mode="lr-tb"/>
      <style:paragraph-properties fo:margin-left="0cm" fo:margin-right="0cm" fo:margin-top="0cm" fo:margin-bottom="0cm" fo:line-height="100%" fo:text-align="start" fo:text-indent="0cm" fo:border-left="0.03pt solid #ffffff" fo:border-right="0.03pt solid #ffffff" fo:border-top="0.03pt solid #ffffff" fo:border-bottom="none" style:text-autospace="ideograph-alpha" style:punctuation-wrap="hanging" style:line-break="strict">
        <style:tab-stops/>
      </style:paragraph-properties>
      <style:text-properties style:font-name="FreeMono3" fo:font-size="12pt" style:font-size-asian="12pt" style:font-size-complex="12pt" fo:hyphenate="false" loext:hyphenation-no-caps="false"/>
    </style:style>
    <style:style style:name="ce10" style:family="table-cell">
      <loext:graphic-properties style:writing-mode="lr-tb"/>
      <style:paragraph-properties fo:margin-left="0cm" fo:margin-right="0cm" fo:margin-top="0cm" fo:margin-bottom="0cm" fo:line-height="100%" fo:text-align="start" fo:text-indent="0cm" fo:border="none" style:text-autospace="ideograph-alpha" style:punctuation-wrap="hanging" style:line-break="strict">
        <style:tab-stops/>
      </style:paragraph-properties>
      <style:text-properties style:font-name="FreeMono3" fo:font-size="12pt" style:letter-kerning="true" style:font-size-asian="12pt" style:font-size-complex="12pt" fo:hyphenate="false" loext:hyphenation-no-caps="false"/>
    </style:style>
    <style:style style:name="ce11" style:family="table-cell">
      <style:paragraph-properties fo:margin-left="0cm" fo:margin-right="0cm" fo:margin-top="0cm" fo:margin-bottom="0cm" fo:line-height="100%" fo:text-align="start" fo:text-indent="0cm" fo:border-left="none" fo:border-right="0.03pt solid #ffffff" fo:border-top="0.03pt solid #ffffff" fo:border-bottom="0.03pt solid #ffffff" style:punctuation-wrap="hanging"/>
      <style:text-properties fo:font-size="14pt" style:font-size-asian="14pt" style:font-size-complex="14pt" fo:hyphenate="false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paragraph-properties fo:margin-left="0cm" fo:margin-right="0cm" fo:margin-top="0cm" fo:margin-bottom="0.373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" style:family="paragraph">
      <style:paragraph-properties fo:margin-top="0cm" fo:margin-bottom="1cm"/>
    </style:style>
    <style:style style:name="P5" style:family="paragraph">
      <style:text-properties style:font-name="FreeSans" fo:language="en" fo:country="US"/>
    </style:style>
    <style:style style:name="P6" style:family="paragraph">
      <loext:graphic-properties draw:fill-color="#ffffff"/>
      <style:text-properties fo:font-size="20pt" fo:language="en" fo:country="US"/>
    </style:style>
    <style:style style:name="P7" style:family="paragraph">
      <style:text-properties style:font-name="FreeSans"/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9" style:family="paragraph">
      <style:text-properties fo:font-size="22pt" fo:language="en" fo:country="US" style:font-size-asian="22pt" style:font-size-complex="22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FreeSans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FreeMono3" fo:font-size="16pt" style:font-size-asian="16pt" style:font-size-complex="16pt" fo:hyphenate="false"/>
    </style:style>
    <style:style style:name="P13" style:family="paragraph">
      <loext:graphic-properties draw:fill-color="#ffffff"/>
    </style:style>
    <style:style style:name="P14" style:family="paragraph">
      <style:text-properties style:font-name="freeSans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size-asian="15pt" style:font-size-complex="15pt" fo:hyphenate="false"/>
    </style:style>
    <style:style style:name="P17" style:family="paragraph">
      <style:text-properties style:font-name="freeSans" fo:font-size="36pt" style:font-size-asian="36pt" style:font-size-complex="36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FreeSans" fo:font-size="15pt" style:font-size-asian="15pt" style:font-size-complex="15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FreeMono3" fo:font-size="12pt" style:font-size-asian="12pt" style:font-size-complex="12pt" fo:hyphenate="false" loext:hyphenation-no-caps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4pt" style:font-size-asian="14pt" style:font-size-complex="14pt" fo:hyphenate="false" loext:hyphenation-no-caps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FreeMono3" fo:font-size="12pt" style:letter-kerning="true" style:font-size-asian="12pt" style:font-size-complex="12pt" fo:hyphenate="false" loext:hyphenation-no-caps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23" style:family="paragraph">
      <style:text-properties fo:color="#ffffff" loext:opacity="100%"/>
    </style:style>
    <style:style style:name="P24" style:family="paragraph">
      <style:text-properties fo:color="#ffffff" loext:opacity="100%" loext:color-lum-mod="100%" loext:color-lum-off="0%" fo:language="en" fo:country="US"/>
    </style:style>
    <style:style style:name="P25" style:family="paragraph">
      <style:text-properties fo:color="#000000" loext:opacity="100%"/>
    </style:style>
    <style:style style:name="P26" style:family="paragraph">
      <style:text-properties fo:color="#000000" loext:opacity="100%" loext:color-lum-mod="100%" loext:color-lum-off="0%" fo:font-size="18pt" fo:language="en" fo:country="US" style:font-size-asian="18pt" style:font-size-complex="18pt"/>
    </style:style>
    <style:style style:name="P27" style:family="paragraph">
      <style:text-properties style:font-name="FreeSans" fo:font-weight="normal" style:font-weight-asian="normal" style:font-weight-complex="normal"/>
    </style:style>
    <style:style style:name="P28" style:family="paragraph">
      <style:paragraph-properties fo:margin-left="0cm" fo:margin-right="0cm" fo:margin-top="0cm" fo:margin-bottom="0.373cm" fo:text-indent="0cm" style:text-autospace="ideograph-alpha" style:punctuation-wrap="hanging"/>
      <style:text-properties fo:language="en" fo:country="US"/>
    </style:style>
    <style:style style:name="P29" style:family="paragraph">
      <style:text-properties style:font-name="FreeMono3"/>
    </style:style>
    <style:style style:name="P30" style:family="paragraph">
      <style:paragraph-properties fo:margin-left="0cm" fo:margin-right="0cm" fo:margin-top="0cm" fo:margin-bottom="0.373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FreeMono3" fo:hyphenate="false" loext:hyphenation-no-caps="false"/>
    </style:style>
    <style:style style:name="P31" style:family="paragraph">
      <style:text-properties style:font-name="FreeMono3" fo:font-size="18pt" fo:language="en" fo:country="US" style:font-size-asian="18pt" style:font-size-complex="18pt"/>
    </style:style>
    <style:style style:name="P32" style:family="paragraph">
      <style:text-properties style:font-name="FreeSans" fo:font-size="15pt" fo:language="en" fo:country="US" style:font-size-asian="21pt" style:font-size-complex="21pt"/>
    </style:style>
    <style:style style:name="P33" style:family="paragraph">
      <style:text-properties fo:font-size="16pt" fo:language="en" fo:country="US" style:font-size-asian="22pt" style:font-size-complex="22pt"/>
    </style:style>
    <style:style style:name="P34" style:family="paragraph">
      <style:paragraph-properties fo:margin-left="0cm" fo:margin-right="0cm" fo:margin-top="0cm" fo:margin-bottom="0.173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5" style:family="paragraph">
      <style:text-properties fo:font-size="18pt" style:font-size-asian="18pt" style:font-size-complex="18pt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7" style:family="paragraph">
      <loext:graphic-properties draw:fill="solid" draw:fill-color="#ab620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8" style:family="paragraph">
      <loext:graphic-properties draw:fill="solid" draw:fill-color="#8e422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9" style:family="paragraph">
      <loext:graphic-properties draw:fill="solid" draw:fill-color="#74624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1" style:family="paragraph">
      <style:text-properties style:font-name="FreeSans" fo:font-size="22pt" fo:language="en" fo:country="US" style:font-size-asian="22pt" style:font-size-complex="22pt"/>
    </style:style>
    <style:style style:name="P42" style:family="paragraph">
      <style:text-properties fo:font-size="9pt" style:font-size-asian="9pt" style:font-size-complex="9pt"/>
    </style:style>
    <style:style style:name="P43" style:family="paragraph">
      <style:text-properties fo:hyphenate="false" loext:hyphenation-no-caps="false"/>
    </style:style>
    <style:style style:name="P44" style:family="paragraph">
      <loext:graphic-properties draw:fill="solid" draw:fill-color="#e4831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46" style:family="paragraph">
      <loext:graphic-properties draw:fill="solid" draw:fill-color="#e4831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6pt" style:font-size-complex="16pt" fo:hyphenate="false"/>
    </style:style>
    <style:style style:name="P48" style:family="paragraph">
      <loext:graphic-properties draw:fill="solid" draw:fill-color="#e4831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49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50" style:family="paragraph">
      <loext:graphic-properties draw:fill="none"/>
    </style:style>
    <style:style style:name="P51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2" style:family="paragraph">
      <style:paragraph-properties fo:margin-left="0cm" fo:margin-right="0cm" fo:margin-top="0.42cm" fo:margin-bottom="0.5cm" fo:line-height="9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3" style:family="paragraph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54" style:family="paragraph">
      <style:paragraph-properties fo:margin-left="0.051cm" fo:margin-right="0cm" fo:margin-top="0.423cm" fo:margin-bottom="0.071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55" style:family="paragraph">
      <loext:graphic-properties draw:fill="solid" draw:fill-color="#dddddd" draw:opacity="100%" draw:opacity-name="Transparency_20_3"/>
      <style:paragraph-properties fo:margin-left="0.051cm" fo:margin-right="0cm" fo:margin-top="0.423cm" fo:margin-bottom="0.071cm" fo:line-height="90%" fo:text-align="start" fo:text-indent="0cm" style:text-autospace="ideograph-alpha" style:punctuation-wrap="hanging" style:line-break="strict">
        <style:tab-stops>
          <style:tab-stop style:position="0cm"/>
        </style:tab-stops>
      </style:paragraph-properties>
      <style:text-properties style:font-name="FreeMono3" fo:hyphenate="false" loext:hyphenation-no-caps="false"/>
    </style:style>
    <style:style style:name="P56" style:family="paragraph">
      <loext:graphic-properties draw:fill-color="#ffffff"/>
      <style:text-properties fo:font-size="20pt"/>
    </style:style>
    <style:style style:name="P57" style:family="paragraph">
      <style:paragraph-properties fo:margin-left="0cm" fo:margin-right="0cm" fo:margin-top="0cm" fo:margin-bottom="0cm" fo:line-height="85%" fo:text-align="start" fo:text-indent="0cm" style:text-autospace="ideograph-alpha" style:punctuation-wrap="hanging" style:writing-mode="lr-tb">
        <style:tab-stops/>
      </style:paragraph-properties>
      <style:text-properties fo:hyphenate="false"/>
    </style:style>
    <style:style style:name="P58" style:family="paragraph">
      <style:text-properties style:font-name="FreeSans" fo:font-size="21pt" style:font-size-asian="21pt" style:font-size-complex="21pt"/>
    </style:style>
    <style:style style:name="P59" style:family="paragraph">
      <style:paragraph-properties fo:margin-left="0cm" fo:margin-right="0cm" fo:margin-top="0cm" fo:margin-bottom="0.259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60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61" style:family="paragraph">
      <style:paragraph-properties fo:margin-left="1.27cm" fo:margin-right="0cm" fo:margin-top="0.071cm" fo:margin-bottom="0.141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62" style:family="paragraph">
      <style:text-properties fo:color="#ffffff" loext:opacity="100%" loext:color-lum-mod="100%" loext:color-lum-off="0%" style:font-name="FreeSans" fo:language="en" fo:country="US"/>
    </style:style>
    <style:style style:name="P63" style:family="paragraph">
      <style:paragraph-properties fo:margin-left="0.102cm" fo:margin-right="0cm" fo:text-indent="0cm"/>
    </style:style>
    <style:style style:name="P64" style:family="paragraph">
      <loext:graphic-properties draw:fill="solid" draw:fill-color="#eeeeee" draw:opacity="100%" draw:opacity-name="Transparency_20_3"/>
      <style:paragraph-properties fo:margin-left="0.102cm" fo:margin-right="0cm" fo:text-indent="0cm"/>
      <style:text-properties fo:font-size="11pt" fo:language="en" fo:country="US" style:font-size-asian="11pt" style:font-size-complex="11pt"/>
    </style:style>
    <style:style style:name="P65" style:family="paragraph">
      <loext:graphic-properties draw:fill-color="#ffffff"/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>
        <style:tab-stops>
          <style:tab-stop style:position="0cm"/>
        </style:tab-stops>
      </style:paragraph-properties>
      <style:text-properties style:font-name="FreeSans" fo:language="en" fo:country="US" fo:hyphenate="false" loext:hyphenation-no-caps="false"/>
    </style:style>
    <style:style style:name="P66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font-name="FreeSans" fo:hyphenate="false" loext:hyphenation-no-caps="false"/>
    </style:style>
    <style:style style:name="P67" style:family="paragraph">
      <style:paragraph-properties fo:margin-left="0.102cm" fo:margin-right="0cm" fo:margin-top="0.423cm" fo:margin-bottom="0.071cm" fo:line-height="9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8" style:family="paragraph">
      <loext:graphic-properties draw:fill="solid" draw:fill-color="#dddddd" draw:opacity="100%" draw:opacity-name="Transparency_20_3"/>
      <style:paragraph-properties fo:margin-left="0.102cm" fo:margin-right="0cm" fo:margin-top="0.423cm" fo:margin-bottom="0.071cm" fo:line-height="90%" fo:text-align="start" fo:text-indent="0cm" style:text-autospace="ideograph-alpha" style:punctuation-wrap="hanging" style:line-break="strict">
        <style:tab-stops/>
      </style:paragraph-properties>
      <style:text-properties fo:font-size="21pt" style:font-size-asian="21pt" style:font-size-complex="21pt" fo:hyphenate="false" loext:hyphenation-no-caps="false"/>
    </style:style>
    <style:style style:name="P69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FreeSans" fo:hyphenate="false" loext:hyphenation-no-caps="false"/>
    </style:style>
    <style:style style:name="P70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>
        <style:tab-stops/>
      </style:paragraph-properties>
      <style:text-properties style:font-name="FreeSans" fo:hyphenate="false" loext:hyphenation-no-caps="false"/>
    </style:style>
    <style:style style:name="P71" style:family="paragraph">
      <style:paragraph-properties fo:margin-left="0.721cm" fo:margin-right="0cm" fo:margin-top="0.071cm" fo:margin-bottom="0.141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font-name="FreeSans" fo:hyphenate="false" loext:hyphenation-no-caps="false"/>
    </style:style>
    <style:style style:name="P72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>
        <style:tab-stops/>
      </style:paragraph-properties>
      <style:text-properties style:font-name="FreeSans" fo:font-size="22pt" style:font-size-asian="22pt" style:font-size-complex="22pt" fo:hyphenate="false" loext:hyphenation-no-caps="false"/>
    </style:style>
    <style:style style:name="P73" style:family="paragraph">
      <style:paragraph-properties fo:margin-left="0cm" fo:margin-right="0cm" fo:margin-top="0.254cm" fo:margin-bottom="0.076cm" fo:line-height="9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FreeMono3" fo:hyphenate="false" loext:hyphenation-no-caps="false"/>
    </style:style>
    <style:style style:name="P74" style:family="paragraph">
      <style:paragraph-properties fo:margin-left="0cm" fo:margin-right="0cm" fo:margin-top="0.254cm" fo:margin-bottom="0.076cm" fo:line-height="90%" fo:text-align="start" fo:text-indent="0cm" style:text-autospace="ideograph-alpha" style:punctuation-wrap="hanging" style:line-break="strict">
        <style:tab-stops/>
      </style:paragraph-properties>
      <style:text-properties style:font-name="FreeMono3" fo:hyphenate="false" loext:hyphenation-no-caps="false"/>
    </style:style>
    <style:style style:name="P75" style:family="paragraph">
      <style:paragraph-properties fo:margin-top="0.423cm" fo:margin-bottom="0.071cm" fo:line-height="90%">
        <style:tab-stops>
          <style:tab-stop style:position="0cm"/>
        </style:tab-stops>
      </style:paragraph-properties>
    </style:style>
    <style:style style:name="P76" style:family="paragraph">
      <style:paragraph-properties fo:margin-left="0.102cm" fo:margin-right="0cm" fo:margin-top="0.423cm" fo:margin-bottom="0.071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77" style:family="paragraph">
      <loext:graphic-properties draw:fill="solid" draw:fill-color="#dddddd" draw:opacity="100%" draw:opacity-name="Transparency_20_3"/>
      <style:paragraph-properties fo:margin-left="0.102cm" fo:margin-right="0cm" fo:margin-top="0.423cm" fo:margin-bottom="0.071cm" fo:line-height="90%" fo:text-align="start" fo:text-indent="0cm" style:text-autospace="ideograph-alpha" style:punctuation-wrap="hanging" style:line-break="strict">
        <style:tab-stops>
          <style:tab-stop style:position="0cm"/>
        </style:tab-stops>
      </style:paragraph-properties>
      <style:text-properties fo:hyphenate="false" loext:hyphenation-no-caps="false"/>
    </style:style>
    <style:style style:name="P78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FreeSans" fo:font-size="18pt" fo:hyphenate="false" loext:hyphenation-no-caps="false"/>
    </style:style>
    <style:style style:name="P79" style:family="paragraph">
      <style:paragraph-properties fo:margin-left="0cm" fo:margin-right="0cm" fo:margin-top="0.071cm" fo:margin-bottom="0.141cm" fo:line-height="9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FreeSans" fo:font-size="18pt" fo:hyphenate="false" loext:hyphenation-no-caps="false"/>
    </style:style>
    <style:style style:name="P80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font-name="FreeSans" fo:font-size="18pt" fo:hyphenate="false" loext:hyphenation-no-caps="false"/>
    </style:style>
    <style:style style:name="P81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>
        <style:tab-stops/>
      </style:paragraph-properties>
      <style:text-properties style:font-name="FreeSans" fo:font-size="18pt" fo:hyphenate="false" loext:hyphenation-no-caps="false"/>
    </style:style>
    <style:style style:name="P82" style:family="paragraph">
      <style:paragraph-properties fo:margin-left="0cm" fo:margin-right="0cm" fo:margin-top="0cm" fo:margin-bottom="0.373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FreeSans" fo:hyphenate="false" loext:hyphenation-no-caps="false"/>
    </style:style>
    <style:style style:name="P83" style:family="paragraph">
      <style:text-properties style:font-name="FreeSans" fo:font-size="22pt" style:font-size-asian="22pt" style:font-size-complex="22pt"/>
    </style:style>
    <style:style style:name="P84" style:family="paragraph">
      <style:paragraph-properties fo:margin-left="0cm" fo:margin-right="0cm" fo:margin-top="0cm" fo:margin-bottom="0.071cm" fo:line-height="12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85" style:family="paragraph">
      <style:paragraph-properties fo:margin-left="0.102cm" fo:margin-right="0cm" fo:margin-top="0cm" fo:margin-bottom="0.071cm" fo:line-height="10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font-name="FreeMono3" fo:hyphenate="false" loext:hyphenation-no-caps="false"/>
    </style:style>
    <style:style style:name="P86" style:family="paragraph">
      <loext:graphic-properties draw:fill="solid" draw:fill-color="#dddddd" draw:opacity="100%" draw:opacity-name="Transparency_20_3"/>
      <style:paragraph-properties fo:margin-left="0.102cm" fo:margin-right="0cm" fo:margin-top="0cm" fo:margin-bottom="0.071cm" fo:line-height="100%" fo:text-align="start" fo:text-indent="0cm" style:text-autospace="ideograph-alpha" style:punctuation-wrap="hanging" style:line-break="strict">
        <style:tab-stops>
          <style:tab-stop style:position="0cm"/>
        </style:tab-stops>
      </style:paragraph-properties>
      <style:text-properties style:font-name="FreeMono3" fo:hyphenate="false" loext:hyphenation-no-caps="false"/>
    </style:style>
    <style:style style:name="P87" style:family="paragraph">
      <style:paragraph-properties fo:margin-left="0cm" fo:margin-right="0cm" fo:margin-top="0cm" fo:margin-bottom="0.071cm" fo:line-height="12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font-name="FreeSans" fo:hyphenate="false" loext:hyphenation-no-caps="false"/>
    </style:style>
    <style:style style:name="P88" style:family="paragraph">
      <style:paragraph-properties fo:margin-left="0.102cm" fo:margin-right="0cm" fo:margin-top="0.423cm" fo:margin-bottom="0.071cm" fo:line-height="9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FreeMono3" fo:hyphenate="false" loext:hyphenation-no-caps="false"/>
    </style:style>
    <style:style style:name="P89" style:family="paragraph">
      <loext:graphic-properties draw:fill="solid" draw:fill-color="#dddddd" draw:opacity="100%" draw:opacity-name="Transparency_20_3"/>
      <style:paragraph-properties fo:margin-left="0.102cm" fo:margin-right="0cm" fo:margin-top="0.423cm" fo:margin-bottom="0.071cm" fo:line-height="90%" fo:text-align="start" fo:text-indent="0cm" style:text-autospace="ideograph-alpha" style:punctuation-wrap="hanging" style:line-break="strict">
        <style:tab-stops/>
      </style:paragraph-properties>
      <style:text-properties style:font-name="FreeMono3" fo:hyphenate="false" loext:hyphenation-no-caps="false"/>
    </style:style>
    <style:style style:name="P90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freeMono" fo:hyphenate="false" loext:hyphenation-no-caps="false"/>
    </style:style>
    <style:style style:name="P91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font-name="freeMono" fo:hyphenate="false" loext:hyphenation-no-caps="false"/>
    </style:style>
    <style:style style:name="P92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>
        <style:tab-stops/>
      </style:paragraph-properties>
      <style:text-properties style:font-name="freeMono" fo:font-size="16pt" style:font-size-asian="16pt" style:font-size-complex="16pt" fo:hyphenate="false" loext:hyphenation-no-caps="false"/>
    </style:style>
    <style:style style:name="P93" style:family="paragraph">
      <style:paragraph-properties fo:margin-left="0.102cm" fo:margin-right="0cm" fo:margin-top="0.423cm" fo:margin-bottom="0.071cm" fo:line-height="9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freeMono" fo:hyphenate="false" loext:hyphenation-no-caps="false"/>
    </style:style>
    <style:style style:name="P94" style:family="paragraph">
      <loext:graphic-properties draw:fill="solid" draw:fill-color="#dddddd" draw:opacity="100%" draw:opacity-name="Transparency_20_3"/>
      <style:paragraph-properties fo:margin-left="0.102cm" fo:margin-right="0cm" fo:margin-top="0.423cm" fo:margin-bottom="0.071cm" fo:line-height="90%" fo:text-align="start" fo:text-indent="0cm" style:text-autospace="ideograph-alpha" style:punctuation-wrap="hanging" style:line-break="strict">
        <style:tab-stops/>
      </style:paragraph-properties>
      <style:text-properties style:font-name="freeMono" fo:hyphenate="false" loext:hyphenation-no-caps="false"/>
    </style:style>
    <style:style style:name="P95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Freesans" fo:hyphenate="false" loext:hyphenation-no-caps="false"/>
    </style:style>
    <style:style style:name="P96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font-name="Freesans" fo:hyphenate="false" loext:hyphenation-no-caps="false"/>
    </style:style>
    <style:style style:name="P97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>
        <style:tab-stops/>
      </style:paragraph-properties>
      <style:text-properties style:font-name="Freesans" fo:hyphenate="false" loext:hyphenation-no-caps="false"/>
    </style:style>
    <style:style style:name="P98" style:family="paragraph">
      <style:paragraph-properties fo:margin-left="0cm" fo:margin-right="0cm" fo:margin-top="0cm" fo:margin-bottom="0.071cm" fo:line-height="12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99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>
        <style:tab-stops/>
      </style:paragraph-properties>
      <style:text-properties style:font-name="FreeSans" fo:font-size="21pt" style:font-size-asian="21pt" style:font-size-complex="21pt" fo:hyphenate="false" loext:hyphenation-no-caps="false"/>
    </style:style>
    <style:style style:name="P100" style:family="paragraph">
      <style:paragraph-properties fo:margin-left="0cm" fo:margin-right="0cm" fo:margin-top="0.071cm" fo:margin-bottom="0.141cm" fo:line-height="9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FreeSans" fo:hyphenate="false" loext:hyphenation-no-caps="false"/>
    </style:style>
    <style:style style:name="P101" style:family="paragraph">
      <style:paragraph-properties fo:margin-left="0cm" fo:margin-right="0cm" fo:margin-top="0cm" fo:margin-bottom="0.148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02" style:family="paragraph">
      <style:paragraph-properties fo:margin-left="0cm" fo:margin-right="0cm" fo:margin-top="0cm" fo:margin-bottom="0.071cm" fo:line-height="10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03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>
        <style:tab-stops/>
      </style:paragraph-properties>
      <style:text-properties style:font-name="FreeSans" fo:font-size="20pt" style:font-size-asian="20pt" style:font-size-complex="20pt" fo:hyphenate="false" loext:hyphenation-no-caps="false"/>
    </style:style>
    <style:style style:name="P104" style:family="paragraph">
      <style:paragraph-properties fo:margin-left="0.102cm" fo:margin-right="0cm" fo:margin-top="0.423cm" fo:margin-bottom="0.071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font-name="FreeMono3" fo:hyphenate="false" loext:hyphenation-no-caps="false"/>
    </style:style>
    <style:style style:name="P105" style:family="paragraph">
      <loext:graphic-properties draw:fill="solid" draw:fill-color="#dddddd" draw:opacity="100%" draw:opacity-name="Transparency_20_3"/>
      <style:paragraph-properties fo:margin-left="0.102cm" fo:margin-right="0cm" fo:margin-top="0.423cm" fo:margin-bottom="0.071cm" fo:line-height="90%" fo:text-align="start" fo:text-indent="0cm" style:text-autospace="ideograph-alpha" style:punctuation-wrap="hanging" style:line-break="strict">
        <style:tab-stops>
          <style:tab-stop style:position="0cm"/>
        </style:tab-stops>
      </style:paragraph-properties>
      <style:text-properties style:font-name="FreeMono3" fo:font-size="14pt" style:font-size-asian="14pt" style:font-size-complex="14pt" fo:hyphenate="false" loext:hyphenation-no-caps="false"/>
    </style:style>
    <style:style style:name="P106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position="-8% 58%" fo:hyphenate="false" loext:hyphenation-no-caps="false"/>
    </style:style>
    <style:style style:name="P107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>
        <style:tab-stops>
          <style:tab-stop style:position="0cm"/>
        </style:tab-stops>
      </style:paragraph-properties>
      <style:text-properties style:text-position="-8% 58%" fo:hyphenate="false" loext:hyphenation-no-caps="false"/>
    </style:style>
    <style:style style:name="P108" style:family="paragraph">
      <style:text-properties style:font-name="FreeSans" fo:font-size="20pt" style:font-size-asian="20pt" style:font-size-complex="20pt"/>
    </style:style>
    <style:style style:name="P10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0" style:family="paragraph">
      <loext:graphic-properties draw:fill="solid" draw:fill-color="#e48312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11" style:family="paragraph">
      <loext:graphic-properties draw:fill="none"/>
      <style:paragraph-properties fo:text-align="start"/>
      <style:text-properties fo:font-size="18pt"/>
    </style:style>
    <style:style style:name="P112" style:family="paragraph">
      <loext:graphic-properties draw:fill="solid" draw:fill-color="#e48312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13" style:family="paragraph">
      <style:paragraph-properties fo:margin-left="0cm" fo:margin-right="0cm" fo:margin-top="0cm" fo:margin-bottom="0.222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14" style:family="paragraph">
      <style:paragraph-properties fo:margin-left="0cm" fo:margin-right="0cm" fo:margin-top="0cm" fo:margin-bottom="0.373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FreeSans" fo:language="en" fo:country="US" fo:hyphenate="false" loext:hyphenation-no-caps="false"/>
    </style:style>
    <style:style style:name="P115" style:family="paragraph">
      <style:text-properties style:font-name="FreeSans" fo:font-size="20pt" fo:language="en" fo:country="US" style:font-size-asian="20pt" style:font-size-complex="20pt"/>
    </style:style>
    <style:style style:name="P116" style:family="paragraph">
      <style:text-properties fo:font-size="21pt" style:font-size-asian="21pt" style:font-size-complex="21pt"/>
    </style:style>
    <style:style style:name="P117" style:family="paragraph">
      <style:text-properties fo:font-size="16pt" style:font-size-asian="16pt" style:font-size-complex="16pt"/>
    </style:style>
    <style:style style:name="P118" style:family="paragraph">
      <style:paragraph-properties fo:margin-left="0.051cm" fo:margin-right="0cm" fo:margin-top="0cm" fo:margin-bottom="0cm" fo:line-height="12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font-name="FreeMono3" fo:hyphenate="false" loext:hyphenation-no-caps="false"/>
    </style:style>
    <style:style style:name="P119" style:family="paragraph">
      <loext:graphic-properties draw:fill="solid" draw:fill-color="#eeeeee" draw:opacity="100%" draw:opacity-name="Transparency_20_3"/>
      <style:paragraph-properties fo:margin-left="0.051cm" fo:margin-right="0cm" fo:margin-top="0cm" fo:margin-bottom="0cm" fo:line-height="120%" fo:text-align="start" fo:text-indent="0cm" style:text-autospace="ideograph-alpha" style:punctuation-wrap="hanging" style:line-break="strict">
        <style:tab-stops>
          <style:tab-stop style:position="0cm"/>
        </style:tab-stops>
      </style:paragraph-properties>
      <style:text-properties style:font-name="FreeMono3" fo:hyphenate="false" loext:hyphenation-no-caps="false"/>
    </style:style>
    <style:style style:name="P120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font-name="FreeMono3" fo:hyphenate="false" loext:hyphenation-no-caps="false"/>
    </style:style>
    <style:style style:name="P121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>
        <style:tab-stops>
          <style:tab-stop style:position="0cm"/>
        </style:tab-stops>
      </style:paragraph-properties>
      <style:text-properties style:font-name="FreeMono3" fo:font-size="18pt" style:font-size-asian="18pt" style:font-size-complex="18pt" fo:hyphenate="false" loext:hyphenation-no-caps="false"/>
    </style:style>
    <style:style style:name="P122" style:family="paragraph">
      <style:text-properties fo:font-weight="normal" style:font-weight-asian="normal" style:font-weight-complex="normal"/>
    </style:style>
    <style:style style:name="P123" style:family="paragraph">
      <style:text-properties fo:language="en" fo:country="US" fo:font-weight="normal" style:font-weight-asian="normal" style:font-weight-complex="normal"/>
    </style:style>
    <style:style style:name="P124" style:family="paragraph">
      <style:text-properties fo:font-weight="normal"/>
    </style:style>
    <style:style style:name="P125" style:family="paragraph">
      <style:text-properties fo:language="en" fo:country="US" fo:font-weight="normal"/>
    </style:style>
    <style:style style:name="P126" style:family="paragraph">
      <style:text-properties fo:font-size="21pt" fo:language="en" fo:country="US" fo:font-weight="normal" style:font-size-asian="21pt" style:font-weight-asian="normal" style:font-size-complex="21pt" style:font-weight-complex="normal"/>
    </style:style>
    <style:style style:name="P127" style:family="paragraph">
      <style:text-properties fo:font-size="22pt" fo:language="en" fo:country="US" fo:font-weight="normal" style:font-size-asian="22pt" style:font-size-complex="22pt"/>
    </style:style>
    <style:style style:name="P128" style:family="paragraph">
      <style:text-properties style:font-name="FreeSans" fo:font-size="18pt" fo:language="en" fo:country="US" fo:font-weight="normal" style:font-size-asian="18pt" style:font-weight-asian="normal" style:font-size-complex="18pt" style:font-weight-complex="normal"/>
    </style:style>
    <style:style style:name="P129" style:family="paragraph">
      <style:text-properties style:font-name="FreeSans" fo:font-size="13pt" fo:font-weight="normal" style:font-size-asian="13pt" style:font-weight-asian="normal" style:font-size-complex="13pt" style:font-weight-complex="normal"/>
    </style:style>
    <style:style style:name="P130" style:family="paragraph">
      <style:paragraph-properties fo:margin-left="0cm" fo:margin-right="0cm" fo:margin-top="0cm" fo:margin-bottom="0.373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FreeSans" fo:font-size="13pt" fo:font-weight="normal" style:font-size-asian="13pt" style:font-weight-asian="normal" style:font-size-complex="13pt" style:font-weight-complex="normal" fo:hyphenate="false" loext:hyphenation-no-caps="false"/>
    </style:style>
    <style:style style:name="P131" style:family="paragraph">
      <style:text-properties style:font-name="FreeSans" fo:font-size="13pt" fo:language="en" fo:country="US" fo:font-weight="normal" style:font-size-asian="13pt" style:font-weight-asian="normal" style:font-size-complex="13pt" style:font-weight-complex="normal"/>
    </style:style>
    <style:style style:name="P132" style:family="paragraph">
      <style:text-properties fo:font-weight="bold"/>
    </style:style>
    <style:style style:name="P133" style:family="paragraph">
      <style:text-properties fo:language="en" fo:country="US" fo:font-weight="bold"/>
    </style:style>
    <style:style style:name="P134" style:family="paragraph">
      <style:paragraph-properties fo:text-align="start"/>
      <style:text-properties style:text-position="-8% 58%" style:font-name="FreeSans" fo:language="en" fo:country="US" fo:font-weight="normal" style:font-weight-asian="normal" style:font-weight-complex="normal"/>
    </style:style>
    <style:style style:name="P135" style:family="paragraph">
      <style:text-properties fo:font-size="22pt" style:font-size-asian="22pt" style:font-size-complex="22pt"/>
    </style:style>
    <style:style style:name="T1" style:family="text">
      <style:text-properties fo:language="en" fo:country="US"/>
    </style:style>
    <style:style style:name="T2" style:family="text">
      <style:text-properties style:font-name="FreeSans" fo:language="en" fo:country="US"/>
    </style:style>
    <style:style style:name="T3" style:family="text">
      <style:text-properties style:font-name="FreeSans"/>
    </style:style>
    <style:style style:name="T4" style:family="text">
      <style:text-properties fo:color="#c9211e" loext:opacity="100%" style:font-name="FreeSans" fo:language="en" fo:country="US" fo:font-weight="bold" style:font-weight-asian="bold" style:font-weight-complex="bold"/>
    </style:style>
    <style:style style:name="T5" style:family="text">
      <style:text-properties fo:color="#c9211e" loext:opacity="100%" style:font-name="FreeSans" fo:language="en" fo:country="US"/>
    </style:style>
    <style:style style:name="T6" style:family="text">
      <style:text-properties style:font-name="FreeMono3" fo:language="en" fo:country="US"/>
    </style:style>
    <style:style style:name="T7" style:family="text">
      <style:text-properties fo:color="#c9211e" loext:opacity="100%" style:font-name="FreeMono3" fo:language="en" fo:country="US"/>
    </style:style>
    <style:style style:name="T8" style:family="text">
      <style:text-properties style:font-name="FreeMono3" fo:font-size="22pt" fo:language="en" fo:country="US" style:font-size-asian="22pt" style:font-size-complex="22pt"/>
    </style:style>
    <style:style style:name="T9" style:family="text">
      <style:text-properties fo:color="#bf0041" loext:opacity="100%" style:font-name="FreeMono3" fo:font-size="22pt" fo:language="en" fo:country="US" style:font-size-asian="22pt" style:font-size-complex="22pt"/>
    </style:style>
    <style:style style:name="T10" style:family="text">
      <style:text-properties style:font-name="FreeMono3" fo:font-size="16pt" fo:language="en" fo:country="US" style:font-size-asian="16pt" style:font-size-complex="16pt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FreeSans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FreeMono3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style:font-name="freeSans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style:font-name="freeSans" fo:font-size="36pt" style:font-size-asian="36pt" style:font-size-complex="36pt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FreeSans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FreeSans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FreeMono3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FreeSans" fo:font-size="14pt" fo:language="en" fo:country="US" style:font-size-asian="14pt" style:font-size-complex="14pt"/>
    </style:style>
    <style:style style:name="T22" style:family="text">
      <style:text-properties style:font-name="FreeMono3" fo:font-size="12pt" fo:language="en" fo:country="US" style:font-size-asian="12pt" style:font-size-complex="12pt"/>
    </style:style>
    <style:style style:name="T23" style:family="text">
      <style:text-properties style:font-name="FreeMono3" fo:font-size="12pt" style:letter-kerning="true" style:font-size-asian="12pt" style:font-size-complex="12pt"/>
    </style:style>
    <style:style style:name="T24" style:family="text">
      <style:text-properties fo:color="#ffffff" loext:opacity="100%" fo:language="en" fo:country="US"/>
    </style:style>
    <style:style style:name="T25" style:family="text">
      <style:text-properties fo:color="#000000" loext:opacity="100%" fo:font-size="18pt" fo:language="en" fo:country="US" style:font-size-asian="18pt" style:font-size-complex="18pt"/>
    </style:style>
    <style:style style:name="T26" style:family="text">
      <style:text-properties style:font-name="FreeSans" fo:font-weight="normal" style:font-weight-asian="normal" style:font-weight-complex="normal"/>
    </style:style>
    <style:style style:name="T27" style:family="text">
      <style:text-properties fo:color="#2c3e50" loext:opacity="100%" style:font-name="FreeSans" fo:language="en" fo:country="US" fo:font-weight="600" style:letter-kerning="true" style:font-weight-asian="600" style:font-weight-complex="600"/>
    </style:style>
    <style:style style:name="T28" style:family="text">
      <style:text-properties fo:color="#c9211e" loext:opacity="100%" style:font-name="FreeSans" fo:language="en" fo:country="US" fo:font-weight="600" style:letter-kerning="true" style:font-weight-asian="600" style:font-weight-complex="600"/>
    </style:style>
    <style:style style:name="T29" style:family="text">
      <style:text-properties fo:color="#2c3e50" loext:opacity="100%" style:font-name="FreeMono3" fo:language="en" fo:country="US" fo:font-weight="600" style:letter-kerning="true" style:font-weight-asian="600" style:font-weight-complex="600"/>
    </style:style>
    <style:style style:name="T30" style:family="text">
      <style:text-properties style:font-name="FreeMono3" fo:font-size="18pt" fo:language="en" fo:country="US" style:font-size-asian="18pt" style:font-size-complex="18pt"/>
    </style:style>
    <style:style style:name="T31" style:family="text">
      <style:text-properties fo:color="#c9211e" loext:opacity="100%" style:font-name="FreeMono3" fo:font-size="18pt" fo:language="en" fo:country="US" style:font-size-asian="18pt" style:font-size-complex="18pt"/>
    </style:style>
    <style:style style:name="T32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FreeMono3" fo:font-size="18pt" fo:letter-spacing="normal" fo:language="en" fo:country="US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DejaVu Sans" style:font-size-asian="18pt" style:font-style-asian="normal" style:font-weight-asian="600" style:font-name-complex="Noto Sans4" style:font-size-complex="18pt" style:font-style-complex="normal" style:font-weight-complex="600" style:text-emphasize="none" style:text-scale="100%" style:font-relief="none" style:text-overline-style="none" style:text-overline-color="font-color"/>
    </style:style>
    <style:style style:name="T33" style:family="text">
      <style:text-properties style:font-name="FreeSans" fo:font-size="15pt" fo:language="en" fo:country="US" style:font-size-asian="21pt" style:font-size-complex="21pt"/>
    </style:style>
    <style:style style:name="T34" style:family="text">
      <style:text-properties fo:font-size="22pt" fo:language="en" fo:country="US" style:font-size-asian="22pt" style:font-size-complex="22pt"/>
    </style:style>
    <style:style style:name="T35" style:family="text">
      <style:text-properties fo:font-size="16pt" fo:language="en" fo:country="US" style:font-size-asian="22pt" style:font-size-complex="22pt"/>
    </style:style>
    <style:style style:name="T36" style:family="text">
      <style:text-properties fo:font-size="18pt" fo:language="en" fo:country="US"/>
    </style:style>
    <style:style style:name="T37" style:family="text">
      <style:text-properties fo:font-variant="normal" fo:text-transform="none" fo:color="#c9211e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style:font-name="FreeSans" fo:font-size="22pt" fo:language="en" fo:country="US" style:font-size-asian="22pt" style:font-size-complex="22pt"/>
    </style:style>
    <style:style style:name="T42" style:family="text">
      <style:text-properties fo:font-size="9pt" style:font-size-asian="9pt" style:font-size-complex="9pt"/>
    </style:style>
    <style:style style:name="T43" style:family="text">
      <style:text-properties style:font-name="FreeSans" fo:font-size="26pt" style:font-size-asian="26pt" style:font-size-complex="26pt"/>
    </style:style>
    <style:style style:name="T44" style:family="text">
      <style:text-properties style:font-name="FreeSans" fo:font-size="26pt" fo:language="en" fo:country="US" style:font-size-asian="26pt" style:font-size-complex="26pt"/>
    </style:style>
    <style:style style:name="T45" style:family="text">
      <style:text-properties fo:font-size="22pt" style:font-size-asian="22pt" style:font-size-complex="22pt"/>
    </style:style>
    <style:style style:name="T46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48" style:family="text">
      <style:text-properties fo:font-variant="normal" fo:text-transform="none" fo:color="#404040" loext:opacity="100%" style:text-line-through-style="none" style:text-line-through-type="none" style:text-position="0% 100%" style:font-name="FreeSan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9" style:family="text">
      <style:text-properties fo:font-variant="normal" fo:text-transform="none" fo:color="#404040" loext:opacity="100%" style:text-line-through-style="none" style:text-line-through-type="none" style:text-position="0% 100%" style:font-name="FreeMono3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style:font-name="FreeSans" fo:font-size="36pt" style:font-size-asian="36pt" style:font-size-complex="36pt"/>
    </style:style>
    <style:style style:name="T51" style:family="text">
      <style:text-properties style:font-name="FreeSans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2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variant="normal" fo:text-transform="none" fo:color="#404040" loext:opacity="100%" style:text-line-through-style="none" style:text-line-through-type="none" style:text-position="0% 100%" style:font-name="FreeMono3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56" style:family="text">
      <style:text-properties style:font-name="FreeSans" fo:font-size="22pt" style:font-size-asian="22pt" style:font-size-complex="22pt"/>
    </style:style>
    <style:style style:name="T57" style:family="text">
      <style:text-properties fo:font-variant="normal" fo:text-transform="none" fo:color="#ffffff" loext:opacity="100%" style:text-line-through-style="none" style:text-line-through-type="none" style:text-position="0% 100%" style:font-name="Calibri Light1" fo:font-size="36pt" fo:letter-spacing="-0.018cm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58" style:family="text">
      <style:text-properties fo:font-variant="normal" fo:text-transform="none" fo:color="#c9211e" loext:opacity="100%" style:text-line-through-style="none" style:text-line-through-type="none" style:text-position="0% 100%" style:font-name="FreeSa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FreeSa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FreeSan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61" style:family="text">
      <style:text-properties style:font-name="FreeSans" fo:font-size="21pt" style:font-size-asian="21pt" style:font-size-complex="21pt"/>
    </style:style>
    <style:style style:name="T62" style:family="text">
      <style:text-properties fo:color="#c9211e" loext:opacity="100%" style:font-name="FreeSans" fo:font-size="22pt" style:font-size-asian="22pt" style:font-size-complex="22pt"/>
    </style:style>
    <style:style style:name="T63" style:family="text">
      <style:text-properties fo:color="#c9211e" loext:opacity="100%" style:font-name="FreeSans" fo:font-size="21pt" style:font-size-asian="21pt" style:font-size-complex="21pt"/>
    </style:style>
    <style:style style:name="T64" style:family="text">
      <style:text-properties fo:font-size="21pt" style:font-size-asian="21pt" style:font-size-complex="21pt"/>
    </style:style>
    <style:style style:name="T65" style:family="text">
      <style:text-properties fo:font-variant="normal" fo:text-transform="none" fo:color="#c9211e" loext:opacity="100%" style:text-line-through-style="none" style:text-line-through-type="none" style:text-position="0% 100%" style:font-name="Calibri2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/>
    </style:style>
    <style:style style:name="T6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" fo:font-size="24pt" fo:letter-spacing="normal" fo:language="da" fo:country="DK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9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" fo:font-size="20pt" fo:letter-spacing="normal" fo:language="da" fo:country="DK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0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20pt" fo:letter-spacing="normal" fo:language="da" fo:country="DK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1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18pt" fo:letter-spacing="normal" fo:language="da" fo:country="DK" fo:font-style="normal" style:text-underline-style="none" fo:font-weight="normal" fo:background-color="transparent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72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7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48pt" fo:letter-spacing="-0.018cm" fo:language="da" fo:country="DK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74" style:family="text">
      <style:text-properties fo:font-size="11pt" fo:language="en" fo:country="US" style:font-size-asian="11pt" style:font-size-complex="11pt"/>
    </style:style>
    <style:style style:name="T7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7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7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79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1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80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1" fo:font-size="14pt" fo:letter-spacing="normal" fo:language="da" fo:country="DK" fo:font-style="normal" style:text-underline-style="none" fo:font-weight="normal" fo:background-color="transparent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81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82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8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84" style:family="text">
      <style:text-properties fo:color="#404040" loext:opacity="100%" loext:color-lum-mod="75%" loext:color-lum-off="25%" style:font-name="FreeSans" fo:font-size="18pt" fo:language="en" fo:country="US" fo:font-weight="normal" style:font-size-asian="18pt" style:font-weight-asian="normal" style:font-name-complex="Courier New1" style:font-size-complex="18pt" style:font-weight-complex="normal"/>
    </style:style>
    <style:style style:name="T8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15pt" fo:letter-spacing="normal" fo:language="da" fo:country="DK" fo:font-style="normal" style:text-underline-style="none" fo:font-weight="normal" fo:background-color="transparent" style:font-size-asian="15pt" style:font-style-asian="normal" style:font-weight-asian="normal" style:font-name-complex="Courier New1" style:font-size-complex="15pt" style:font-style-complex="normal" style:font-weight-complex="normal"/>
    </style:style>
    <style:style style:name="T8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name-complex="Courier New1" style:font-size-complex="15pt" style:font-style-complex="normal" style:font-weight-complex="normal"/>
    </style:style>
    <style:style style:name="T8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1" fo:font-size="16pt" fo:letter-spacing="normal" fo:language="da" fo:country="DK" fo:font-style="normal" style:text-underline-style="none" fo:font-weight="normal" fo:background-color="transparent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8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89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90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91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2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94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9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18pt" fo:letter-spacing="normal" fo:language="da" fo:country="DK" fo:font-style="normal" style:text-underline-style="none" fo:font-weight="normal" fo:background-color="transparent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9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20pt" fo:letter-spacing="normal" fo:language="da" fo:country="DK" fo:font-style="normal" style:text-underline-style="none" fo:font-weight="normal" fo:background-color="transparent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9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9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" fo:font-size="18pt" fo:letter-spacing="normal" fo:language="da" fo:country="DK" fo:font-style="normal" style:text-underline-style="none" fo:font-weight="normal" fo:background-color="transparent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99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00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01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02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name-complex="Courier New1" style:font-size-complex="13pt" style:font-style-complex="normal" style:font-weight-complex="normal"/>
    </style:style>
    <style:style style:name="T10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04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Courier New1" style:font-size-complex="22pt" style:font-style-complex="normal" style:font-weight-complex="normal"/>
    </style:style>
    <style:style style:name="T10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10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107" style:family="text">
      <style:text-properties fo:color="#404040" loext:opacity="100%" loext:color-lum-mod="75%" loext:color-lum-off="25%" style:font-name="FreeMono3" fo:font-size="26pt" fo:language="en" fo:country="US" fo:font-weight="normal" style:font-size-asian="26pt" style:font-weight-asian="normal" style:font-name-complex="Courier New1" style:font-size-complex="26pt" style:font-weight-complex="normal"/>
    </style:style>
    <style:style style:name="T10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09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10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111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12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name-complex="Courier New1" style:font-size-complex="15pt" style:font-style-complex="normal" style:font-weight-complex="normal"/>
    </style:style>
    <style:style style:name="T11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114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Courier New1" style:font-size-complex="30pt" style:font-style-complex="normal" style:font-weight-complex="normal"/>
    </style:style>
    <style:style style:name="T11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11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16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11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16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1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19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20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121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122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12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1" fo:font-size="12pt" fo:letter-spacing="normal" fo:language="da" fo:country="DK" fo:font-style="normal" style:text-underline-style="none" fo:font-weight="normal" fo:background-color="transparent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124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name-complex="Courier New1" style:font-size-complex="36pt" style:font-style-complex="normal" style:font-weight-complex="normal"/>
    </style:style>
    <style:style style:name="T12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2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name-complex="Courier New1" style:font-size-complex="33pt" style:font-style-complex="normal" style:font-weight-complex="normal"/>
    </style:style>
    <style:style style:name="T12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Courier New1" style:font-size-complex="22pt" style:font-style-complex="normal" style:font-weight-complex="normal"/>
    </style:style>
    <style:style style:name="T12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2" fo:font-size="42pt" fo:letter-spacing="normal" fo:language="en" fo:country="US" fo:font-style="normal" style:text-underline-style="none" fo:font-weight="normal" fo:background-color="transparent" style:font-size-asian="42pt" style:font-style-asian="normal" style:font-weight-asian="normal" style:font-name-complex="Courier New1" style:font-size-complex="42pt" style:font-style-complex="normal" style:font-weight-complex="normal"/>
    </style:style>
    <style:style style:name="T12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1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name-complex="Courier New1" style:font-size-complex="21pt" style:font-style-complex="normal" style:font-weight-complex="normal"/>
    </style:style>
    <style:style style:name="T129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30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132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13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16pt" fo:letter-spacing="normal" fo:language="da" fo:country="DK" fo:font-style="normal" style:text-underline-style="none" fo:font-weight="normal" fo:background-color="transparent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134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3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3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3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13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139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name-complex="Courier New1" style:font-size-complex="48pt" style:font-style-complex="normal" style:font-weight-complex="normal"/>
    </style:style>
    <style:style style:name="T140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141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142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4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44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4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4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14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1" fo:font-size="23pt" fo:letter-spacing="normal" fo:language="en" fo:country="US" fo:font-style="normal" style:text-underline-style="none" fo:font-weight="normal" fo:background-color="transparent" style:font-size-asian="23pt" style:font-style-asian="normal" style:font-weight-asian="normal" style:font-name-complex="Courier New1" style:font-size-complex="23pt" style:font-style-complex="normal" style:font-weight-complex="normal"/>
    </style:style>
    <style:style style:name="T14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20pt" fo:letter-spacing="normal" fo:language="da" fo:country="DK" fo:font-style="normal" style:text-underline-style="none" fo:font-weight="normal" fo:background-color="transparent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49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50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5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5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54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5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name-complex="Courier New1" style:font-size-complex="21pt" style:font-style-complex="normal" style:font-weight-complex="normal"/>
    </style:style>
    <style:style style:name="T15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25pt" fo:letter-spacing="normal" fo:language="en" fo:country="US" fo:font-style="normal" style:text-underline-style="none" fo:font-weight="normal" fo:background-color="transparent" style:font-size-asian="25pt" style:font-style-asian="normal" style:font-weight-asian="normal" style:font-name-complex="Courier New1" style:font-size-complex="25pt" style:font-style-complex="normal" style:font-weight-complex="normal"/>
    </style:style>
    <style:style style:name="T15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15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159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60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61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font-name="Courier New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62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2" fo:font-size="18pt" fo:letter-spacing="normal" fo:language="da" fo:country="DK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63" style:family="text">
      <style:text-properties style:font-name="FreeSans" fo:language="en" fo:country="US" fo:font-weight="bold" style:font-weight-asian="bold" style:font-weight-complex="bold"/>
    </style:style>
    <style:style style:name="T164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66" style:family="text">
      <style:text-properties style:font-name="FreeSans" fo:font-size="20pt" style:font-size-asian="20pt" style:font-size-complex="20pt"/>
    </style:style>
    <style:style style:name="T167" style:family="text">
      <style:text-properties style:font-name="FreeMono3" fo:font-size="14pt" fo:language="en" fo:country="US" style:font-size-asian="14pt" style:font-size-complex="14pt"/>
    </style:style>
    <style:style style:name="T16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2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169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170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2" fo:font-size="16pt" fo:letter-spacing="normal" fo:language="da" fo:country="DK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71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2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72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T17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174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11pt" fo:letter-spacing="normal" fo:language="en" fo:country="US" fo:font-style="italic" style:text-underline-style="none" fo:font-weight="normal" fo:background-color="transparent" style:font-size-asian="11pt" style:font-style-asian="italic" style:font-weight-asian="normal" style:font-name-complex="Courier New1" style:font-size-complex="11pt" style:font-style-complex="italic" style:font-weight-complex="normal"/>
    </style:style>
    <style:style style:name="T17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name-complex="Courier New1" style:font-size-complex="13pt" style:font-style-complex="normal" style:font-weight-complex="normal"/>
    </style:style>
    <style:style style:name="T17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13pt" fo:letter-spacing="normal" fo:language="da" fo:country="DK" fo:font-style="normal" style:text-underline-style="none" fo:font-weight="normal" fo:background-color="transparent" style:font-size-asian="13pt" style:font-style-asian="normal" style:font-weight-asian="normal" style:font-name-complex="Courier New1" style:font-size-complex="13pt" style:font-style-complex="normal" style:font-weight-complex="normal"/>
    </style:style>
    <style:style style:name="T177" style:family="text">
      <style:text-properties fo:font-variant="normal" fo:text-transform="none" fo:color="#ff0000" loext:opacity="100%" style:text-outline="false" style:text-line-through-style="none" style:text-line-through-type="none" style:text-position="0% 100%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name-complex="Courier New1" style:font-size-complex="13pt" style:font-style-complex="normal" style:font-weight-complex="bold"/>
    </style:style>
    <style:style style:name="T17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name-complex="Courier New1" style:font-size-complex="13pt" style:font-style-complex="normal" style:font-weight-complex="bold"/>
    </style:style>
    <style:style style:name="T179" style:family="text">
      <style:text-properties fo:font-variant="normal" fo:text-transform="none" fo:color="#92d050" loext:opacity="100%" style:text-outline="false" style:text-line-through-style="none" style:text-line-through-type="none" style:text-position="0% 100%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name-complex="Courier New1" style:font-size-complex="13pt" style:font-style-complex="normal" style:font-weight-complex="bold"/>
    </style:style>
    <style:style style:name="T180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" fo:font-size="21pt" fo:letter-spacing="normal" fo:language="da" fo:country="DK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181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16pt" fo:letter-spacing="normal" fo:language="da" fo:country="DK" fo:font-style="normal" style:text-underline-style="none" fo:font-weight="normal" fo:background-color="transparent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182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3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183" style:family="text">
      <style:text-properties fo:font-size="22pt" fo:language="en" fo:country="US" fo:font-weight="normal" style:font-size-asian="22pt" style:font-weight-asian="normal" style:font-size-complex="22pt" style:font-weight-complex="normal"/>
    </style:style>
    <style:style style:name="T184" style:family="text">
      <style:text-properties fo:color="#ff4000" loext:opacity="100%" fo:font-size="22pt" fo:language="en" fo:country="US" fo:font-weight="normal" style:font-size-asian="22pt" style:font-weight-asian="normal" style:font-size-complex="22pt" style:font-weight-complex="normal"/>
    </style:style>
    <style:style style:name="T185" style:family="text">
      <style:text-properties fo:language="en" fo:country="US" fo:font-weight="normal" style:font-weight-asian="normal" style:font-weight-complex="normal"/>
    </style:style>
    <style:style style:name="T186" style:family="text">
      <style:text-properties fo:color="#000000" loext:opacity="100%" fo:font-size="22pt" fo:language="en" fo:country="US" fo:font-weight="normal" style:font-size-asian="22pt" style:font-weight-asian="normal" style:font-size-complex="22pt" style:font-weight-complex="normal"/>
    </style:style>
    <style:style style:name="T187" style:family="text">
      <style:text-properties fo:color="#000000" loext:opacity="100%" fo:font-size="22pt" fo:language="en" fo:country="US" fo:font-weight="bold" style:font-size-asian="22pt" style:font-weight-asian="bold" style:font-size-complex="22pt" style:font-weight-complex="bold"/>
    </style:style>
    <style:style style:name="T188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189" style:family="text">
      <style:text-properties fo:language="en" fo:country="US" fo:font-weight="bold" style:font-weight-asian="bold" style:font-weight-complex="bold"/>
    </style:style>
    <style:style style:name="T190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191" style:family="text">
      <style:text-properties fo:font-size="21pt" fo:language="en" fo:country="US" style:font-size-asian="21pt" style:font-size-complex="21pt"/>
    </style:style>
    <style:style style:name="T192" style:family="text">
      <style:text-properties fo:font-size="21pt" fo:language="en" fo:country="US" fo:font-weight="bold" style:font-size-asian="21pt" style:font-weight-asian="bold" style:font-size-complex="21pt" style:font-weight-complex="bold"/>
    </style:style>
    <style:style style:name="T193" style:family="text">
      <style:text-properties style:font-name="FreeSans" fo:font-size="18pt" fo:language="en" fo:country="US" fo:font-weight="normal" style:font-size-asian="18pt" style:font-weight-asian="normal" style:font-size-complex="18pt" style:font-weight-complex="normal"/>
    </style:style>
    <style:style style:name="T194" style:family="text">
      <style:text-properties style:font-name="FreeSans" fo:font-size="13pt" fo:language="en" fo:country="US" fo:font-weight="normal" style:font-size-asian="13pt" style:font-weight-asian="normal" style:font-size-complex="13pt" style:font-weight-complex="normal"/>
    </style:style>
    <style:style style:name="T195" style:family="text">
      <style:text-properties style:font-name="FreeMono3" fo:font-size="13pt" fo:language="en" fo:country="US" fo:font-weight="normal" style:font-size-asian="13pt" style:font-weight-asian="normal" style:font-size-complex="13pt" style:font-weight-complex="normal"/>
    </style:style>
    <style:style style:name="T196" style:family="text">
      <style:text-properties style:font-name="FreeMono3" fo:font-size="12pt" fo:language="en" fo:country="US" fo:font-weight="normal" style:font-size-asian="12pt" style:font-weight-asian="normal" style:font-size-complex="12pt" style:font-weight-complex="normal"/>
    </style:style>
    <style:style style:name="T197" style:family="text">
      <style:text-properties style:font-name="FreeMono3" fo:font-size="12pt" fo:language="en" fo:country="US" fo:font-weight="bold" style:font-size-asian="12pt" style:font-weight-asian="bold" style:font-size-complex="12pt" style:font-weight-complex="bold"/>
    </style:style>
    <style:style style:name="T198" style:family="text">
      <style:text-properties style:font-name="FreeSans" fo:font-size="16pt" style:font-size-asian="16pt" style:font-size-complex="16pt"/>
    </style:style>
    <style:style style:name="T199" style:family="text">
      <style:text-properties style:text-position="-8% 58%" style:font-name="FreeMono3" fo:font-size="21pt" fo:language="en" fo:country="US" fo:font-weight="normal" style:font-size-asian="21pt" style:font-weight-asian="normal" style:font-size-complex="21pt" style:font-weight-complex="normal"/>
    </style:style>
    <style:style style:name="T200" style:family="text">
      <style:text-properties style:text-position="-8% 58%" style:font-name="FreeMono3" fo:language="en" fo:country="US" fo:font-weight="normal" style:font-weight-asian="normal" style:font-weight-complex="normal"/>
    </style:style>
    <style:style style:name="T201" style:family="text">
      <style:text-properties style:font-name="FreeMono3" fo:font-size="11pt" fo:language="en" fo:country="US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100%"/>
      </text:list-level-style-bullet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9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10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<text:span text:style-name="T1">Gtest and Gmock training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<text:span text:style-name="T1">A walk-through of basic Gtest and Gmock frame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list text:style-name="L2">
              <text:list-item>
                <text:p text:style-name="P3"><text:span text:style-name="T1">Three lines of wisdom (unfortunately not mine)</text:span></text:p>
              </text:list-item>
            </text:list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 text:style-name="P4"><text:span text:style-name="T2">You can't stay agile without clean code.</text:span></text:p>
              </text:list-item>
              <text:list-item>
                <text:p text:style-name="P4"><text:span text:style-name="T2">You can't have clean code without refactoring.</text:span></text:p>
              </text:list-item>
              <text:list-item>
                <text:p text:style-name="P4"><text:span text:style-name="T2">You can't refactor without good automated tes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<text:span text:style-name="T1">Gtest and Gmock</text:span></text:p>
          </draw:text-box>
        </draw:frame>
        <draw:frame presentation:style-name="pr5" draw:text-style-name="P5" draw:layer="layout" svg:width="26cm" svg:height="10.5cm" svg:x="1cm" svg:y="4.125cm" presentation:class="outline">
          <draw:text-box>
            <text:list text:style-name="L2">
              <text:list-item>
                <text:p><text:span text:style-name="T2">Google Test is the leading </text:span><text:span text:style-name="T2">unit test environment for C+</text:span><text:span text:style-name="T2">+</text:span></text:p>
              </text:list-item>
              <text:list-item>
                <text:p><text:span text:style-name="T2">Google Test consist of a </text:span><text:span text:style-name="T2">xUnit framework that </text:span><text:span text:style-name="T2">automatically collect test </text:span><text:span text:style-name="T2">from the source files and </text:span><text:span text:style-name="T2">execute them</text:span></text:p>
              </text:list-item>
              <text:list-item>
                <text:p><text:span text:style-name="T2">Google Test provides </text:span><text:span text:style-name="T2">assertion macros to validate </text:span><text:span text:style-name="T2">the test result and output it</text:span></text:p>
              </text:list-item>
              <text:list-item>
                <text:p><text:span text:style-name="T2">Google Mock is used to </text:span><text:span text:style-name="T2">mock out dependencies, </text:span><text:span text:style-name="T2">that the unit under test have </text:span><text:span text:style-name="T2">but should excluded by the </text:span><text:span text:style-name="T2">t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Where to get more info</text:span>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7"><text:span text:style-name="T3">Documentation:</text:span></text:p>
              </text:list-item>
              <text:list-item>
                <text:p text:style-name="P7"><text:span text:style-name="T3"><text:a xlink:href="http://google.github.io/googletest/" xlink:type="simple">http://google.github.io/googletest/</text:a></text:span></text:p>
              </text:list-item>
              <text:list-item>
                <text:p text:style-name="P7"><text:span text:style-name="T3">Where to find it:</text:span></text:p>
              </text:list-item>
              <text:list-item>
                <text:p text:style-name="P7"><text:span text:style-name="T3"><text:a xlink:href="https://github.com/google/googletest" xlink:type="simple">https://github.com/google/googletest</text:a></text:span></text:p>
              </text:list-item>
              <text:list-item>
                <text:p text:style-name="P7"><text:span text:style-name="T3">This training material:</text:span></text:p>
              </text:list-item>
              <text:list-item>
                <text:p text:style-name="P7"><text:span text:style-name="T3"><text:a xlink:href="https://github.com/groskopf/gtest_training" xlink:type="simple">https://github.com/groskopf/gtest_training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<text:span text:style-name="T1">GTest Basics</text:span>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><text:span text:style-name="T4">Test Cases</text:span><text:span text:style-name="T2"> exercise code </text:span><text:span text:style-name="T2">under test</text:span></text:p>
              </text:list-item>
              <text:list-item>
                <text:p text:style-name="P3"><text:span text:style-name="T2">Behavior verified with </text:span><text:span text:style-name="T5">assertions</text:span></text:p>
              </text:list-item>
              <text:list-item>
                <text:p><text:span text:style-name="T2">Related tests are organized </text:span><text:span text:style-name="T2">into </text:span><text:span text:style-name="T5">Test Suites</text:span></text:p>
              </text:list-item>
              <text:list-item>
                <text:p><text:span text:style-name="T5">Test Cases</text:span><text:span text:style-name="T2"> and </text:span><text:span text:style-name="T5">Test Suites</text:span><text:span text:style-name="T2"> </text:span><text:span text:style-name="T2">are compiled into a program</text:span></text:p>
                <text:p><text:span text:style-name="T1"/></text:p>
              </text:list-item>
            </text:list>
            <text:p text:style-name="P8"><text:span text:style-name="T6">TEST(</text:span><text:span text:style-name="T7">TestSuiteName</text:span><text:span text:style-name="T6">, </text:span><text:span text:style-name="T7">TestName</text:span><text:span text:style-name="T6">) {</text:span></text:p>
            <text:p text:style-name="P8"><text:span text:style-name="T6"><text:s text:c="2"/></text:span><text:span text:style-name="T6">... test body ...</text:span></text:p>
            <text:p text:style-name="P8"><text:span text:style-name="T6">}</text:span></text:p>
            <text:p text:style-name="P8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Basic Test Example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p><text:span text:style-name="T8">// Tests factorial of 0.</text:span></text:p>
            <text:p><text:span text:style-name="T8">TEST(</text:span><text:span text:style-name="T9">FactorialTest</text:span><text:span text:style-name="T8">, </text:span><text:span text:style-name="T9">HandlesZeroInput</text:span><text:span text:style-name="T8">) {</text:span></text:p>
            <text:p><text:span text:style-name="T8"><text:s text:c="2"/></text:span><text:span text:style-name="T8">EXPECT_EQ(Factorial(0), </text:span><text:span text:style-name="T8">1);</text:span></text:p>
            <text:p><text:span text:style-name="T8">}</text:span></text:p>
            <text:p><text:span text:style-name="T6"/></text:p>
            <text:p><text:span text:style-name="T8">// Tests factorial of </text:span><text:span text:style-name="T8">positive numbers.</text:span></text:p>
            <text:p><text:span text:style-name="T8">TEST(</text:span><text:span text:style-name="T9">FactorialTest</text:span><text:span text:style-name="T8">, </text:span><text:span text:style-name="T9">HandlesPositiveInput</text:span><text:span text:style-name="T8">) {</text:span></text:p>
            <text:p><text:span text:style-name="T8"><text:s text:c="2"/></text:span><text:span text:style-name="T8">EXPECT_EQ(Factorial(1), </text:span><text:span text:style-name="T8">1);</text:span></text:p>
            <text:p><text:span text:style-name="T8"><text:s text:c="2"/></text:span><text:span text:style-name="T8">EXPECT_EQ(Factorial(2), </text:span><text:span text:style-name="T8">2);</text:span></text:p>
            <text:p><text:span text:style-name="T8"><text:s text:c="2"/></text:span><text:span text:style-name="T8">EXPECT_EQ(Factorial(3), </text:span><text:span text:style-name="T8">6);</text:span></text:p>
            <text:p><text:span text:style-name="T8"><text:s text:c="2"/></text:span><text:span text:style-name="T8">EXPECT_EQ(Factorial(8), </text:span><text:span text:style-name="T8">40320);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1.997cm" svg:x="1cm" svg:y="0.5cm" presentation:class="title" presentation:user-transformed="true">
          <draw:text-box>
            <text:p><text:span text:style-name="T1">Fatal/non fatal assertion</text:span></text:p>
          </draw:text-box>
        </draw:frame>
        <draw:frame presentation:style-name="pr7" draw:text-style-name="P5" draw:layer="layout" svg:width="12cm" svg:height="10.5cm" svg:x="1cm" svg:y="3.998cm" presentation:class="outline" presentation:user-transformed="true">
          <draw:text-box>
            <text:list text:style-name="L2">
              <text:list-item>
                <text:p><text:span text:style-name="T2">Assertion will stop execution </text:span><text:span text:style-name="T2">in case if failure</text:span></text:p>
              </text:list-item>
              <text:list-item>
                <text:p><text:span text:style-name="T2">Expectations will record the </text:span><text:span text:style-name="T2">failure and </text:span></text:p>
              </text:list-item>
            </text:list>
          </draw:text-box>
        </draw:frame>
        <draw:frame presentation:style-name="pr5" draw:text-style-name="P9" draw:layer="layout" svg:width="14.009cm" svg:height="10.5cm" svg:x="13cm" svg:y="3.998cm" presentation:class="outline" presentation:user-transformed="true">
          <draw:text-box>
            <text:p text:style-name="P3"><text:span text:style-name="T10">TEST(CarFactoryTest, createTest) {</text:span></text:p>
            <text:p text:style-name="P3"><text:span text:style-name="T10"><text:s text:c="2"/></text:span><text:span text:style-name="T10">auto* car = </text:span><text:span text:style-name="T10">factory.create(“green”);</text:span></text:p>
            <text:p text:style-name="P3"><text:span text:style-name="T10"><text:s text:c="2"/></text:span><text:span text:style-name="T10">ASSERT_NE(car, nullptr);</text:span></text:p>
            <text:p text:style-name="P3"><text:span text:style-name="T10"><text:s text:c="2"/></text:span><text:span text:style-name="T10">EXPECT_EQ(car.color(), “green”);</text:span></text:p>
            <text:p text:style-name="P3"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Binary comparison</text:p>
          </draw:text-box>
        </draw:frame>
        <draw:frame draw:style-name="standard" draw:layer="layout" svg:width="25.999cm" svg:height="7.804cm" svg:x="1cm" svg:y="4.1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<text:span text:style-name="T11">Fatal assertion</text:span></text:p>
              </table:table-cell>
              <table:table-cell>
                <text:p text:style-name="P11"><text:span text:style-name="T11">Nonfatal assertion</text:span></text:p>
              </table:table-cell>
              <table:table-cell>
                <text:p text:style-name="P11"><text:span text:style-name="T11">Verifies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12">ASSERT_EQ(val1, val2);</text:span></text:p>
              </table:table-cell>
              <table:table-cell>
                <text:p text:style-name="P12"><text:span text:style-name="T12">EXPECT_EQ(val1, val2);</text:span></text:p>
              </table:table-cell>
              <table:table-cell>
                <text:p text:style-name="P12"><text:span text:style-name="T12">val1 == val2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12">ASSERT_NE(val1, val2);</text:span></text:p>
              </table:table-cell>
              <table:table-cell>
                <text:p text:style-name="P12"><text:span text:style-name="T12">EXPECT_NE(val1, val2);</text:span></text:p>
              </table:table-cell>
              <table:table-cell>
                <text:p text:style-name="P12"><text:span text:style-name="T12">val1 != val2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12">ASSERT_LT(val1, val2);</text:span></text:p>
              </table:table-cell>
              <table:table-cell>
                <text:p text:style-name="P12"><text:span text:style-name="T12">EXPECT_LT(val1, val2);</text:span></text:p>
              </table:table-cell>
              <table:table-cell>
                <text:p text:style-name="P12"><text:span text:style-name="T12">val1 &lt; val2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12">ASSERT_LE(val1, val2);</text:span></text:p>
              </table:table-cell>
              <table:table-cell>
                <text:p text:style-name="P12"><text:span text:style-name="T12">EXPECT_LE(val1, val2);</text:span></text:p>
              </table:table-cell>
              <table:table-cell>
                <text:p text:style-name="P12"><text:span text:style-name="T12">val1 &lt;= val2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12">ASSERT_GT(val1, val2);</text:span></text:p>
              </table:table-cell>
              <table:table-cell>
                <text:p text:style-name="P12"><text:span text:style-name="T12">EXPECT_GT(val1, val2);</text:span></text:p>
              </table:table-cell>
              <table:table-cell>
                <text:p text:style-name="P12"><text:span text:style-name="T12">val1 &gt; val2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12">ASSERT_GE(val1, val2);</text:span></text:p>
              </table:table-cell>
              <table:table-cell>
                <text:p text:style-name="P12"><text:span text:style-name="T12">EXPECT_GE(val1, val2);</text:span></text:p>
              </table:table-cell>
              <table:table-cell>
                <text:p text:style-name="P12"><text:span text:style-name="T12">val1 &gt;= val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4" draw:layer="layout" svg:width="26cm" svg:height="1.997cm" svg:x="1cm" svg:y="0.627cm" presentation:class="title" presentation:user-transformed="true">
          <draw:text-box>
            <text:p><text:span text:style-name="T13">String comparison</text:span></text:p>
          </draw:text-box>
        </draw:frame>
        <draw:frame draw:style-name="standard" draw:layer="layout" svg:width="25.999cm" svg:height="7.95cm" svg:x="1cm" svg:y="4.125cm" presentation:class="tabl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ce4">
              <table:table-cell table:style-name="ce3">
                <text:p text:style-name="P10"><text:span text:style-name="T14">Fatal assertion</text:span></text:p>
              </table:table-cell>
              <table:table-cell>
                <text:p text:style-name="P15"><text:span text:style-name="T15">Nonfatal assertion</text:span></text:p>
              </table:table-cell>
              <table:table-cell>
                <text:p text:style-name="P15"><text:span text:style-name="T15">Verifies</text:span></text:p>
              </table:table-cell>
            </table:table-row>
            <table:table-row table:style-name="ro1" table:default-cell-style-name="ce4">
              <table:table-cell>
                <text:p text:style-name="P16"><text:span text:style-name="T16">ASSERT_STREQ(str1, str2);</text:span></text:p>
              </table:table-cell>
              <table:table-cell>
                <text:p text:style-name="P15"><text:span text:style-name="T16">EXPECT_STREQ(str1, str2);</text:span></text:p>
              </table:table-cell>
              <table:table-cell>
                <text:p text:style-name="P15"><text:span text:style-name="T16">the two C strings have the same content</text:span></text:p>
              </table:table-cell>
            </table:table-row>
            <table:table-row table:style-name="ro1" table:default-cell-style-name="ce4">
              <table:table-cell>
                <text:p text:style-name="P16"><text:span text:style-name="T16">ASSERT_STRNE(str1, str2);</text:span></text:p>
              </table:table-cell>
              <table:table-cell>
                <text:p text:style-name="P15"><text:span text:style-name="T16">EXPECT_STRNE(str1, str2);</text:span></text:p>
              </table:table-cell>
              <table:table-cell>
                <text:p text:style-name="P15"><text:span text:style-name="T16">the two C strings have different contents</text:span></text:p>
              </table:table-cell>
            </table:table-row>
            <table:table-row table:style-name="ro1" table:default-cell-style-name="ce4">
              <table:table-cell>
                <text:p text:style-name="P16"><text:span text:style-name="T16">ASSERT_STRCASEEQ(str1, str2);</text:span></text:p>
              </table:table-cell>
              <table:table-cell>
                <text:p text:style-name="P15"><text:span text:style-name="T16">EXPECT_STRCASEEQ(str1, str2);</text:span></text:p>
              </table:table-cell>
              <table:table-cell>
                <text:p text:style-name="P15"><text:span text:style-name="T16">the two C strings have the same content, ignoring case</text:span></text:p>
              </table:table-cell>
            </table:table-row>
            <table:table-row table:style-name="ro1" table:default-cell-style-name="ce4">
              <table:table-cell>
                <text:p text:style-name="P16"><text:span text:style-name="T16">ASSERT_STRCASENE(str1, str2);</text:span></text:p>
              </table:table-cell>
              <table:table-cell>
                <text:p text:style-name="P15"><text:span text:style-name="T16">EXPECT_STRCASENE(str1, str2);</text:span></text:p>
              </table:table-cell>
              <table:table-cell>
                <text:p text:style-name="P15"><text:span text:style-name="T16">the two C strings have different contents, ignoring cas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7" draw:layer="layout" svg:width="26cm" svg:height="1.997cm" svg:x="1cm" svg:y="0.627cm" presentation:class="title" presentation:user-transformed="true">
          <draw:text-box>
            <text:p><text:span text:style-name="T17">Floating point comparison</text:span></text:p>
          </draw:text-box>
        </draw:frame>
        <draw:frame draw:style-name="standard" draw:layer="layout" svg:width="25.999cm" svg:height="7.027cm" svg:x="1cm" svg:y="4.125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ce6">
              <table:table-cell table:style-name="ce5">
                <text:p text:style-name="P10"><text:span text:style-name="T18">Fatal assertion</text:span></text:p>
              </table:table-cell>
              <table:table-cell>
                <text:p text:style-name="P18"><text:span text:style-name="T19">Nonfatal assertion</text:span></text:p>
              </table:table-cell>
              <table:table-cell>
                <text:p text:style-name="P18"><text:span text:style-name="T19">Verifies</text:span></text:p>
              </table:table-cell>
            </table:table-row>
            <table:table-row table:style-name="ro2" table:default-cell-style-name="ce7">
              <table:table-cell>
                <text:p text:style-name="P19"><text:span text:style-name="T20">ASSERT_FLOAT_EQ(val1,val2)</text:span></text:p>
              </table:table-cell>
              <table:table-cell>
                <text:p text:style-name="P19"><text:span text:style-name="T20">EXPECT_FLOAT_EQ(val1,val2)</text:span></text:p>
              </table:table-cell>
              <table:table-cell table:style-name="ce8">
                <text:p text:style-name="P20"><text:span text:style-name="T21">Verifies that the two float values val1 and val2 are approximately equal, to within 4 ULPs from each other</text:span></text:p>
              </table:table-cell>
            </table:table-row>
            <table:table-row table:style-name="ro3" table:default-cell-style-name="ce9">
              <table:table-cell>
                <text:p text:style-name="P19"><text:span text:style-name="T22">ASSERT_DOUBLE_EQ(val1,val2)</text:span></text:p>
              </table:table-cell>
              <table:table-cell>
                <text:p text:style-name="P19"><text:span text:style-name="T22">EXPECT_DOUBLE_EQ(val1,val2)</text:span></text:p>
              </table:table-cell>
              <table:table-cell table:style-name="ce8">
                <text:p text:style-name="P20"><text:span text:style-name="T21">Verifies that the two double values val1 and val2 are approximately equal, to within 4 ULPs from each other</text:span></text:p>
              </table:table-cell>
            </table:table-row>
            <table:table-row table:style-name="ro4" table:default-cell-style-name="ce10">
              <table:table-cell>
                <text:p text:style-name="P21"><text:span text:style-name="T23">ASSERT_NEAR(val1,val2,abs_error)</text:span></text:p>
                <text:p text:style-name="P21"><text:span text:style-name="T23"/></text:p>
              </table:table-cell>
              <table:table-cell>
                <text:p text:style-name="P21"><text:span text:style-name="T23">EXPECT_NEAR(val1,val2,abs_error)</text:span></text:p>
                <text:p text:style-name="P21"><text:span text:style-name="T23"/></text:p>
              </table:table-cell>
              <table:table-cell table:style-name="ce11">
                <text:p text:style-name="P22"><text:span text:style-name="T21">Verifies that the difference between val1 and val2 does not exceed the absolute error bound abs_error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3">
        <office:forms form:automatic-focus="false" form:apply-design-mode="false"/>
        <draw:frame presentation:style-name="pr4" draw:text-style-name="P24" draw:layer="layout" svg:width="26cm" svg:height="1.997cm" svg:x="1cm" svg:y="0.627cm" presentation:class="title">
          <draw:text-box>
            <text:p text:style-name="P23"><text:span text:style-name="T24">Program flow test</text:span></text:p>
          </draw:text-box>
        </draw:frame>
        <draw:frame presentation:style-name="pr7" draw:text-style-name="P26" draw:layer="layout" svg:width="12.687cm" svg:height="10.5cm" svg:x="1cm" svg:y="4.125cm" presentation:class="outline">
          <draw:text-box>
            <text:p text:style-name="P25"><text:span text:style-name="T25">switch(expression) {</text:span></text:p>
            <text:p text:style-name="P25"><text:span text:style-name="T25"><text:s text:c="2"/></text:span><text:span text:style-name="T25">case 1:</text:span></text:p>
            <text:p text:style-name="P25"><text:span text:style-name="T25"><text:s text:c="4"/></text:span><text:span text:style-name="T25">... some checks ...</text:span></text:p>
            <text:p text:style-name="P25"><text:span text:style-name="T25"><text:s text:c="2"/></text:span><text:span text:style-name="T25">case 2:</text:span></text:p>
            <text:p text:style-name="P25"><text:span text:style-name="T25"><text:s text:c="4"/></text:span><text:span text:style-name="T25">... some other checks ...</text:span></text:p>
            <text:p text:style-name="P25"><text:span text:style-name="T25"><text:s text:c="2"/></text:span><text:span text:style-name="T25">default:</text:span></text:p>
            <text:p text:style-name="P25"><text:span text:style-name="T25"><text:s text:c="4"/></text:span><text:span text:style-name="T25">FAIL() &lt;&lt; "We shouldn't get </text:span><text:span text:style-name="T25">here.";</text:span></text:p>
            <text:p text:style-name="P25"><text:span text:style-name="T25">}</text:span></text:p>
            <text:p text:style-name="P25"><text:span text:style-name="T25">SUCCEED() <text:s/>// Currently purely </text:span><text:span text:style-name="T25">documental</text:span></text:p>
          </draw:text-box>
        </draw:frame>
        <draw:frame presentation:style-name="pr5" draw:text-style-name="P27" draw:layer="layout" svg:width="12.687cm" svg:height="10.5cm" svg:x="14.322cm" svg:y="4.125cm" presentation:class="outline">
          <draw:text-box>
            <text:list text:style-name="L2">
              <text:list-item>
                <text:p text:style-name="P27"><text:span text:style-name="T26">Use FAIL() to stop a test</text:span></text:p>
              </text:list-item>
              <text:list-item>
                <text:p text:style-name="P27"><text:span text:style-name="T26">Use SUCEEDED() to indicate </text:span><text:span text:style-name="T26">that program path is as </text:span><text:span text:style-name="T26">expec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Placement of assertion</text:span></text:p>
          </draw:text-box>
        </draw:frame>
        <draw:frame presentation:style-name="pr5" draw:text-style-name="P28" draw:layer="layout" svg:width="26cm" svg:height="10.5cm" svg:x="1cm" svg:y="3.625cm" presentation:class="outline" presentation:user-transformed="true">
          <draw:text-box>
            <text:list text:style-name="L2">
              <text:list-item>
                <text:p text:style-name="P8"><text:span text:style-name="T27">ASSERT_XX() and </text:span><text:span text:style-name="T27">EXPECT_XX() </text:span><text:span text:style-name="T28">must</text:span><text:span text:style-name="T27"> be </text:span><text:span text:style-name="T27">placed in void functions</text:span></text:p>
                <text:p text:style-name="P8"><text:span text:style-name="T29"/></text:p>
              </text:list-item>
            </text:list>
            <text:p text:style-name="P8"><text:span text:style-name="T29">void testMyFunc(int i) {</text:span></text:p>
            <text:p text:style-name="P8"><text:span text:style-name="T29"><text:s text:c="4"/></text:span><text:span text:style-name="T29">ASSERT_EQ(myFunc(), </text:span><text:span text:style-name="T29">i); <text:s text:c="3"/>// OK</text:span></text:p>
            <text:p text:style-name="P8"><text:span text:style-name="T29">} </text:span></text:p>
            <text:p text:style-name="P8"><text:span text:style-name="T29"/></text:p>
            <text:p text:style-name="P8"><text:span text:style-name="T29">int badExample(int i) {</text:span></text:p>
            <text:p text:style-name="P8"><text:span text:style-name="T29"><text:s text:c="4"/></text:span><text:span text:style-name="T29">auto result = </text:span><text:span text:style-name="T29">myFunc();</text:span></text:p>
            <text:p text:style-name="P8"><text:span text:style-name="T29"><text:s text:c="4"/></text:span><text:span text:style-name="T29">ASSERT_EQ(myFunc(), </text:span><text:span text:style-name="T29">i); <text:s text:c="3"/>// Bad placement</text:span></text:p>
            <text:p text:style-name="P8"><text:span text:style-name="T29"><text:s text:c="4"/></text:span><text:span text:style-name="T29">return result; </text:span></text:p>
            <text:p text:style-name="P8"><text:span text:style-name="T2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Test fixtures</text:span></text:p>
          </draw:text-box>
        </draw:frame>
        <draw:frame presentation:style-name="pr5" draw:text-style-name="P31" draw:layer="layout" svg:width="12.687cm" svg:height="10.5cm" svg:x="1cm" svg:y="4.125cm" presentation:class="outline" presentation:user-transformed="true">
          <draw:text-box>
            <text:p text:style-name="P29"><text:span text:style-name="T30">class </text:span><text:span text:style-name="T31">QueueTest</text:span><text:span text:style-name="T30"> : </text:span><text:span text:style-name="T30">public ::testing::</text:span><text:span text:style-name="T31">Test</text:span><text:span text:style-name="T30"> {</text:span></text:p>
            <text:p text:style-name="P29"><text:span text:style-name="T30"><text:s/></text:span><text:span text:style-name="T30">protected:</text:span></text:p>
            <text:p text:style-name="P29"><text:span text:style-name="T30"><text:s text:c="2"/></text:span><text:span text:style-name="T30">void </text:span><text:span text:style-name="T31">SetUp</text:span><text:span text:style-name="T30">() override {}</text:span></text:p>
            <text:p text:style-name="P29"><text:span text:style-name="T30"><text:s text:c="2"/></text:span><text:span text:style-name="T30">void </text:span><text:span text:style-name="T31">TearDown</text:span><text:span text:style-name="T30">() override {}</text:span></text:p>
            <text:p text:style-name="P30"><text:span text:style-name="T32">};</text:span></text:p>
            <text:p text:style-name="P30"><text:span text:style-name="T32"/></text:p>
            <text:p text:style-name="P30"><text:span text:style-name="T30">TEST_F(</text:span><text:span text:style-name="T31">QueueTest</text:span><text:span text:style-name="T30">, </text:span><text:span text:style-name="T30">IsEmptyInitially) {</text:span></text:p>
            <text:p text:style-name="P30"><text:span text:style-name="T30"><text:s/></text:span><text:span text:style-name="T30">...</text:span></text:p>
            <text:p text:style-name="P30"><text:span text:style-name="T30">}</text:span></text:p>
            <text:p text:style-name="P30"><text:span text:style-name="T30"/></text:p>
            <text:p text:style-name="P30"><text:span text:style-name="T30">TEST_F(</text:span><text:span text:style-name="T31">QueueTest</text:span><text:span text:style-name="T30">, DequeueWorks) {</text:span></text:p>
            <text:p text:style-name="P30"><text:span text:style-name="T30"><text:s/></text:span><text:span text:style-name="T30">...</text:span></text:p>
            <text:p text:style-name="P30"><text:span text:style-name="T30">}</text:span></text:p>
          </draw:text-box>
        </draw:frame>
        <draw:frame presentation:style-name="pr5" draw:text-style-name="P32" draw:layer="layout" svg:width="12.687cm" svg:height="10.5cm" svg:x="14.322cm" svg:y="4.125cm" presentation:class="outline" presentation:user-transformed="true">
          <draw:text-box>
            <text:p><text:span text:style-name="T33">1.</text:span><text:span text:style-name="T33"><text:tab/></text:span><text:span text:style-name="T33">Create child class of testing::Test base class</text:span></text:p>
            <text:p><text:span text:style-name="T33">2.</text:span><text:span text:style-name="T33"><text:tab/></text:span><text:span text:style-name="T33">Create TestCases with TEST_F()</text:span></text:p>
            <text:p><text:span text:style-name="T33">3.</text:span><text:span text:style-name="T33"><text:tab/></text:span><text:span text:style-name="T33">Use SetUp() and TearDown() for common </text:span><text:span text:style-name="T33">setup and teardown functionality</text:span></text:p>
            <text:p><text:span text:style-name="T33">4.</text:span><text:span text:style-name="T33"><text:tab/></text:span><text:span text:style-name="T33">Compile common data and operation in the </text:span><text:span text:style-name="T33">parent test cla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Test fixtures: Example</text:span></text:p>
          </draw:text-box>
        </draw:frame>
        <draw:frame presentation:style-name="pr5" draw:text-style-name="P9" draw:layer="layout" svg:width="12.687cm" svg:height="10.5cm" svg:x="1cm" svg:y="4.125cm" presentation:class="outline" presentation:user-transformed="true">
          <draw:text-box>
            <text:p><text:span text:style-name="T34">class Queue {</text:span></text:p>
            <text:p><text:span text:style-name="T34"><text:s/></text:span><text:span text:style-name="T34">public:</text:span></text:p>
            <text:p><text:span text:style-name="T34"><text:s text:c="2"/></text:span><text:span text:style-name="T34">void Enqueue(const int&amp; </text:span><text:span text:style-name="T34">element);</text:span></text:p>
            <text:p><text:span text:style-name="T34"><text:s text:c="2"/></text:span><text:span text:style-name="T34">int* Dequeue(); // Returns </text:span><text:span text:style-name="T34">nullptr if the queue is </text:span><text:span text:style-name="T34">empty.</text:span></text:p>
            <text:p><text:span text:style-name="T34"><text:s text:c="2"/></text:span><text:span text:style-name="T34">...</text:span></text:p>
            <text:p><text:span text:style-name="T34">};</text:span></text:p>
            <text:p><text:span text:style-name="T1"/></text:p>
            <text:p><text:span text:style-name="T34">class QueueTest : </text:span><text:span text:style-name="T34">public ::testing::Test {</text:span></text:p>
            <text:p><text:span text:style-name="T34"><text:s/></text:span><text:span text:style-name="T34">protected:</text:span></text:p>
            <text:p><text:span text:style-name="T34"><text:s text:c="2"/></text:span><text:span text:style-name="T34">void SetUp() override {</text:span></text:p>
            <text:p><text:span text:style-name="T34"><text:s text:c="5"/></text:span><text:span text:style-name="T34">// q0_ remains empty</text:span></text:p>
            <text:p><text:span text:style-name="T34"><text:s text:c="5"/></text:span><text:span text:style-name="T34">q1_.Enqueue(1);</text:span></text:p>
            <text:p text:style-name="P3"><text:span text:style-name="T34"><text:s text:c="5"/></text:span><text:span text:style-name="T34">q2_.Enqueue(1);</text:span></text:p>
            <text:p><text:span text:style-name="T34"><text:s text:c="5"/></text:span><text:span text:style-name="T34">q2_.Enqueue(2);</text:span></text:p>
            <text:p><text:span text:style-name="T34"><text:s text:c="2"/></text:span><text:span text:style-name="T34">}</text:span></text:p>
            <text:p><text:span text:style-name="T1"/></text:p>
            <text:p><text:span text:style-name="T34"><text:s text:c="2"/></text:span><text:span text:style-name="T34">// void TearDown() </text:span><text:span text:style-name="T34">override {}</text:span></text:p>
            <text:p><text:span text:style-name="T1"/></text:p>
            <text:p><text:span text:style-name="T34"><text:s text:c="2"/></text:span><text:span text:style-name="T34">Queue q0_;</text:span></text:p>
            <text:p><text:span text:style-name="T34"><text:s text:c="2"/></text:span><text:span text:style-name="T34">Queue q1_;</text:span></text:p>
            <text:p><text:span text:style-name="T34">};</text:span></text:p>
          </draw:text-box>
        </draw:frame>
        <draw:frame presentation:style-name="pr5" draw:text-style-name="P33" draw:layer="layout" svg:width="12.687cm" svg:height="10.5cm" svg:x="14.422cm" svg:y="4.125cm" presentation:class="outline" presentation:user-transformed="true">
          <draw:text-box>
            <text:p><text:span text:style-name="T35">TEST_F(QueueTest, IsEmptyInitially) </text:span><text:span text:style-name="T35">{</text:span></text:p>
            <text:p><text:span text:style-name="T35"><text:s text:c="2"/></text:span><text:span text:style-name="T35">EXPECT_EQ(q0_.size(), 0);</text:span></text:p>
            <text:p><text:span text:style-name="T35">}</text:span></text:p>
            <text:p><text:span text:style-name="T36"/></text:p>
            <text:p><text:span text:style-name="T35">TEST_F(QueueTest, DequeueEmpty) {</text:span></text:p>
            <text:p><text:span text:style-name="T35"><text:s text:c="2"/></text:span><text:span text:style-name="T35">int* n = q0_.Dequeue();</text:span></text:p>
            <text:p><text:span text:style-name="T35"><text:s text:c="2"/></text:span><text:span text:style-name="T35">EXPECT_EQ(n, nullptr);</text:span></text:p>
            <text:p><text:span text:style-name="T36">}</text:span></text:p>
            <text:p text:style-name="P3"><text:span text:style-name="T35"/></text:p>
            <text:p text:style-name="P3"><text:span text:style-name="T35">TEST_F(QueueTest, DequeueEmpty) {</text:span></text:p>
            <text:p text:style-name="P3"><text:span text:style-name="T35"><text:s text:c="2"/></text:span><text:span text:style-name="T35">n = q1_.Dequeue();</text:span></text:p>
            <text:p><text:span text:style-name="T35"><text:s text:c="2"/></text:span><text:span text:style-name="T35">ASSERT_NE(n, nullptr);</text:span></text:p>
            <text:p><text:span text:style-name="T35"><text:s text:c="2"/></text:span><text:span text:style-name="T35">EXPECT_EQ(*n, 1);</text:span></text:p>
            <text:p><text:span text:style-name="T35"><text:s text:c="2"/></text:span><text:span text:style-name="T35">EXPECT_EQ(q1_.size(), 0);</text:span></text:p>
            <text:p><text:span text:style-name="T35"><text:s text:c="2"/></text:span><text:span text:style-name="T35">delete n;</text:span></text:p>
            <text:p><text:span text:style-name="T36">}</text:span></text:p>
            <text:p text:style-name="P3"><text:span text:style-name="T35"/></text:p>
            <text:p text:style-name="P3"><text:span text:style-name="T35">TEST_F(QueueTest, DequeueEmpty) {</text:span></text:p>
            <text:p text:style-name="P3"><text:span text:style-name="T35"><text:s text:c="2"/></text:span><text:span text:style-name="T35">n = q2_.Dequeue();</text:span></text:p>
            <text:p><text:span text:style-name="T35"><text:s text:c="2"/></text:span><text:span text:style-name="T35">ASSERT_NE(n, nullptr);</text:span></text:p>
            <text:p><text:span text:style-name="T35"><text:s text:c="2"/></text:span><text:span text:style-name="T35">EXPECT_EQ(*n, 2);</text:span></text:p>
            <text:p><text:span text:style-name="T35"><text:s text:c="2"/></text:span><text:span text:style-name="T35">EXPECT_EQ(q2_.size(), 1);</text:span></text:p>
            <text:p><text:span text:style-name="T35"><text:s text:c="2"/></text:span><text:span text:style-name="T35">delete n;</text:span></text:p>
            <text:p><text:span text:style-name="T35">}</text:span></text:p>
            <text:p><text:span text:style-name="T3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8cm" svg:x="1cm" svg:y="0.627cm" presentation:class="title" presentation:user-transformed="true">
          <draw:text-box>
            <text:p><text:span text:style-name="T1">Exercise</text:span> 1: GTest</text:p>
          </draw:text-box>
        </draw:frame>
        <draw:frame presentation:style-name="pr5" draw:text-style-name="P35" draw:layer="layout" svg:width="26cm" svg:height="10.5cm" svg:x="1cm" svg:y="4.125cm" presentation:class="outline">
          <draw:text-box>
            <text:list text:style-name="L5">
              <text:list-item>
                <text:p text:style-name="P34"><text:span text:style-name="T37">Locate</text:span><text:span text:style-name="T38"> the test called </text:span><text:span text:style-name="T38">triangle_test.cpp and the </text:span><text:span text:style-name="T38">test case called </text:span><text:span text:style-name="T38">“TEST(TriangleTest, </text:span><text:span text:style-name="T38">testPerimeter)”</text:span></text:p>
              </text:list-item>
              <text:list-item>
                <text:p text:style-name="P34"><text:span text:style-name="T37">Enable</text:span><text:span text:style-name="T38"> the test by removing </text:span><text:span text:style-name="T38">“GTEST_SKIP()”</text:span></text:p>
              </text:list-item>
              <text:list-item>
                <text:p text:style-name="P34"><text:span text:style-name="T37">Run</text:span><text:span text:style-name="T38"> the test and fix the </text:span><text:span text:style-name="T38">problem! (Note that there </text:span><text:span text:style-name="T38">are bugs in the </text:span><text:span text:style-name="T38">getPerimeter(), getArea(), </text:span><text:span text:style-name="T38">and getKind() methods!)</text:span></text:p>
              </text:list-item>
              <text:list-item>
                <text:p text:style-name="P34"><text:span text:style-name="T37">Create</text:span><text:span text:style-name="T38"> a fixture with a set of </text:span><text:span text:style-name="T38">triangles to test on</text:span></text:p>
              </text:list-item>
              <text:list-item>
                <text:p text:style-name="P34"><text:span text:style-name="T37">Add</text:span><text:span text:style-name="T38"> new tests of other </text:span><text:span text:style-name="T38">function in Triang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Testing at a <text:span text:style-name="T1">incremental</text:span> <text:span text:style-name="T1">complex</text:span> levels</text:p>
          </draw:text-box>
        </draw:frame>
        <draw:custom-shape draw:name="Rectangle 3" draw:style-name="gr2" draw:text-style-name="P37" draw:layer="layout" svg:width="5.571cm" svg:height="2.655cm" svg:x="11.328cm" svg:y="11.967cm">
          <text:p text:style-name="P36"><text:span text:style-name="T39">Modul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37" draw:layer="layout" svg:width="5.571cm" svg:height="2.655cm" svg:x="19.003cm" svg:y="11.967cm">
          <text:p text:style-name="P36"><text:span text:style-name="T39">Modul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38" draw:layer="layout" svg:width="5.571cm" svg:height="2.655cm" svg:x="19.003cm" svg:y="9.311cm">
          <text:p text:style-name="P36"><text:span text:style-name="T39">Modul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39" draw:layer="layout" svg:width="5.571cm" svg:height="2.655cm" svg:x="19.003cm" svg:y="6.656cm">
          <text:p text:style-name="P36"><text:span text:style-name="T39">Modul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38" draw:layer="layout" svg:width="5.571cm" svg:height="2.655cm" svg:x="11.328cm" svg:y="9.311cm">
          <text:p text:style-name="P36"><text:span text:style-name="T39">Modul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" draw:text-style-name="P40" draw:layer="layout" svg:width="5.571cm" svg:height="2.655cm" svg:x="11.328cm" svg:y="6.656cm">
          <text:p text:style-name="P36"><text:span text:style-name="T40">Test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8" draw:text-style-name="P37" draw:layer="layout" svg:width="5.571cm" svg:height="2.655cm" svg:x="3.5cm" svg:y="11.967cm">
          <text:p text:style-name="P36"><text:span text:style-name="T39">Modul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40" draw:layer="layout" svg:width="5.571cm" svg:height="2.655cm" svg:x="3.5cm" svg:y="9.311cm">
          <text:p text:style-name="P36"><text:span text:style-name="T40">Tes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0" draw:text-style-name="P40" draw:layer="layout" svg:width="5.571cm" svg:height="2.655cm" svg:x="19.003cm" svg:y="4cm">
          <text:p text:style-name="P36"><text:span text:style-name="T40">Test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Testing at a individual levels</text:p>
          </draw:text-box>
        </draw:frame>
        <draw:custom-shape draw:name="Rectangle 1" draw:style-name="gr11" draw:text-style-name="P40" draw:layer="layout" svg:width="5.571cm" svg:height="2.655cm" svg:x="11.328cm" svg:y="11.967cm">
          <text:p text:style-name="P36"><text:span text:style-name="T40">Module 1 M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40" draw:layer="layout" svg:width="5.571cm" svg:height="2.655cm" svg:x="19.044cm" svg:y="9.311cm">
          <text:p text:style-name="P36"><text:span text:style-name="T40">Module 2 M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39" draw:layer="layout" svg:width="5.571cm" svg:height="2.655cm" svg:x="19.003cm" svg:y="6.656cm">
          <text:p text:style-name="P36"><text:span text:style-name="T39">Modul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4" draw:text-style-name="P38" draw:layer="layout" svg:width="5.571cm" svg:height="2.655cm" svg:x="11.328cm" svg:y="9.311cm">
          <text:p text:style-name="P36"><text:span text:style-name="T39">Modul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5" draw:text-style-name="P40" draw:layer="layout" svg:width="5.571cm" svg:height="2.655cm" svg:x="11.328cm" svg:y="6.656cm">
          <text:p text:style-name="P36"><text:span text:style-name="T40">Test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6" draw:text-style-name="P37" draw:layer="layout" svg:width="5.571cm" svg:height="2.655cm" svg:x="3.5cm" svg:y="11.967cm">
          <text:p text:style-name="P36"><text:span text:style-name="T39">Modul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40" draw:layer="layout" svg:width="5.571cm" svg:height="2.655cm" svg:x="3.5cm" svg:y="9.311cm">
          <text:p text:style-name="P36"><text:span text:style-name="T40">Tes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8" draw:text-style-name="P40" draw:layer="layout" svg:width="5.571cm" svg:height="2.655cm" svg:x="19.003cm" svg:y="4cm">
          <text:p text:style-name="P36"><text:span text:style-name="T40">Test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What is a mock and what is fake</text:span></text:p>
          </draw:text-box>
        </draw:frame>
        <draw:frame presentation:style-name="pr5" draw:text-style-name="P5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><text:span text:style-name="T41">Fake objects have working </text:span><text:span text:style-name="T41">implementations</text:span></text:p>
              </text:list-item>
              <text:list-item>
                <text:p><text:span text:style-name="T41">Usually takes some shortcut, to </text:span><text:span text:style-name="T41">make the operations less </text:span><text:span text:style-name="T41">expensive</text:span></text:p>
              </text:list-item>
              <text:list-item>
                <text:p><text:span text:style-name="T41">An in-memory file system </text:span><text:span text:style-name="T41">would be an example of a fake.</text:span></text:p>
              </text:list-item>
            </text:list>
          </draw:text-box>
        </draw:frame>
        <draw:frame presentation:style-name="pr5" draw:text-style-name="P41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><text:span text:style-name="T41">Mocks are objects pre-</text:span><text:span text:style-name="T41">programmed with expectations</text:span></text:p>
              </text:list-item>
              <text:list-item>
                <text:p><text:span text:style-name="T41">Expectations form a </text:span><text:span text:style-name="T41">specification of the calls they </text:span><text:span text:style-name="T41">are expected to receive</text:span></text:p>
              </text:list-item>
              <text:list-item>
                <text:p><text:span text:style-name="T41">More flexible</text:span></text:p>
              </text:list-item>
              <text:list-item>
                <text:p><text:span text:style-name="T41">More sim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What the MOCK!</text:p>
          </draw:text-box>
        </draw:frame>
        <draw:frame presentation:style-name="pr5" draw:text-style-name="P42" draw:layer="layout" svg:width="12.687cm" svg:height="10.5cm" svg:x="1cm" svg:y="4.125cm" presentation:class="outline" presentation:user-transformed="true">
          <draw:text-box>
            <text:p text:style-name="P42"><text:span text:style-name="T42">class Foo {</text:span></text:p>
            <text:p text:style-name="P42"><text:span text:style-name="T42"><text:s/></text:span><text:span text:style-name="T42">public:</text:span></text:p>
            <text:p text:style-name="P42"><text:span text:style-name="T42"><text:s text:c="2"/></text:span><text:span text:style-name="T42">virtual ~Foo();</text:span></text:p>
            <text:p text:style-name="P42"><text:span text:style-name="T42"><text:s text:c="2"/></text:span><text:span text:style-name="T42">virtual int GetSize() const = 0;</text:span></text:p>
            <text:p text:style-name="P42"><text:span text:style-name="T42"><text:s text:c="2"/></text:span><text:span text:style-name="T42">virtual string Describe(const char* name) = 0;</text:span></text:p>
            <text:p text:style-name="P42"><text:span text:style-name="T42"><text:s text:c="2"/></text:span><text:span text:style-name="T42">virtual string Describe(int type) = 0;</text:span></text:p>
            <text:p text:style-name="P42"><text:span text:style-name="T42"><text:s text:c="2"/></text:span><text:span text:style-name="T42">virtual bool Process(Bar elem, int count) = 0;</text:span></text:p>
            <text:p text:style-name="P42"><text:span text:style-name="T42">};</text:span></text:p>
            <text:p text:style-name="P42"><text:span text:style-name="T42"/></text:p>
          </draw:text-box>
        </draw:frame>
        <draw:frame presentation:style-name="pr5" draw:text-style-name="P42" draw:layer="layout" svg:width="12.687cm" svg:height="10.5cm" svg:x="14.322cm" svg:y="4.125cm" presentation:class="outline" presentation:user-transformed="true">
          <draw:text-box>
            <text:p text:style-name="P42"><text:span text:style-name="T42">#include "gmock/gmock.h"</text:span></text:p>
            <text:p text:style-name="P42"><text:span text:style-name="T42">#include ”Foo.h”</text:span></text:p>
            <text:p text:style-name="P42"><text:span text:style-name="T42"/></text:p>
            <text:p text:style-name="P42"><text:span text:style-name="T42">class MockFoo : public Foo {</text:span></text:p>
            <text:p text:style-name="P42"><text:span text:style-name="T42"><text:s/></text:span><text:span text:style-name="T42">public:</text:span></text:p>
            <text:p text:style-name="P42"><text:span text:style-name="T42"><text:s text:c="2"/></text:span><text:span text:style-name="T42">MOCK_METHOD(int, GetSize, (), (const, override));</text:span></text:p>
            <text:p text:style-name="P42"><text:span text:style-name="T42"><text:s text:c="2"/></text:span><text:span text:style-name="T42">MOCK_METHOD(string, Describe, (const char* name), (override));</text:span></text:p>
            <text:p text:style-name="P42"><text:span text:style-name="T42"><text:s text:c="2"/></text:span><text:span text:style-name="T42">MOCK_METHOD(string, Describe, (int type), (override));</text:span></text:p>
            <text:p text:style-name="P42"><text:span text:style-name="T42"><text:s text:c="2"/></text:span><text:span text:style-name="T42">MOCK_METHOD(bool, Process, (Bar elem, int count), (override));</text:span></text:p>
            <text:p text:style-name="P42"><text:span text:style-name="T42">};</text:span></text:p>
            <text:p text:style-name="P42"><text:span text:style-name="T4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ependency injection</text:p>
          </draw:text-box>
        </draw:frame>
        <draw:frame presentation:style-name="pr5" draw:layer="layout" svg:width="15cm" svg:height="10.5cm" svg:x="1cm" svg:y="4.125cm" presentation:class="outline" presentation:user-transformed="true">
          <draw:text-box>
            <text:list text:style-name="L8">
              <text:list-item>
                <text:p text:style-name="P43"><text:span text:style-name="T43">To test “Client” without </text:span><text:span text:style-name="T43">also testing “Server” we </text:span><text:span text:style-name="T43">need to mock the </text:span><text:span text:style-name="T43">“Server”</text:span></text:p>
              </text:list-item>
              <text:list-item>
                <text:p text:style-name="P43"><text:span text:style-name="T44">The dependency from </text:span><text:span text:style-name="T44">“Client” to “Server” must </text:span><text:span text:style-name="T44">be loose and changeable</text:span></text:p>
                <text:p text:style-name="P43"><text:span text:style-name="T1"/></text:p>
              </text:list-item>
            </text:list>
            <text:p><text:span text:style-name="T45">Class Client {</text:span></text:p>
            <text:p><text:span text:style-name="T45"><text:s text:c="2"/></text:span><text:span text:style-name="T45">Client(const Server&amp; </text:span><text:span text:style-name="T45">server) : server(server) {}</text:span></text:p>
            <text:p><text:span text:style-name="T45"><text:s text:c="2"/></text:span><text:span text:style-name="T45">void Bar() { server.Foo(); </text:span><text:span text:style-name="T45">}</text:span></text:p>
            <text:p><text:span text:style-name="T45">Private:</text:span></text:p>
            <text:p><text:span text:style-name="T45"><text:s text:c="2"/></text:span><text:span text:style-name="T45">const Server &amp; server;</text:span></text:p>
            <text:p><text:span text:style-name="T45">}</text:span></text:p>
            <text:p/>
            <text:p><text:span text:style-name="T45">TEST() {</text:span></text:p>
            <text:p><text:span text:style-name="T45"><text:s text:c="2"/></text:span><text:span text:style-name="T45">ServerMock serverMock;</text:span></text:p>
            <text:p><text:span text:style-name="T45"><text:s text:c="2"/></text:span><text:span text:style-name="T45">Client </text:span><text:span text:style-name="T45">clientUnderTest(serverMock);</text:span></text:p>
            <text:p><text:span text:style-name="T45"><text:s text:c="2"/></text:span><text:span text:style-name="T45">ClientUnderTest.Bar(); <text:s/>// </text:span><text:span text:style-name="T45">server.Foo() is mocked out</text:span></text:p>
            <text:p><text:span text:style-name="T45">}</text:span></text:p>
          </draw:text-box>
        </draw:frame>
        <draw:custom-shape draw:name="Rectangle 17" draw:style-name="gr19" draw:text-style-name="P44" draw:layer="layout" svg:width="4cm" svg:height="1.173cm" svg:x="23.082cm" svg:y="5.5cm">
          <text:p text:style-name="P36"><text:span text:style-name="T39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0" draw:text-style-name="P46" draw:layer="layout" svg:width="4cm" svg:height="1.593cm" svg:x="23.082cm" svg:y="6.673cm">
          <text:p text:style-name="P45"><text:span text:style-name="T46">Foo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1" draw:text-style-name="P48" draw:layer="layout" svg:width="4cm" svg:height="1.593cm" svg:x="15.5cm" svg:y="5.876cm">
          <text:p text:style-name="P47"><text:span text:style-name="T46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2" draw:text-style-name="P48" draw:layer="layout" svg:width="4cm" svg:height="1.173cm" svg:x="23.068cm" svg:y="9.864cm">
          <text:p text:style-name="P47"><text:span text:style-name="T47">ServerM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23" draw:text-style-name="P49" draw:layer="layout" svg:width="3.454cm" svg:height="0.001cm" svg:x="19.614cm" svg:y="6.6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24" draw:text-style-name="P49" draw:layer="layout" svg:width="0.013cm" svg:height="1.596cm" svg:x="25.069cm" svg:y="8.2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2" draw:style-name="gr25" draw:text-style-name="P46" draw:layer="layout" svg:width="4cm" svg:height="1.593cm" svg:x="23.068cm" svg:y="11.038cm">
          <text:p text:style-name="P45"><text:span text:style-name="T46">Foo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18" draw:style-name="gr26" draw:text-style-name="P49" draw:layer="layout" svg:width="4.014cm" svg:height="5.56cm" draw:transform="rotate (-1.5707963267949) translate (23.061cm 7.47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line draw:style-name="gr27" draw:text-style-name="P50" draw:layer="layout" svg:x1="20.034cm" svg:y1="5.429cm" svg:x2="22.066cm" svg:y2="7.81cm">
          <text:p/>
        </draw:line>
        <draw:line draw:style-name="gr27" draw:text-style-name="P50" draw:layer="layout" svg:x1="22.003cm" svg:y1="5.45cm" svg:x2="19.971cm" svg:y2="7.831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efault build in action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1"><text:span text:style-name="T48">Google Mock has a built-in default </text:span><text:span text:style-name="T48">action for mock functions</text:span></text:p>
              </text:list-item>
              <text:list-item>
                <text:p text:style-name="P51"><text:span text:style-name="T48">They will per default perform no </text:span><text:span text:style-name="T48">action and ignore input parameters</text:span></text:p>
              </text:list-item>
              <text:list-item>
                <text:p text:style-name="P52"><text:span text:style-name="T48">Return values are generated <text:s/>with </text:span><text:span text:style-name="T48">default values for following types</text:span></text:p>
                <text:list>
                  <text:list-item>
                    <text:p><text:span text:style-name="T48">Void functions</text:span></text:p>
                  </text:list-item>
                  <text:list-item>
                    <text:p><text:span text:style-name="T48">Boolean which is “true”</text:span></text:p>
                  </text:list-item>
                  <text:list-item>
                    <text:p><text:span text:style-name="T48">Numeric value which is set to “0”</text:span></text:p>
                  </text:list-item>
                  <text:list-item>
                    <text:p><text:span text:style-name="T48">Pointers are set to “nullptr”</text:span></text:p>
                  </text:list-item>
                </text:list>
              </text:list-item>
            </text:list>
            <text:p text:style-name="P51"><text:span text:style-name="T49"/></text:p>
            <text:p text:style-name="P51"><text:span text:style-name="T49">class MockFoo : public Foo {</text:span></text:p>
            <text:p text:style-name="P51"><text:span text:style-name="T49"><text:s text:c="2"/></text:span><text:span text:style-name="T49">MOCK_METHOD(int, GetSize, </text:span><text:span text:style-name="T49">()); <text:s text:c="19"/>// </text:span><text:span text:style-name="T49">Returns 0</text:span></text:p>
            <text:p text:style-name="P51"><text:span text:style-name="T49"><text:s text:c="2"/></text:span><text:span text:style-name="T49">MOCK_METHOD(string, </text:span><text:span text:style-name="T49">Describe, (int type)); <text:s text:c="7"/></text:span><text:span text:style-name="T49">// Returns an empty string</text:span></text:p>
            <text:p text:style-name="P51"><text:span text:style-name="T49"><text:s text:c="2"/></text:span><text:span text:style-name="T49">MOCK_METHOD2(bool, Process, </text:span><text:span text:style-name="T49">(Bar elem, int count)); // </text:span><text:span text:style-name="T49">Returns true</text:span></text:p>
            <text:p text:style-name="P51"><text:span text:style-name="T49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efault actions return value as per type</text:p>
          </draw:text-box>
        </draw:frame>
        <draw:frame presentation:style-name="pr5" draw:layer="layout" svg:width="26cm" svg:height="10.5cm" svg:x="1cm" svg:y="4.025cm" presentation:class="outline" presentation:user-transformed="true">
          <draw:text-box>
            <text:list text:style-name="L2">
              <text:list-item>
                <text:p><text:span text:style-name="T50">To customize the </text:span><text:span text:style-name="T50">default action for </text:span><text:span text:style-name="T50">functions with </text:span><text:span text:style-name="T50">return type T </text:span><text:span text:style-name="T50">globally</text:span></text:p>
                <text:p/>
              </text:list-item>
            </text:list>
            <text:p>// Sets the default value to be returned. T must be CopyConstructible.</text:p>
            <text:p>DefaultValue&lt;T&gt;::Set(value);</text:p>
            <text:p/>
            <text:p>// Sets a factory. Will be invoked on demand (T must be MoveConstructible). </text:p>
            <text:p>T MakeT() {</text:p>
            <text:p><text:s text:c="2"/>… </text:p>
            <text:p><text:s text:c="2"/>return t;</text:p>
            <text:p>};</text:p>
            <text:p>DefaultValue&lt;T&gt;::SetFactory(&amp;MakeT);</text:p>
            <text:p/>
            <text:p>// ... use the mocks ...</text:p>
            <text:p/>
            <text:p>// Resets the default value.</text:p>
            <text:p>DefaultValue&lt;T&gt;::Clear();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efault actions</text:p>
          </draw:text-box>
        </draw:frame>
        <draw:frame presentation:style-name="pr5" draw:text-style-name="P53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><text:span text:style-name="T51">To customize the default action for a particular </text:span><text:span text:style-name="T51">method:</text:span></text:p>
              </text:list-item>
            </text:list>
            <text:p><text:span text:style-name="T52"/></text:p>
            <text:p><text:span text:style-name="T53">ON_CALL(mock_object, method(matchers))</text:span></text:p>
            <text:p><text:span text:style-name="T53"><text:s text:c="2"/></text:span><text:span text:style-name="T53">.With(multi_argument_matcher)</text:span></text:p>
            <text:p><text:span text:style-name="T53"><text:s text:c="2"/></text:span><text:span text:style-name="T53">.WillByDefault(action);</text:span></text:p>
            <text:p><text:span text:style-name="T54"/></text:p>
          </draw:text-box>
        </draw:frame>
        <draw:frame presentation:style-name="pr9" draw:text-style-name="P55" draw:layer="layout" svg:width="13.009cm" svg:height="10.5cm" svg:x="14cm" svg:y="4.125cm" presentation:class="outline" presentation:user-transformed="true">
          <draw:text-box>
            <text:p text:style-name="P54"><text:span text:style-name="T55"/></text:p>
            <text:p text:style-name="P54"><text:span text:style-name="T55"/></text:p>
            <text:p text:style-name="P54"><text:span text:style-name="T55"/></text:p>
            <text:p text:style-name="P54"><text:span text:style-name="T55">ON_CALL(foo, Sign(_)).WillByDefault(Return(-</text:span><text:span text:style-name="T55">1));</text:span></text:p>
            <text:p text:style-name="P54"><text:span text:style-name="T55">ON_CALL(foo, Sign(0)).WillByDefault(Return(0));</text:span></text:p>
            <text:p text:style-name="P54"><text:span text:style-name="T55">ON_CALL(foo, </text:span><text:span text:style-name="T55">Sign(Gt(0))).WillByDefault(Return(1));</text:span></text:p>
            <text:p text:style-name="P54"><text:span text:style-name="T55"/></text:p>
            <text:p text:style-name="P54"><text:span text:style-name="T55">EXPECT_CALL(foo, Sign(_)).Times(AnyNumber());</text:span></text:p>
            <text:p text:style-name="P54"><text:span text:style-name="T55"/></text:p>
            <text:p text:style-name="P54"><text:span text:style-name="T55">foo.Sign(5); // This should return 1.</text:span></text:p>
            <text:p text:style-name="P54"><text:span text:style-name="T55">foo.Sign(-9); // This should return -1.</text:span></text:p>
            <text:p text:style-name="P54"><text:span text:style-name="T55">foo.Sign(0); // This should return 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esign for test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56">You need to prepare your </text:span><text:span text:style-name="T56">design so unit test is </text:span><text:span text:style-name="T56">performed best possible: </text:span><text:span text:style-name="T56">Hence do unit tests and </text:span><text:span text:style-name="T56">development in parallel</text:span></text:p>
              </text:list-item>
              <text:list-item>
                <text:p><text:span text:style-name="T56">Loosely coupled classes at </text:span><text:span text:style-name="T56">level where testing is needed at </text:span><text:span text:style-name="T56">individual level</text:span></text:p>
              </text:list-item>
              <text:list-item>
                <text:p><text:span text:style-name="T56">Tightly coupled classes </text:span><text:span text:style-name="T56">requires an incremental unit </text:span><text:span text:style-name="T56">test strategy</text:span></text:p>
              </text:list-item>
              <text:list-item>
                <text:p><text:span text:style-name="T56">No code in </text:span><text:span text:style-name="T56">constructors/destructors that </text:span><text:span text:style-name="T56">reaches out of the class</text:span></text:p>
              </text:list-item>
              <text:list-item>
                <text:p><text:span text:style-name="T56">Virtual functions in interfaces </text:span><text:span text:style-name="T56">that needs to be mock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 text:style-name="P57"><text:span text:style-name="T57">Exersice 2: Dependency injection</text:span></text:p>
          </draw:text-box>
        </draw:frame>
        <draw:frame presentation:style-name="pr5" draw:text-style-name="P7" draw:layer="layout" svg:width="26cm" svg:height="10.5cm" svg:x="1cm" svg:y="4.125cm" presentation:class="outline">
          <draw:text-box>
            <text:list text:style-name="L9">
              <text:list-item>
                <text:p><text:span text:style-name="T58">Locate</text:span><text:span text:style-name="T59"> the awards_test.cpp </text:span></text:p>
              </text:list-item>
              <text:list-item>
                <text:p><text:span text:style-name="T58">Create</text:span><text:span text:style-name="T59"> two mocks classes; </text:span><text:span text:style-name="T60">RankListMock</text:span><text:span text:style-name="T59"> and </text:span><text:span text:style-name="T60">AwardCeremonyActionsMoc</text:span><text:span text:style-name="T60">k</text:span></text:p>
              </text:list-item>
              <text:list-item>
                <text:p><text:span text:style-name="T58">Invoke</text:span><text:span text:style-name="T59"> the </text:span><text:span text:style-name="T59">performAwardCeremony() with </text:span><text:span text:style-name="T59">reference to the two mock </text:span><text:span text:style-name="T59">instances</text:span></text:p>
              </text:list-item>
              <text:list-item>
                <text:p><text:span text:style-name="T58">Run</text:span><text:span text:style-name="T59"> the test and see the </text:span><text:span text:style-name="T59">function can execute with </text:span><text:span text:style-name="T59">success (There will be </text:span><text:span text:style-name="T59">warnings though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Ignoring uninterresting mock calls</text:p>
          </draw:text-box>
        </draw:frame>
        <draw:frame presentation:style-name="pr5" draw:text-style-name="P5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61">If you are not interested in how </text:span><text:span text:style-name="T61">a mock method is called, just </text:span><text:span text:style-name="T61">don't say anything about it. </text:span></text:p>
              </text:list-item>
              <text:list-item>
                <text:p><text:span text:style-name="T61">If the method is ever called, </text:span><text:span text:style-name="T61">Google Mock will perform its </text:span><text:span text:style-name="T61">default action to allow the test </text:span><text:span text:style-name="T61">program to continue</text:span></text:p>
              </text:list-item>
              <text:list-item>
                <text:p><text:span text:style-name="T61">Once you expressed interest in </text:span><text:span text:style-name="T61">a particular mock method (via </text:span><text:span text:style-name="T61">EXPECT_CALL()), all invocations </text:span><text:span text:style-name="T61">to it must match some </text:span><text:span text:style-name="T61">expectation.</text:span></text:p>
              </text:list-item>
              <text:list-item>
                <text:p><text:span text:style-name="T61">If this function is called but the </text:span><text:span text:style-name="T61">arguments don't match any </text:span><text:span text:style-name="T61">EXPECT_CALL() statement, it will </text:span><text:span text:style-name="T61">be an erro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Uninteresting vs Unexpected Calls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56">Uninteresting calls and </text:span><text:span text:style-name="T56">unexpected calls are different </text:span><text:span text:style-name="T56">concepts in Google Mock</text:span></text:p>
              </text:list-item>
              <text:list-item>
                <text:p><text:span text:style-name="T56">A call x.Y(...) is </text:span><text:span text:style-name="T62">uninteresting</text:span><text:span text:style-name="T56"> if </text:span><text:span text:style-name="T56">there's not even a single </text:span><text:span text:style-name="T56">EXPECT_CALL(x, Y(...)) set. In </text:span><text:span text:style-name="T56">other words, the test isn't </text:span><text:span text:style-name="T56">interested in the x.Y() method </text:span><text:span text:style-name="T56">at all, as evident in that the test </text:span><text:span text:style-name="T56">doesn't care to say anything </text:span><text:span text:style-name="T56">about it.</text:span></text:p>
              </text:list-item>
              <text:list-item>
                <text:p><text:span text:style-name="T56">A call x.Y(...) is </text:span><text:span text:style-name="T62">unexpected</text:span><text:span text:style-name="T56"> if </text:span><text:span text:style-name="T56">there are some </text:span><text:span text:style-name="T56">EXPECT_CALL(x, Y(...))s set, </text:span><text:span text:style-name="T56">but none of them matches the </text:span><text:span text:style-name="T56">call</text:span></text:p>
              </text:list-item>
              <text:list-item>
                <text:p><text:span text:style-name="T56">An </text:span><text:span text:style-name="T62">unexpected</text:span><text:span text:style-name="T56"> call is always </text:span><text:span text:style-name="T56">an error, as the code under test </text:span><text:span text:style-name="T56">doesn't behave the way the </text:span><text:span text:style-name="T56">test expects it to behave.</text:span></text:p>
              </text:list-item>
              <text:list-item>
                <text:p><text:span text:style-name="T56">By default, an </text:span><text:span text:style-name="T62">uninteresting</text:span><text:span text:style-name="T56"> call </text:span><text:span text:style-name="T56">is not an error, as it violates no </text:span><text:span text:style-name="T56">constraint specified by the test. </text:span><text:span text:style-name="T56">However, it leads to a warning, </text:span><text:span text:style-name="T56">as it might indicate a probl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Make the mock more ”Nice” or ”Strict”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61">In Google Mock, </text:span><text:span text:style-name="T63">NiceMock&lt;&gt;</text:span><text:span text:style-name="T61"> </text:span><text:span text:style-name="T61">and </text:span><text:span text:style-name="T63">StrictMock&lt;&gt;</text:span><text:span text:style-name="T61"> can be used </text:span><text:span text:style-name="T61">to make a mock class "nice" or </text:span><text:span text:style-name="T61">"strict“.</text:span></text:p>
              </text:list-item>
              <text:list-item>
                <text:p><text:span text:style-name="T61">A nice mock suppresses </text:span><text:span text:style-name="T61">uninteresting call warnings. If a </text:span><text:span text:style-name="T61">test fails with a default mock, it </text:span><text:span text:style-name="T61">will also fail using a nice mock </text:span><text:span text:style-name="T61">instead</text:span></text:p>
              </text:list-item>
              <text:list-item>
                <text:p><text:span text:style-name="T61">A strict mock turns </text:span><text:span text:style-name="T61">“uninteresting call” warnings </text:span><text:span text:style-name="T61">into errors. So making a mock </text:span><text:span text:style-name="T61">strict may change the test's </text:span><text:span text:style-name="T61">result.</text:span></text:p>
              </text:list-item>
              <text:list-item>
                <text:p><text:span text:style-name="T61">Instantiate the Mocks with the </text:span><text:span text:style-name="T63">NiceMock&lt;&gt;</text:span><text:span text:style-name="T61"> or </text:span><text:span text:style-name="T63">StrictMock&lt;&gt;</text:span><text:span text:style-name="T61"> </text:span><text:span text:style-name="T61">template</text:span></text:p>
              </text:list-item>
              <text:list-item>
                <text:p><text:span text:style-name="T61">Example:</text:span></text:p>
                <text:p/>
              </text:list-item>
            </text:list>
            <text:p><text:span text:style-name="T64">NiceMock&lt;OsMock&gt; osMock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<text:span text:style-name="T1">Exercise 3: What a Nice mock</text:span>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3">
              <text:list-item>
                <text:p text:style-name="P59"><text:span text:style-name="T65">Locate</text:span><text:span text:style-name="T66"> the awards_test.cpp </text:span><text:span text:style-name="T66">again</text:span></text:p>
              </text:list-item>
              <text:list-item>
                <text:p text:style-name="P59"><text:span text:style-name="T65">Make</text:span><text:span text:style-name="T66"> the </text:span><text:span text:style-name="T67">RankListMock</text:span><text:span text:style-name="T66"> a Nice </text:span><text:span text:style-name="T66">mock and the </text:span><text:span text:style-name="T67">AwardCeremonyActionsMock</text:span><text:span text:style-name="T66"> a </text:span><text:span text:style-name="T66">Strick one!</text:span></text:p>
              </text:list-item>
              <text:list-item>
                <text:p text:style-name="P59"><text:span text:style-name="T65">Observe</text:span><text:span text:style-name="T66"> that we now get rid of </text:span><text:span text:style-name="T66">the warnings but we also </text:span><text:span text:style-name="T66">introduced errors(Don’t fix the </text:span><text:span text:style-name="T66">errors yet!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Test the expectation on dependenci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1"><text:span text:style-name="T68">If the code under test is </text:span><text:span text:style-name="T68">expected to use its interface in </text:span><text:span text:style-name="T68">a specific way we need to test it</text:span></text:p>
              </text:list-item>
              <text:list-item>
                <text:p text:style-name="P51"><text:span text:style-name="T68">EXPECT_CALL() can be used </text:span><text:span text:style-name="T68">to setup requirement to how the </text:span><text:span text:style-name="T68">MOCKs must be used</text:span></text:p>
              </text:list-item>
            </text:list>
            <text:p text:style-name="P60"><text:span text:style-name="T69"/></text:p>
            <text:p text:style-name="P60"><text:span text:style-name="T69">Example:</text:span></text:p>
            <text:p text:style-name="P60"><text:span text:style-name="T70"/></text:p>
            <text:p text:style-name="P61"><text:span text:style-name="T71">TEST_F(UiTest, uiInit)</text:span></text:p>
            <text:p text:style-name="P61"><text:span text:style-name="T71">{</text:span></text:p>
            <text:p text:style-name="P61"><text:span text:style-name="T72"><text:s text:c="2"/></text:span><text:span text:style-name="T72">EXPECT_CALL(tfMock, </text:span><text:span text:style-name="T72">tfPrograms_VolumeStepCount(_))</text:span></text:p>
            <text:p text:style-name="P61"><text:span text:style-name="T71"><text:s text:c="4"/></text:span><text:span text:style-name="T71">.WillRepeatedly(Return(1))</text:span><text:span text:style-name="T71">;</text:span></text:p>
            <text:p text:style-name="P61"><text:span text:style-name="T71"><text:s text:c="2"/></text:span><text:span text:style-name="T71">uiInit();</text:span></text:p>
            <text:p text:style-name="P61"><text:span text:style-name="T7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1T0">
        <office:forms form:automatic-focus="false" form:apply-design-mode="false"/>
        <draw:frame presentation:style-name="pr4" draw:text-style-name="P62" draw:layer="layout" svg:width="26cm" svg:height="1.997cm" svg:x="1cm" svg:y="0.627cm" presentation:class="title">
          <draw:text-box>
            <text:p><text:span text:style-name="T73">Typical flow of a test with mocks</text:span></text:p>
          </draw:text-box>
        </draw:frame>
        <draw:frame presentation:style-name="pr10" draw:text-style-name="P64" draw:layer="layout" svg:width="12.687cm" svg:height="10.5cm" svg:x="14.322cm" svg:y="4.125cm" presentation:class="outline" presentation:user-transformed="true">
          <draw:text-box>
            <text:p text:style-name="P63"><text:span text:style-name="T74">using ::testing::AtLeast; <text:s text:c="24"/>// </text:span><text:span text:style-name="T74">#1</text:span></text:p>
            <text:p text:style-name="P63"><text:span text:style-name="T1"/></text:p>
            <text:p text:style-name="P63"><text:span text:style-name="T74">TEST(PainterTest, CanDrawSomething) {</text:span></text:p>
            <text:p text:style-name="P63"><text:span text:style-name="T74"><text:s text:c="2"/></text:span><text:span text:style-name="T74">MockTurtle turtle; <text:s text:c="29"/>// </text:span><text:span text:style-name="T74">#2</text:span></text:p>
            <text:p text:style-name="P63"><text:span text:style-name="T74"><text:s text:c="2"/></text:span><text:span text:style-name="T74">EXPECT_CALL(turtle, PenDown()) <text:s text:c="17"/>// </text:span><text:span text:style-name="T74">#3</text:span></text:p>
            <text:p text:style-name="P63"><text:span text:style-name="T74"><text:s text:c="6"/></text:span><text:span text:style-name="T74">.Times(AtLeast(1));</text:span></text:p>
            <text:p text:style-name="P63"><text:span text:style-name="T1"/></text:p>
            <text:p text:style-name="P63"><text:span text:style-name="T74"><text:s text:c="2"/></text:span><text:span text:style-name="T74">Painter painter(&amp;turtle); <text:s text:c="22"/>// </text:span><text:span text:style-name="T74">#4</text:span></text:p>
            <text:p text:style-name="P63"><text:span text:style-name="T1"/></text:p>
            <text:p text:style-name="P63"><text:span text:style-name="T74"><text:s text:c="2"/></text:span><text:span text:style-name="T74">EXPECT_TRUE(painter.DrawCircle(0, 0, 10)); <text:s text:c="5"/>// </text:span><text:span text:style-name="T74">#5</text:span></text:p>
            <text:p text:style-name="P63"><text:span text:style-name="T74">}</text:span></text:p>
          </draw:text-box>
        </draw:frame>
        <draw:frame presentation:style-name="pr11" draw:text-style-name="P65" draw:layer="layout" svg:width="13.147cm" svg:height="10.5cm" svg:x="1cm" svg:y="4.125cm" presentation:class="subtitle" presentation:user-transformed="true">
          <draw:text-box>
            <text:p text:style-name="P60"><text:span text:style-name="T75">The typical flow is:</text:span></text:p>
            <text:list text:style-name="L3">
              <text:list-item>
                <text:p text:style-name="P60"><text:span text:style-name="T75">Import the Google Mock namespace .All Google Mock names are in the testing namespace unless they are macros or otherwise noted.</text:span></text:p>
              </text:list-item>
              <text:list-item>
                <text:p text:style-name="P60"><text:span text:style-name="T75">Create the mock objects. Optionally, set the default actions of the mock objects.</text:span></text:p>
              </text:list-item>
              <text:list-item>
                <text:p text:style-name="P60"><text:span text:style-name="T75">Set your expectations on the mock objects (How will they be called? What will they do?).</text:span></text:p>
              </text:list-item>
              <text:list-item>
                <text:p text:style-name="P60"><text:span text:style-name="T75">Exercise code that uses the mock objects; if necessary, check the result using Google Test assertions.</text:span></text:p>
              </text:list-item>
              <text:list-item>
                <text:p text:style-name="P60"><text:span text:style-name="T75">When a mock objects is destructed, Google Mock automatically verifies that all expectations on it have been satisfi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The TEMPLATE</text:p>
          </draw:text-box>
        </draw:frame>
        <draw:frame presentation:style-name="pr5" draw:text-style-name="P29" draw:layer="layout" svg:width="21.878cm" svg:height="10.5cm" svg:x="5.122cm" svg:y="4.125cm" presentation:class="outline" presentation:user-transformed="true">
          <draw:text-box>
            <text:p text:style-name="P60"><text:span text:style-name="T76">EXPECT_CALL(mock_object, </text:span><text:span text:style-name="T76">method(matchers))</text:span></text:p>
            <text:p text:style-name="P60"><text:span text:style-name="T76"><text:s/></text:span><text:span text:style-name="T76">.With(multi_argument_matcher</text:span><text:span text:style-name="T76">) // ?</text:span></text:p>
            <text:p text:style-name="P60"><text:span text:style-name="T76"><text:s/></text:span><text:span text:style-name="T76">.Times(cardinality) <text:s text:c="9"/></text:span><text:span text:style-name="T76"><text:s/>// ?</text:span></text:p>
            <text:p text:style-name="P60"><text:span text:style-name="T76"><text:s/></text:span><text:span text:style-name="T76">.InSequence(sequences) <text:s text:c="6"/></text:span><text:span text:style-name="T76"><text:s/>// *</text:span></text:p>
            <text:p text:style-name="P60"><text:span text:style-name="T76"><text:s/></text:span><text:span text:style-name="T76">.After(expectations) <text:s text:c="8"/></text:span><text:span text:style-name="T76"><text:s/>// *</text:span></text:p>
            <text:p text:style-name="P60"><text:span text:style-name="T76"><text:s/></text:span><text:span text:style-name="T76">.WillOnce(action) <text:s text:c="11"/></text:span><text:span text:style-name="T76"><text:s/>// *</text:span></text:p>
            <text:p text:style-name="P60"><text:span text:style-name="T76"><text:s/></text:span><text:span text:style-name="T76">.WillRepeatedly(action) <text:s text:c="5"/></text:span><text:span text:style-name="T76"><text:s/>// ?</text:span></text:p>
            <text:p text:style-name="P60"><text:span text:style-name="T76"><text:s/></text:span><text:span text:style-name="T76">.RetiresOnSaturation(); <text:s text:c="5"/></text:span><text:span text:style-name="T76"><text:s/>//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atchers</text:p>
          </draw:text-box>
        </draw:frame>
        <draw:frame presentation:style-name="pr5" draw:layer="layout" svg:width="12.687cm" svg:height="10.5cm" svg:x="1cm" svg:y="4.125cm" presentation:class="outline">
          <draw:text-box>
            <text:list text:style-name="L2">
              <text:list-item>
                <text:p text:style-name="P51"><text:span text:style-name="T77">A matcher specifies the input </text:span><text:span text:style-name="T77">parameters of the MOCK function </text:span><text:span text:style-name="T77">invocation</text:span></text:p>
              </text:list-item>
              <text:list-item>
                <text:p text:style-name="P51"><text:span text:style-name="T77">A matcher is used as filter if there </text:span><text:span text:style-name="T77">is more than one way the function </text:span><text:span text:style-name="T77">is invoked</text:span></text:p>
              </text:list-item>
            </text:list>
          </draw:text-box>
        </draw:frame>
        <draw:frame presentation:style-name="pr5" draw:layer="layout" svg:width="12.687cm" svg:height="10.5cm" svg:x="14.322cm" svg:y="4.125cm" presentation:class="outline">
          <draw:text-box>
            <text:p text:style-name="P60"><text:span text:style-name="T78">EXPECT_CALL(mock_object, method(</text:span><text:span text:style-name="T79">matchers</text:span><text:span text:style-name="T78">))</text:span></text:p>
            <text:p text:style-name="P60"><text:span text:style-name="T78"><text:s/></text:span><text:span text:style-name="T78">.With(</text:span><text:span text:style-name="T79">multi_argument_matcher</text:span><text:span text:style-name="T78">)// ?</text:span></text:p>
            <text:p text:style-name="P60"><text:span text:style-name="T78"><text:s/></text:span><text:span text:style-name="T78">.Times(cardinality) <text:s text:c="9"/>// ?</text:span></text:p>
            <text:p text:style-name="P60"><text:span text:style-name="T78"><text:s/></text:span><text:span text:style-name="T78">.InSequence(sequences) <text:s text:c="6"/>// *</text:span></text:p>
            <text:p text:style-name="P60"><text:span text:style-name="T78"><text:s/></text:span><text:span text:style-name="T78">.After(expectations) <text:s text:c="8"/>// *</text:span></text:p>
            <text:p text:style-name="P60"><text:span text:style-name="T78"><text:s/></text:span><text:span text:style-name="T78">.WillOnce(action) <text:s text:c="11"/>// *</text:span></text:p>
            <text:p text:style-name="P60"><text:span text:style-name="T78"><text:s/></text:span><text:span text:style-name="T78">.WillRepeatedly(action) <text:s text:c="5"/>// ?</text:span></text:p>
            <text:p text:style-name="P60"><text:span text:style-name="T78"><text:s/></text:span><text:span text:style-name="T78">.RetiresOnSaturation(); <text:s text:c="5"/>// ?</text:span></text:p>
            <text:p text:style-name="P60"><text:span text:style-name="T8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atchers: WildCards and Comparison</text:p>
          </draw:text-box>
        </draw:frame>
        <draw:frame presentation:style-name="pr5" draw:text-style-name="P7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><text:span text:style-name="T81">Simple numerical values can be </text:span><text:span text:style-name="T81">compared with the expected values</text:span></text:p>
              </text:list-item>
              <text:list-item>
                <text:p><text:span text:style-name="T81">Uninteresting values can be ignored with </text:span><text:span text:style-name="T81">wild cards</text:span></text:p>
              </text:list-item>
            </text:list>
            <text:p text:style-name="P66"><text:span text:style-name="T81">Example:</text:span></text:p>
            <text:p text:style-name="P66"><text:span text:style-name="T82">EXPECT_CALL(myMock, foo(NotNull(), _, </text:span><text:span text:style-name="T82">Lt(42)));</text:span></text:p>
            <text:p text:style-name="P66"><text:span text:style-name="T83"/></text:p>
            <text:list text:continue-numbering="true" text:style-name="L2">
              <text:list-item>
                <text:p><text:span text:style-name="T84">Matchers can be used in standalone </text:span><text:span text:style-name="T84">statements</text:span></text:p>
              </text:list-item>
            </text:list>
            <text:p><text:span text:style-name="T84">Example:</text:span></text:p>
            <text:p text:style-name="P66"><text:span text:style-name="T85">Server * server = proxy.getServer()</text:span></text:p>
            <text:p text:style-name="P66"><text:span text:style-name="T86">EXPECT_THAT(server, NotNull());</text:span></text:p>
          </draw:text-box>
        </draw:frame>
        <draw:frame presentation:style-name="pr12" draw:text-style-name="P68" draw:layer="layout" svg:width="12.687cm" svg:height="10.5cm" svg:x="14.322cm" svg:y="4.125cm" presentation:class="outline" presentation:user-transformed="true">
          <draw:text-box>
            <text:p text:style-name="P67"><text:span text:style-name="T87"/></text:p>
            <text:p text:style-name="P67"><text:span text:style-name="T87">_ wildcard, A&lt;type&gt;() or An&lt;type&gt;()</text:span></text:p>
            <text:p text:style-name="P67"><text:span text:style-name="T88">Eq(value) , Ne(value)</text:span></text:p>
            <text:p text:style-name="P67"><text:span text:style-name="T88">Ge(value), Gt(value)</text:span></text:p>
            <text:p text:style-name="P67"><text:span text:style-name="T88">Le(value), Lt(value)</text:span></text:p>
            <text:p text:style-name="P67"><text:span text:style-name="T88">IsNull(), NotNull()</text:span></text:p>
            <text:p text:style-name="P67"><text:span text:style-name="T89"/></text:p>
            <text:p text:style-name="P67"><text:span text:style-name="T88">EXPECT_THAT(value, </text:span><text:span text:style-name="T90">matcher</text:span><text:span text:style-name="T88">)</text:span></text:p>
            <text:p text:style-name="P67"><text:span text:style-name="T88">ASSERT_THAT(value, </text:span><text:span text:style-name="T90">matcher</text:span><text:span text:style-name="T88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atchers: Floating point and strings</text:p>
          </draw:text-box>
        </draw:frame>
        <draw:frame presentation:style-name="pr5" draw:text-style-name="P7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69"><text:span text:style-name="T91">Floating point comparison has its </text:span><text:span text:style-name="T91">own set of Matchers</text:span></text:p>
              </text:list-item>
            </text:list>
            <text:p text:style-name="P69"><text:span text:style-name="T92"/></text:p>
            <text:p text:style-name="P69"><text:span text:style-name="T93">DoubleEq(a_double)</text:span></text:p>
            <text:p text:style-name="P69"><text:span text:style-name="T93">FloatEq(a_float)</text:span></text:p>
            <text:p text:style-name="P69"><text:span text:style-name="T93">NanSensitiveDoubleEq(a_double)</text:span></text:p>
            <text:p text:style-name="P69"><text:span text:style-name="T93">NanSensitiveFloatEq(a_float)</text:span></text:p>
            <text:p text:style-name="P69"><text:span text:style-name="T93">DoubleNear(a_double, max_abs_error)</text:span></text:p>
            <text:p text:style-name="P69"><text:span text:style-name="T93">FloatNear(a_float, max_abs_error)</text:span></text:p>
            <text:p text:style-name="P69"><text:span text:style-name="T93">NanSensitiveDoubleNear(a_double, max_abs_error)</text:span></text:p>
            <text:p text:style-name="P69"><text:span text:style-name="T93">NanSensitiveFloatNear(a_float, max_abs_error)</text:span></text:p>
          </draw:text-box>
        </draw:frame>
        <draw:frame presentation:style-name="pr5" draw:text-style-name="P7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 text:style-name="P69"><text:span text:style-name="T91">Strings has wide set of matchers</text:span></text:p>
              </text:list-item>
              <text:list-item>
                <text:p text:style-name="P69"><text:span text:style-name="T91">Remember to use these to avoid </text:span><text:span text:style-name="T91">comparing string pointer instead of </text:span><text:span text:style-name="T91">the actually string content</text:span></text:p>
              </text:list-item>
            </text:list>
            <text:p text:style-name="P69"><text:span text:style-name="T94">ContainsRegex(string)</text:span></text:p>
            <text:p text:style-name="P69"><text:span text:style-name="T94">EndsWith(suffix)</text:span></text:p>
            <text:p text:style-name="P69"><text:span text:style-name="T94">HasSubstr(string)</text:span></text:p>
            <text:p text:style-name="P69"><text:span text:style-name="T94">MatchesRegex(string)</text:span></text:p>
            <text:p text:style-name="P69"><text:span text:style-name="T94">StartsWith(prefix)</text:span></text:p>
            <text:p text:style-name="P69"><text:span text:style-name="T94">StrCaseEq(string)</text:span></text:p>
            <text:p text:style-name="P69"><text:span text:style-name="T94">StrCaseNe(string)</text:span></text:p>
            <text:p text:style-name="P69"><text:span text:style-name="T94">StrEq(string)</text:span></text:p>
            <text:p text:style-name="P69"><text:span text:style-name="T94">StrNe(string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atchers: Pointers and Members</text:p>
          </draw:text-box>
        </draw:frame>
        <draw:frame presentation:style-name="pr13" draw:text-style-name="P70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69"><text:span text:style-name="T95">Most commonly the pointer it self is not </text:span><text:span text:style-name="T95">important, but more what it points to.</text:span></text:p>
              </text:list-item>
              <text:list-item>
                <text:p text:style-name="P69"><text:span text:style-name="T95">Use Pointee(m) to access the pointed </text:span><text:span text:style-name="T95">value it self.</text:span></text:p>
              </text:list-item>
            </text:list>
            <text:p text:style-name="P66"><text:span text:style-name="T96"/></text:p>
            <text:p text:style-name="P66"><text:span text:style-name="T95">E</text:span><text:span text:style-name="T97">xample:</text:span></text:p>
            <text:p text:style-name="P66"><text:span text:style-name="T98">class ClassAMock {</text:span></text:p>
            <text:p text:style-name="P66"><text:span text:style-name="T98"><text:s text:c="2"/></text:span><text:span text:style-name="T98">void Bar(int * value);</text:span></text:p>
            <text:p text:style-name="P66"><text:span text:style-name="T98">}</text:span></text:p>
            <text:p text:style-name="P66"><text:span text:style-name="T98">…</text:span></text:p>
            <text:p text:style-name="P66"><text:span text:style-name="T99">EXPECT_CALL(foo, </text:span><text:span text:style-name="T99">Bar(Pointee(Ge(3))));</text:span></text:p>
          </draw:text-box>
        </draw:frame>
        <draw:frame presentation:style-name="pr14" draw:text-style-name="P72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 text:style-name="P69"><text:span text:style-name="T100">Sometimes only some individual members </text:span><text:span text:style-name="T100">of more complex structures is of interest</text:span></text:p>
              </text:list-item>
              <text:list-item>
                <text:p text:style-name="P69"><text:span text:style-name="T100">Member attributes can be matched with</text:span></text:p>
              </text:list-item>
            </text:list>
            <text:p text:style-name="P71"><text:span text:style-name="T94">Field(&amp;class::field, m)</text:span></text:p>
            <text:list text:continue-numbering="true" text:style-name="L2">
              <text:list-item>
                <text:p text:style-name="P66"><text:span text:style-name="T97">Return value from operations can be </text:span><text:span text:style-name="T97">matched with</text:span></text:p>
              </text:list-item>
            </text:list>
            <text:p text:style-name="P71"><text:span text:style-name="T94">Property(&amp;class::property, m)</text:span></text:p>
            <text:p text:style-name="P66"><text:span text:style-name="T101"/></text:p>
            <text:p text:style-name="P66"><text:span text:style-name="T97">Example:</text:span></text:p>
            <text:p text:style-name="P66"><text:span text:style-name="T102">Field(&amp;Person::age, Ge(3))</text:span></text:p>
            <text:p text:style-name="P66"><text:span text:style-name="T102">// Matches x where x.number &gt;= 3.</text:span></text:p>
            <text:p text:style-name="P66"><text:span text:style-name="T102">Property(&amp;Foo::name, StrEq("John"))</text:span></text:p>
            <text:p text:style-name="P66"><text:span text:style-name="T102">// Matches x where x.name() returns "John"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atchers: Containers</text:p>
          </draw:text-box>
        </draw:frame>
        <draw:frame presentation:style-name="pr15" draw:text-style-name="P70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69"><text:span text:style-name="T103">ElementsAre*() can be used </text:span><text:span text:style-name="T103">to match any container that </text:span><text:span text:style-name="T103">implements the STL iterator </text:span><text:span text:style-name="T103">pattern (i.e. it has a </text:span><text:span text:style-name="T103">const_iterator type and </text:span><text:span text:style-name="T103">supports begin()/end())</text:span></text:p>
              </text:list-item>
              <text:list-item>
                <text:p text:style-name="P69"><text:span text:style-name="T103">You can use nested </text:span><text:span text:style-name="T103">ElementsAre*() to match </text:span><text:span text:style-name="T103">nested (multi-dimensional) </text:span><text:span text:style-name="T103">containers.</text:span></text:p>
              </text:list-item>
              <text:list-item>
                <text:p text:style-name="P69"><text:span text:style-name="T103">If the container is passed by </text:span><text:span text:style-name="T103">pointer instead of by </text:span><text:span text:style-name="T103">reference, just write </text:span><text:span text:style-name="T103">Pointee(ElementsAre*(...)).</text:span></text:p>
              </text:list-item>
              <text:list-item>
                <text:p text:style-name="P69"><text:span text:style-name="T103">The order of elements </text:span><text:span text:style-name="T103">matters for ElementsAre*(). </text:span><text:span text:style-name="T103">Therefore don't use it with </text:span><text:span text:style-name="T103">containers whose element </text:span><text:span text:style-name="T103">order is undefined (e.g. </text:span><text:span text:style-name="T103">hash_map).</text:span></text:p>
              </text:list-item>
            </text:list>
            <text:p text:style-name="P66"><text:span text:style-name="T104">... </text:span></text:p>
            <text:p text:style-name="P66"><text:span text:style-name="T104">MOCK_METHOD1(Foo, void(const </text:span><text:span text:style-name="T104">vector&lt;int&gt;&amp; numbers)); </text:span></text:p>
            <text:p text:style-name="P66"><text:span text:style-name="T104">... </text:span></text:p>
            <text:p text:style-name="P66"><text:span text:style-name="T104">EXPECT_CALL(mock, </text:span><text:span text:style-name="T104">Foo(UnorderedElementsAre(1, </text:span><text:span text:style-name="T104">Gt(0), _, 5)));</text:span></text:p>
            <text:p text:style-name="P66"><text:span text:style-name="T104">const int expected_vector1[] </text:span><text:span text:style-name="T104">= { 1, 5, 2, 4, ... }; </text:span><text:span text:style-name="T104">EXPECT_CALL(mock, </text:span><text:span text:style-name="T104">Foo(ElementsAreArray(expecte</text:span><text:span text:style-name="T104">d_vector1)));</text:span></text:p>
          </draw:text-box>
        </draw:frame>
        <draw:frame presentation:style-name="pr16" draw:text-style-name="P74" draw:layer="layout" svg:width="12.687cm" svg:height="10.5cm" svg:x="14.322cm" svg:y="4.125cm" presentation:class="outline" presentation:user-transformed="true">
          <draw:text-box>
            <text:p text:style-name="P73"><text:span text:style-name="T102">ContainerEq(container) </text:span></text:p>
            <text:p text:style-name="P73"><text:span text:style-name="T102">Contains(e)</text:span></text:p>
            <text:p text:style-name="P73"><text:span text:style-name="T102">Each(e)</text:span></text:p>
            <text:p text:style-name="P73"><text:span text:style-name="T102">ElementsAre(e0, e1, ..., en)</text:span></text:p>
            <text:p text:style-name="P73"><text:span text:style-name="T102">ElementsAreArray({ e0, e1, ..., en })</text:span></text:p>
            <text:p text:style-name="P73"><text:span text:style-name="T102">ElementsAreArray(array), or </text:span></text:p>
            <text:p text:style-name="P73"><text:span text:style-name="T102">ElementsAreArray(array, count)</text:span></text:p>
            <text:p text:style-name="P73"><text:span text:style-name="T102">IsEmpty()</text:span></text:p>
            <text:p text:style-name="P73"><text:span text:style-name="T102">Pointwise(m, container)</text:span></text:p>
            <text:p text:style-name="P73"><text:span text:style-name="T102">SizeIs(m)</text:span></text:p>
            <text:p text:style-name="P73"><text:span text:style-name="T102">UnorderedElementsAre(e0, e1, ..., en)</text:span></text:p>
            <text:p text:style-name="P73"><text:span text:style-name="T102">UnorderedElementsAreArray({ e0, e1, ..., en }</text:span></text:p>
            <text:p text:style-name="P73"><text:span text:style-name="T102">UnorderedElementsAreArray(array), or</text:span></text:p>
            <text:p text:style-name="P73"><text:span text:style-name="T102">UnorderedElementsAreArray(array, count)</text:span></text:p>
            <text:p text:style-name="P73"><text:span text:style-name="T102">WhenSorted(m)</text:span></text:p>
            <text:p text:style-name="P73"><text:span text:style-name="T102">WhenSortedBy(comparator, m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atchers: Composite Matchers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69"><text:span text:style-name="T105">A single matchers might be </text:span><text:span text:style-name="T105">too simple to express your </text:span><text:span text:style-name="T105">requirements</text:span></text:p>
              </text:list-item>
              <text:list-item>
                <text:p text:style-name="P69"><text:span text:style-name="T105">Combining matchers might </text:span><text:span text:style-name="T105">be the tool to achieve more </text:span><text:span text:style-name="T105">precise match</text:span></text:p>
              </text:list-item>
              <text:list-item>
                <text:p text:style-name="P69"><text:span text:style-name="T105">Argument matches all of the </text:span><text:span text:style-name="T105">matchers m1 to n.</text:span></text:p>
              </text:list-item>
            </text:list>
            <text:p text:style-name="P66"><text:span text:style-name="T106">AllOf(m1, m2, ..., mn)</text:span></text:p>
            <text:list text:continue-numbering="true" text:style-name="L2">
              <text:list-item>
                <text:p text:style-name="P66"><text:span text:style-name="T105">Argument matches at least </text:span><text:span text:style-name="T105">one of the matchers m1 to </text:span><text:span text:style-name="T105">mn.</text:span></text:p>
              </text:list-item>
            </text:list>
            <text:p text:style-name="P75"><text:span text:style-name="T107">AnyOf(m1, m2, ..., mn)</text:span></text:p>
            <text:list text:continue-numbering="true" text:style-name="L2">
              <text:list-item>
                <text:p text:style-name="P66"><text:span text:style-name="T105">Argument doesn't match </text:span><text:span text:style-name="T105">matcher m.</text:span></text:p>
              </text:list-item>
            </text:list>
            <text:p text:style-name="P66"><text:span text:style-name="T106">Not(m)</text:span></text:p>
            <text:p text:style-name="P66"><text:span text:style-name="T108"/></text:p>
            <text:p text:style-name="P66"><text:span text:style-name="T105">Example:</text:span></text:p>
            <text:p text:style-name="P66"><text:span text:style-name="T106">AllOf(Ge(5), Lt(10), </text:span><text:span text:style-name="T106">Ne(7))</text:span></text:p>
            <text:p text:style-name="P66"><text:span text:style-name="T106">AnyOf(5, 6, 8, 9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6" draw:text-style-name="P5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atchers: Multi argument matchers</text:p>
          </draw:text-box>
        </draw:frame>
        <draw:frame presentation:style-name="pr17" draw:text-style-name="P77" draw:layer="layout" svg:width="12.687cm" svg:height="10.5cm" svg:x="1cm" svg:y="4.125cm" presentation:class="outline" presentation:user-transformed="true">
          <draw:text-box>
            <text:p text:style-name="P76"><text:span text:style-name="T78">EXPECT_CALL(mock_object, method(matchers))</text:span></text:p>
            <text:p text:style-name="P76"><text:span text:style-name="T78"><text:s/></text:span><text:span text:style-name="T78">.</text:span><text:span text:style-name="T79">With</text:span><text:span text:style-name="T78">(</text:span><text:span text:style-name="T79">multi_argument_matcher</text:span><text:span text:style-name="T78">) ?</text:span></text:p>
            <text:p text:style-name="P76"><text:span text:style-name="T78"><text:s/></text:span><text:span text:style-name="T78">.Times(cardinality) ?</text:span></text:p>
            <text:p text:style-name="P76"><text:span text:style-name="T78"><text:s/></text:span><text:span text:style-name="T78">.InSequence(sequences) *</text:span></text:p>
            <text:p text:style-name="P76"><text:span text:style-name="T78"><text:s/></text:span><text:span text:style-name="T78">.After(expectations) *</text:span></text:p>
            <text:p text:style-name="P76"><text:span text:style-name="T78"><text:s/></text:span><text:span text:style-name="T78">.WillOnce(action) *</text:span></text:p>
            <text:p text:style-name="P76"><text:span text:style-name="T78"><text:s/></text:span><text:span text:style-name="T78">.WillRepeatedly(action) ?</text:span></text:p>
            <text:p text:style-name="P76"><text:span text:style-name="T78"><text:s/></text:span><text:span text:style-name="T78">.RetiresOnSaturation(); ?</text:span></text:p>
            <text:p text:style-name="P76"><text:span text:style-name="T80"/></text:p>
            <text:p text:style-name="P76"><text:span text:style-name="T109"/></text:p>
          </draw:text-box>
        </draw:frame>
        <draw:frame presentation:style-name="pr5" draw:text-style-name="P7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 text:style-name="P69"><text:span text:style-name="T91">Matchers are normally used for single </text:span><text:span text:style-name="T91">arguments</text:span></text:p>
              </text:list-item>
              <text:list-item>
                <text:p text:style-name="P69"><text:span text:style-name="T91">If needed the relation between </text:span><text:span text:style-name="T91">multiple arguments can be matched </text:span><text:span text:style-name="T91">in the With() clau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atching Multiple Arguments as a Whole</text:p>
          </draw:text-box>
        </draw:frame>
        <draw:frame presentation:style-name="pr18" draw:text-style-name="P8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78"><text:span text:style-name="T110">The expression inside With(m) must be a </text:span><text:span text:style-name="T110">matcher of type:</text:span></text:p>
              </text:list-item>
              <text:list-item>
                <text:p text:style-name="P79"><text:span text:style-name="T111">Matcher&lt; ::testing::tuple&lt;A1, ..., An&gt; &gt;, </text:span></text:p>
              </text:list-item>
              <text:list-item>
                <text:p text:style-name="P79"><text:span text:style-name="T111">where A1, ..., An are the types of the </text:span><text:span text:style-name="T111">function arguments.</text:span></text:p>
              </text:list-item>
            </text:list>
            <text:p text:style-name="P80"><text:span text:style-name="T112"/></text:p>
            <text:p text:style-name="P80"><text:span text:style-name="T94">EXPECT_CALL(foo, InRange(Ne(0), _))</text:span></text:p>
            <text:p text:style-name="P80"><text:span text:style-name="T94"><text:s text:c="2"/></text:span><text:span text:style-name="T94">.</text:span><text:span text:style-name="T113">With</text:span><text:span text:style-name="T94">(Lt());</text:span></text:p>
            <text:p text:style-name="P80"><text:span text:style-name="T94">EXPECT_CALL(foo, Blah(_, _, _))</text:span></text:p>
            <text:p text:style-name="P80"><text:span text:style-name="T94"><text:s text:c="2"/></text:span><text:span text:style-name="T94">.</text:span><text:span text:style-name="T113">With</text:span><text:span text:style-name="T94">(AllOf(Args&lt;0, 1&gt;(Lt()), </text:span><text:span text:style-name="T94">Args&lt;1, 2&gt;(Lt())));</text:span></text:p>
            <text:p text:style-name="P80"><text:span text:style-name="T114"/></text:p>
            <text:list text:continue-numbering="true" text:style-name="L2">
              <text:list-item>
                <text:p text:style-name="P80"><text:span text:style-name="T114">You can also write AllArgs(m) instead of </text:span><text:span text:style-name="T114">m inside With(). </text:span></text:p>
              </text:list-item>
            </text:list>
            <text:p text:style-name="P80"><text:span text:style-name="T115"/></text:p>
            <text:p text:style-name="P80"><text:span text:style-name="T116">EXPECT_CALL(foo, Blah(_, _, _))</text:span></text:p>
            <text:p text:style-name="P80"><text:span text:style-name="T116"><text:s text:c="2"/></text:span><text:span text:style-name="T116">.</text:span><text:span text:style-name="T117">With</text:span><text:span text:style-name="T116">(AllArgs(Gt(5))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atchers: Defining matchers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69"><text:span text:style-name="T118">Sometimes the build in </text:span><text:span text:style-name="T118">matcher is not sufficient for </text:span><text:span text:style-name="T118">your own types</text:span></text:p>
              </text:list-item>
              <text:list-item>
                <text:p text:style-name="P69"><text:span text:style-name="T118">Matchers specialized for </text:span><text:span text:style-name="T118">your own purpose can be </text:span><text:span text:style-name="T118">defines with:</text:span></text:p>
              </text:list-item>
            </text:list>
            <text:p text:style-name="P66"><text:span text:style-name="T72">MATCHER(name, description_string) </text:span><text:span text:style-name="T72">{ statements; }</text:span></text:p>
            <text:p text:style-name="P66"><text:span text:style-name="T72">MATCHER_P(name, param_name, </text:span><text:span text:style-name="T72">description_string) </text:span><text:span text:style-name="T72">{ statements; }</text:span></text:p>
            <text:p text:style-name="P66"><text:span text:style-name="T72">MATCHER_Px(name, param_namex, … , </text:span><text:span text:style-name="T72">description_string) </text:span><text:span text:style-name="T72">{ statements; }</text:span></text:p>
            <text:p text:style-name="P66"><text:span text:style-name="T72"/></text:p>
            <text:list text:continue-numbering="true" text:style-name="L2">
              <text:list-item>
                <text:p text:style-name="P66"><text:span text:style-name="T105">The macros must be used in </text:span><text:span text:style-name="T105">global scope outside any </text:span><text:span text:style-name="T105">class scope</text:span></text:p>
              </text:list-item>
            </text:list>
            <text:p text:style-name="P66"><text:span text:style-name="T119">Example:</text:span></text:p>
            <text:p text:style-name="P66"><text:span text:style-name="T72">MATCHER_P(IsDivisibleBy, n, "") {</text:span></text:p>
            <text:p text:style-name="P66"><text:span text:style-name="T72"><text:s text:c="2"/></text:span><text:span text:style-name="T72">*result_listener &lt;&lt; "where the </text:span><text:span text:style-name="T72">remainder is " &lt;&lt; (arg % n);</text:span></text:p>
            <text:p text:style-name="P66"><text:span text:style-name="T72"><text:s text:c="2"/></text:span><text:span text:style-name="T72">return (arg % n) == 0; </text:span></text:p>
            <text:p text:style-name="P66"><text:span text:style-name="T7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ctions</text:p>
          </draw:text-box>
        </draw:frame>
        <draw:frame presentation:style-name="pr5" draw:text-style-name="P83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69"><text:span text:style-name="T81">When the matchers in your </text:span><text:span text:style-name="T81">EXPECT_CALL() has been successfully </text:span><text:span text:style-name="T120">evaluated</text:span><text:span text:style-name="T81"> you can specify the action that </text:span><text:span text:style-name="T81">the MOCK must perform</text:span></text:p>
              </text:list-item>
              <text:list-item>
                <text:p text:style-name="P69"><text:span text:style-name="T81">The actions is the tool that defines what </text:span><text:span text:style-name="T81">the MOCK needs to perform to keep the </text:span><text:span text:style-name="T81">code under test happy</text:span></text:p>
              </text:list-item>
              <text:list-item>
                <text:p text:style-name="P82"><text:span text:style-name="T81">Action can be any or all of:</text:span></text:p>
                <text:list>
                  <text:list-item>
                    <text:p text:style-name="P7"><text:span text:style-name="T81">Return of a value</text:span></text:p>
                  </text:list-item>
                  <text:list-item>
                    <text:p text:style-name="P7"><text:span text:style-name="T81">Side effect</text:span></text:p>
                  </text:list-item>
                  <text:list-item>
                    <text:p text:style-name="P7"><text:span text:style-name="T81">Using a Function or a Functor as an </text:span><text:span text:style-name="T81">Action</text:span></text:p>
                  </text:list-item>
                  <text:list-item>
                    <text:p text:style-name="P7"><text:span text:style-name="T81">Default Action</text:span></text:p>
                  </text:list-item>
                  <text:list-item>
                    <text:p text:style-name="P7"><text:span text:style-name="T81">Composite Action</text:span></text:p>
                  </text:list-item>
                  <text:list-item>
                    <text:p text:style-name="P7"><text:span text:style-name="T81">Custom Action</text:span></text:p>
                  </text:list-item>
                </text:list>
              </text:list-item>
            </text:list>
          </draw:text-box>
        </draw:frame>
        <draw:frame presentation:style-name="pr19" draw:text-style-name="P77" draw:layer="layout" svg:width="12.687cm" svg:height="10.5cm" svg:x="14.322cm" svg:y="4.125cm" presentation:class="outline" presentation:user-transformed="true">
          <draw:text-box>
            <text:p text:style-name="P76"><text:span text:style-name="T121">EXPECT_CALL(mock_object, method(matchers))</text:span></text:p>
            <text:p text:style-name="P76"><text:span text:style-name="T121"><text:s/></text:span><text:span text:style-name="T121">.With(multi_argument_matcher)// ?</text:span></text:p>
            <text:p text:style-name="P76"><text:span text:style-name="T121"><text:s/></text:span><text:span text:style-name="T121">.Times(cardinality) <text:s text:c="9"/>// ?</text:span></text:p>
            <text:p text:style-name="P76"><text:span text:style-name="T121"><text:s/></text:span><text:span text:style-name="T121">.InSequence(sequences) <text:s text:c="6"/>// *</text:span></text:p>
            <text:p text:style-name="P76"><text:span text:style-name="T121"><text:s/></text:span><text:span text:style-name="T121">.After(expectations) <text:s text:c="8"/>// *</text:span></text:p>
            <text:p text:style-name="P76"><text:span text:style-name="T121"><text:s/></text:span><text:span text:style-name="T121">.WillOnce(</text:span><text:span text:style-name="T122">action</text:span><text:span text:style-name="T121">) <text:s text:c="11"/>// *</text:span></text:p>
            <text:p text:style-name="P76"><text:span text:style-name="T121"><text:s/></text:span><text:span text:style-name="T121">.WillRepeatedly(</text:span><text:span text:style-name="T122">action</text:span><text:span text:style-name="T121">) <text:s text:c="5"/>// ?</text:span></text:p>
            <text:p text:style-name="P76"><text:span text:style-name="T121"><text:s/></text:span><text:span text:style-name="T121">.RetiresOnSaturation(); <text:s text:c="5"/>// ?</text:span></text:p>
            <text:p text:style-name="P76"><text:span text:style-name="T12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ctions: Return values</text:p>
          </draw:text-box>
        </draw:frame>
        <draw:frame presentation:style-name="pr5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51"><text:span text:style-name="T124">If the mock </text:span><text:span text:style-name="T124">functions isn’t of </text:span><text:span text:style-name="T124">type void we can </text:span><text:span text:style-name="T124">specify what </text:span><text:span text:style-name="T124">should be </text:span><text:span text:style-name="T124">returned</text:span></text:p>
              </text:list-item>
              <text:list-item>
                <text:p text:style-name="P60"><text:span text:style-name="T125">Example:</text:span></text:p>
              </text:list-item>
            </text:list>
            <text:p text:style-name="P84"><text:span text:style-name="T126"><text:s/></text:span><text:span text:style-name="T126">EXPECT_CALL(aMock, </text:span><text:span text:style-name="T126">count(_))</text:span></text:p>
            <text:p text:style-name="P84"><text:span text:style-name="T126"><text:s text:c="4"/></text:span><text:span text:style-name="T126">.WillRepeatedly(Return(1</text:span><text:span text:style-name="T126">));</text:span></text:p>
            <text:p text:style-name="P60"><text:span text:style-name="T109"/></text:p>
            <text:list text:continue-numbering="true" text:style-name="L2">
              <text:list-item>
                <text:p text:style-name="P60"><text:span text:style-name="T127">If any action is </text:span><text:span text:style-name="T127">specified for a </text:span><text:span text:style-name="T127">mock function </text:span><text:span text:style-name="T127">the Return() </text:span><text:span text:style-name="T127">statement must </text:span><text:span text:style-name="T127">be defines</text:span></text:p>
              </text:list-item>
              <text:list-item>
                <text:p text:style-name="P60"><text:span text:style-name="T127">If a Return() </text:span><text:span text:style-name="T127">statement is </text:span><text:span text:style-name="T127">present in an </text:span><text:span text:style-name="T127">action list it </text:span><text:span text:style-name="T127">must be last</text:span></text:p>
              </text:list-item>
              <text:list-item>
                <text:p text:style-name="P60"><text:span text:style-name="T125">Example:</text:span></text:p>
              </text:list-item>
            </text:list>
            <text:p text:style-name="P84"><text:span text:style-name="T128">EXPECT_CALL(volumeMock, </text:span><text:span text:style-name="T128">StepCount(_))</text:span></text:p>
            <text:p text:style-name="P84"><text:span text:style-name="T128"><text:s text:c="4"/></text:span><text:span text:style-name="T128">.WillRepeatedly(</text:span></text:p>
            <text:p text:style-name="P84"><text:span text:style-name="T128"><text:s text:c="7"/></text:span><text:span text:style-name="T128">.DoAll(</text:span></text:p>
            <text:p text:style-name="P84"><text:span text:style-name="T128"><text:s text:c="11"/></text:span><text:span text:style-name="T128">SaveArg&lt;1&gt;(&amp;volumeStepCount)</text:span><text:span text:style-name="T128">,</text:span></text:p>
            <text:p text:style-name="P84"><text:span text:style-name="T128"><text:s text:c="11"/></text:span><text:span text:style-name="T128">Return(1)</text:span></text:p>
            <text:p text:style-name="P84"><text:span text:style-name="T128"><text:s text:c="7"/></text:span><text:span text:style-name="T128">)</text:span></text:p>
            <text:p text:style-name="P84"><text:span text:style-name="T128"><text:s text:c="4"/></text:span><text:span text:style-name="T128">);</text:span></text:p>
          </draw:text-box>
        </draw:frame>
        <draw:frame presentation:style-name="pr20" draw:text-style-name="P86" draw:layer="layout" svg:width="12.687cm" svg:height="10.5cm" svg:x="14.322cm" svg:y="4.125cm" presentation:class="outline" presentation:user-transformed="true">
          <draw:text-box>
            <text:p text:style-name="P85"><text:span text:style-name="T76"/></text:p>
            <text:p text:style-name="P85"><text:span text:style-name="T76">Return(), Return(value)</text:span></text:p>
            <text:p text:style-name="P85"><text:span text:style-name="T76">ReturnArg&lt;N&gt;()</text:span></text:p>
            <text:p text:style-name="P85"><text:span text:style-name="T76">ReturnNew&lt;T&gt;(a1, ..., ak)</text:span></text:p>
            <text:p text:style-name="P85"><text:span text:style-name="T76">Return new T(a1, ..., ak)</text:span></text:p>
            <text:p text:style-name="P85"><text:span text:style-name="T76">ReturnNull() </text:span></text:p>
            <text:p text:style-name="P85"><text:span text:style-name="T76">ReturnPointee(ptr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ctions: Side effects</text:p>
          </draw:text-box>
        </draw:frame>
        <draw:frame presentation:style-name="pr21" draw:text-style-name="P70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69"><text:span text:style-name="T129">If the mock function is required to have some </text:span><text:span text:style-name="T129">side effect this can be programmed via actions</text:span></text:p>
              </text:list-item>
            </text:list>
            <text:p text:style-name="P66"><text:span text:style-name="T130">Example 1:</text:span></text:p>
            <text:p text:style-name="P87"><text:span text:style-name="T93">MOCK_METHOD2(Mutate, void(bool mutate, int* </text:span><text:span text:style-name="T93">value));</text:span></text:p>
            <text:p text:style-name="P87"><text:span text:style-name="T93">...</text:span></text:p>
            <text:p text:style-name="P87"><text:span text:style-name="T93">EXPECT_CALL(mutator, Mutate(true, _))</text:span></text:p>
            <text:p text:style-name="P87"><text:span text:style-name="T93"><text:s text:c="2"/></text:span><text:span text:style-name="T93">.WillOnce(SetArgPointee&lt;1&gt;(5));</text:span></text:p>
            <text:p text:style-name="P87"><text:span text:style-name="T93"/></text:p>
            <text:p text:style-name="P87"><text:span text:style-name="T131">Example 2:</text:span></text:p>
            <text:p text:style-name="P87"><text:span text:style-name="T93">MOCK_METHOD1(MutateInt, bool(int* value)); }; </text:span></text:p>
            <text:p text:style-name="P87"><text:span text:style-name="T93">...</text:span></text:p>
            <text:p text:style-name="P87"><text:span text:style-name="T93">EXPECT_CALL(mutator, MutateInt(_))</text:span></text:p>
            <text:p text:style-name="P87"><text:span text:style-name="T93"><text:s text:c="2"/></text:span><text:span text:style-name="T93">.WillOnce( DoAll( SetArgPointee&lt;0&gt;(5), </text:span><text:span text:style-name="T93">Return(true)));</text:span></text:p>
            <text:p text:style-name="P87"><text:span text:style-name="T93"/></text:p>
            <text:p text:style-name="P87"><text:span text:style-name="T131">Example 3:</text:span></text:p>
            <text:p text:style-name="P87"><text:span text:style-name="T93">MOCK_METHOD2(Mutate, void(int* values, int </text:span><text:span text:style-name="T93">num_values)); ... }; </text:span></text:p>
            <text:p text:style-name="P87"><text:span text:style-name="T93">...</text:span></text:p>
            <text:p text:style-name="P87"><text:span text:style-name="T93">int values[5] = { 1, 2, 3, 4, 5 };</text:span></text:p>
            <text:p text:style-name="P87"><text:span text:style-name="T93">EXPECT_CALL(mutator, Mutate(NotNull(), 5))</text:span></text:p>
            <text:p text:style-name="P87"><text:span text:style-name="T93"><text:s text:c="2"/></text:span><text:span text:style-name="T93">.WillOnce(SetArrayArgument&lt;0&gt;(values, values </text:span><text:span text:style-name="T93">+ 5));</text:span></text:p>
          </draw:text-box>
        </draw:frame>
        <draw:frame presentation:style-name="pr22" draw:text-style-name="P89" draw:layer="layout" svg:width="12.687cm" svg:height="10.5cm" svg:x="14.322cm" svg:y="4.125cm" presentation:class="outline" presentation:user-transformed="true">
          <draw:text-box>
            <text:p text:style-name="P88"><text:span text:style-name="T132"/></text:p>
            <text:p text:style-name="P88"><text:span text:style-name="T132">Assign(&amp;variable, value) </text:span></text:p>
            <text:p text:style-name="P88"><text:span text:style-name="T132">DeleteArg&lt;N&gt;() </text:span></text:p>
            <text:p text:style-name="P88"><text:span text:style-name="T132">SaveArg&lt;N&gt;(pointer)</text:span></text:p>
            <text:p text:style-name="P88"><text:span text:style-name="T132">SaveArgPointee&lt;N&gt;(pointer)</text:span></text:p>
            <text:p text:style-name="P88"><text:span text:style-name="T132">SetArgPointee&lt;N&gt;(value)</text:span></text:p>
            <text:p text:style-name="P88"><text:span text:style-name="T132">SetArrayArgument&lt;N&gt;(first, last)</text:span></text:p>
            <text:p text:style-name="P88"><text:span text:style-name="T133"/></text:p>
            <text:p text:style-name="P88"><text:span text:style-name="T132">Invoke(f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ctions: Invoke</text:p>
          </draw:text-box>
        </draw:frame>
        <draw:frame presentation:style-name="pr23" draw:text-style-name="P92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90"><text:span text:style-name="T134">Helper functions can </text:span><text:span text:style-name="T134">be called to </text:span><text:span text:style-name="T134">implement the </text:span><text:span text:style-name="T134">needed side effects</text:span></text:p>
              </text:list-item>
              <text:list-item>
                <text:p text:style-name="P90"><text:span text:style-name="T134">Should be used as </text:span><text:span text:style-name="T134">last resort since it is </text:span><text:span text:style-name="T134">going towards “stub” </text:span><text:span text:style-name="T134">testing</text:span></text:p>
              </text:list-item>
              <text:list-item>
                <text:p text:style-name="P90"><text:span text:style-name="T134">Invoked </text:span><text:span text:style-name="T134">functions/functors </text:span><text:span text:style-name="T134">have same signature </text:span><text:span text:style-name="T134">as mocked function</text:span></text:p>
              </text:list-item>
            </text:list>
            <text:p text:style-name="P91"><text:span text:style-name="T135"><text:s/></text:span><text:span text:style-name="T136">Example function:</text:span></text:p>
            <text:p text:style-name="P91"><text:span text:style-name="T137">MOCK_METHOD2(Sum, </text:span><text:span text:style-name="T137">int(int x, int y));</text:span></text:p>
            <text:p text:style-name="P91"><text:span text:style-name="T137">int CalculateSum(int </text:span><text:span text:style-name="T137">x, int y) { return x </text:span><text:span text:style-name="T137">+ y; } </text:span></text:p>
            <text:p text:style-name="P91"><text:span text:style-name="T137">EXPECT_CALL(foo, </text:span><text:span text:style-name="T137">Sum(_, _))</text:span></text:p>
            <text:p text:style-name="P91"><text:span text:style-name="T137"><text:s text:c="2"/></text:span><text:span text:style-name="T137">.WillOnce(Invoke(Ca</text:span><text:span text:style-name="T137">lculateSum));</text:span><text:span text:style-name="T138"> </text:span></text:p>
            <text:p text:style-name="P91"><text:span text:style-name="T139"/></text:p>
            <text:p text:style-name="P91"><text:span text:style-name="T140">Example member </text:span><text:span text:style-name="T140">function:</text:span></text:p>
            <text:p text:style-name="P91"><text:span text:style-name="T141">MOCK_METHOD1(ComplexJo</text:span><text:span text:style-name="T141">b, bool(int x));</text:span></text:p>
            <text:p text:style-name="P91"><text:span text:style-name="T141">Bool </text:span><text:span text:style-name="T141">Helper::ComplexJob(int </text:span><text:span text:style-name="T141">x); </text:span></text:p>
            <text:p text:style-name="P91"><text:span text:style-name="T141">EXPECT_CALL(foo, </text:span><text:span text:style-name="T141">ComplexJob(_))</text:span></text:p>
            <text:p text:style-name="P91"><text:span text:style-name="T141"><text:s text:c="2"/></text:span><text:span text:style-name="T141">.WillOnce(Invoke(&amp;he</text:span><text:span text:style-name="T141">lper, </text:span><text:span text:style-name="T141">&amp;Helper::ComplexJob));</text:span></text:p>
          </draw:text-box>
        </draw:frame>
        <draw:frame presentation:style-name="pr24" draw:text-style-name="P94" draw:layer="layout" svg:width="12.15cm" svg:height="10.5cm" svg:x="14.859cm" svg:y="4.125cm" presentation:class="outline" presentation:user-transformed="true">
          <draw:text-box>
            <text:p text:style-name="P93"><text:span text:style-name="T142"/></text:p>
            <text:p text:style-name="P93"><text:span text:style-name="T142">Invoke(f) </text:span></text:p>
            <text:p text:style-name="P93"><text:span text:style-name="T142">Invoke(object_pointer, &amp;class::method)</text:span></text:p>
            <text:p text:style-name="P93"><text:span text:style-name="T142">InvokeWithoutArgs(f)</text:span></text:p>
            <text:p text:style-name="P93"><text:span text:style-name="T142">InvokeWithoutArgs(object_pointer, </text:span><text:span text:style-name="T142">&amp;class::method)</text:span></text:p>
            <text:p text:style-name="P93"><text:span text:style-name="T142">InvokeArgument&lt;N&gt;(arg1, arg2, ..., argk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ctions: Composite actions</text:p>
          </draw:text-box>
        </draw:frame>
        <draw:frame presentation:style-name="pr25" draw:text-style-name="P97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95"><text:span text:style-name="T143">Actions can be combined with </text:span><text:span text:style-name="T143">DoAll(a1, a2, ..., an)</text:span></text:p>
              </text:list-item>
              <text:list-item>
                <text:p text:style-name="P95"><text:span text:style-name="T143">All actions </text:span><text:span text:style-name="T144">a1</text:span><text:span text:style-name="T143"> to </text:span><text:span text:style-name="T144">an</text:span><text:span text:style-name="T143"> and return the </text:span><text:span text:style-name="T143">result of </text:span><text:span text:style-name="T144">an</text:span><text:span text:style-name="T143"> in each invocation. The </text:span><text:span text:style-name="T143">first </text:span><text:span text:style-name="T144">n - 1 </text:span><text:span text:style-name="T143">sub-actions must return </text:span><text:span text:style-name="T143">void.</text:span></text:p>
              </text:list-item>
            </text:list>
            <text:p text:style-name="P96"><text:span text:style-name="T143"/></text:p>
            <text:p text:style-name="P96"><text:span text:style-name="T143">Example:</text:span></text:p>
            <text:p text:style-name="P96"><text:span text:style-name="T142">EXPECT_CALL(foo, Bar(_))</text:span></text:p>
            <text:p text:style-name="P96"><text:span text:style-name="T142"><text:s text:c="2"/></text:span><text:span text:style-name="T142">.WillOnce(DoAll(action_1, action_2, ... action_n));</text:span></text:p>
          </draw:text-box>
        </draw:frame>
        <draw:frame presentation:style-name="pr26" draw:text-style-name="P97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 text:style-name="P95"><text:span text:style-name="T143">To alter the argument passed to </text:span><text:span text:style-name="T143">action use following helpers:</text:span></text:p>
              </text:list-item>
            </text:list>
            <text:p text:style-name="P96"><text:span text:style-name="T76"/></text:p>
            <text:p text:style-name="P96"><text:span text:style-name="T76">IgnoreResult(a)</text:span></text:p>
            <text:p text:style-name="P96"><text:span text:style-name="T76">WithArg&lt;N&gt;(a)</text:span></text:p>
            <text:p text:style-name="P96"><text:span text:style-name="T76">WithArgs&lt;N1, N2, ..., Nk&gt;(a)</text:span></text:p>
            <text:p text:style-name="P96"><text:span text:style-name="T76">WithoutArgs(a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ctions: Custom defined action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1"><text:span text:style-name="T77">If the Gmock framework is </text:span><text:span text:style-name="T77">insuffient custom actions can be </text:span><text:span text:style-name="T77">defined</text:span></text:p>
              </text:list-item>
              <text:list-item>
                <text:p text:style-name="P98"><text:span text:style-name="T145">ACTION(ActionName) { return </text:span><text:span text:style-name="T145">arg0 + arg1; }</text:span></text:p>
              </text:list-item>
              <text:list-item>
                <text:p text:style-name="P98"><text:span text:style-name="T145">ACTION_P(ActionName, n) </text:span><text:span text:style-name="T145">{ return arg0 + n; }</text:span></text:p>
              </text:list-item>
              <text:list-item>
                <text:p text:style-name="P98"><text:span text:style-name="T145">ACTION_Pk(ActionName, p1, ..., </text:span><text:span text:style-name="T145">pk) { statements; }</text:span></text:p>
              </text:list-item>
              <text:list-item>
                <text:p text:style-name="P51"><text:span text:style-name="T109">Arguments passed to the action </text:span><text:span text:style-name="T109">can be accessed via </text:span><text:span text:style-name="T146">argX</text:span><text:span text:style-name="T109"> </text:span><text:span text:style-name="T109">variables</text:span></text:p>
              </text:list-item>
              <text:list-item>
                <text:p text:style-name="P51"><text:span text:style-name="T109">Actions can be parametrized (Not </text:span><text:span text:style-name="T109">be confused with the arguments </text:span><text:span text:style-name="T109">passed to the action)</text:span></text:p>
              </text:list-item>
              <text:list-item>
                <text:p text:style-name="P60"><text:span text:style-name="T109">Example:</text:span></text:p>
              </text:list-item>
              <text:list-item>
                <text:p text:style-name="P84"><text:span text:style-name="T147">ACTION_P(ReturnPointee</text:span><text:span text:style-name="T147">, p) { return *p; }</text:span></text:p>
              </text:list-item>
              <text:list-item>
                <text:p text:style-name="P84"><text:span text:style-name="T147">...</text:span></text:p>
              </text:list-item>
              <text:list-item>
                <text:p text:style-name="P84"><text:span text:style-name="T147">int previous_value = </text:span><text:span text:style-name="T147">0;</text:span></text:p>
              </text:list-item>
              <text:list-item>
                <text:p text:style-name="P84"><text:span text:style-name="T147">EXPECT_CALL(my_mock, </text:span><text:span text:style-name="T147">GetPrevValue())</text:span></text:p>
              </text:list-item>
              <text:list-item>
                <text:p text:style-name="P84"><text:span text:style-name="T147"><text:s text:c="2"/></text:span><text:span text:style-name="T147">.WillRepeatedly(Retu</text:span><text:span text:style-name="T147">rnPointee(&amp;previous_va</text:span><text:span text:style-name="T147">lue)); </text:span></text:p>
              </text:list-item>
              <text:list-item>
                <text:p text:style-name="P84"><text:span text:style-name="T147">EXPECT_CALL(my_mock, </text:span><text:span text:style-name="T147">UpdateValue(_))</text:span></text:p>
              </text:list-item>
              <text:list-item>
                <text:p text:style-name="P84"><text:span text:style-name="T147"><text:s text:c="2"/></text:span><text:span text:style-name="T147">.WillRepeatedly(Save</text:span><text:span text:style-name="T147">Arg&lt;0&gt;(&amp;previous_value</text:span><text:span text:style-name="T147">)); </text:span></text:p>
              </text:list-item>
              <text:list-item>
                <text:p text:style-name="P84"><text:span text:style-name="T147"/></text:p>
              </text:list-item>
              <text:list-item>
                <text:p text:style-name="P84"><text:span text:style-name="T147">my_mock.DoSomethingToU</text:span><text:span text:style-name="T147">pdateValue();</text:span></text:p>
              </text:list-item>
              <text:list-item>
                <text:p text:style-name="P60"><text:span text:style-name="T10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Number of expected calls</text:p>
          </draw:text-box>
        </draw:frame>
        <draw:frame presentation:style-name="pr27" draw:text-style-name="P99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69"><text:span text:style-name="T129">An EXPECT_CALL() implies the expectation of </text:span><text:span text:style-name="T129">the functions is called ones</text:span></text:p>
                <text:p text:style-name="P69"><text:span text:style-name="T143"/></text:p>
              </text:list-item>
              <text:list-item>
                <text:p text:style-name="P69"><text:span text:style-name="T129">This can be altered:</text:span></text:p>
              </text:list-item>
            </text:list>
            <text:p text:style-name="P66"><text:span text:style-name="T82">EXPECT_CALL(mock_object, method(matchers))</text:span></text:p>
            <text:p text:style-name="P66"><text:span text:style-name="T82"><text:s text:c="2"/></text:span><text:span text:style-name="T82">.Times(cardinality) <text:s text:c="2"/></text:span></text:p>
            <text:p text:style-name="P66"><text:span text:style-name="T82"><text:s text:c="2"/></text:span><text:span text:style-name="T82">.WillOnce(action)</text:span></text:p>
            <text:p text:style-name="P66"><text:span text:style-name="T82"><text:s text:c="2"/></text:span><text:span text:style-name="T82">.WillRepeatedly(action);</text:span></text:p>
          </draw:text-box>
        </draw:frame>
        <draw:frame presentation:style-name="pr28" draw:text-style-name="P70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 text:style-name="P69"><text:span text:style-name="T101">The expectation can be combined:</text:span></text:p>
              </text:list-item>
            </text:list>
            <text:p text:style-name="P69"><text:span text:style-name="T76"/></text:p>
            <text:p text:style-name="P66"><text:span text:style-name="T94">EXPECT_CALL(turtle, GetX()) </text:span></text:p>
            <text:p text:style-name="P66"><text:span text:style-name="T94"><text:s text:c="2"/></text:span><text:span text:style-name="T94">.Times(5) </text:span></text:p>
            <text:p text:style-name="P66"><text:span text:style-name="T94"><text:s text:c="2"/></text:span><text:span text:style-name="T94">.WillOnce(Return(100))</text:span></text:p>
            <text:p text:style-name="P66"><text:span text:style-name="T94"><text:s text:c="2"/></text:span><text:span text:style-name="T94">.WillOnce(Return(150)) </text:span></text:p>
            <text:p text:style-name="P66"><text:span text:style-name="T94"><text:s text:c="2"/></text:span><text:span text:style-name="T94">.WillRepeatedly(Return(200));</text:span></text:p>
            <text:p text:style-name="P66"><text:span text:style-name="T7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Cardinalities</text:p>
          </draw:text-box>
        </draw:frame>
        <draw:frame presentation:style-name="pr29" draw:text-style-name="P99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69"><text:span text:style-name="T143">These are used in </text:span><text:span text:style-name="T144">Times() </text:span><text:span text:style-name="T143">to specify </text:span><text:span text:style-name="T143">how many times a mock function will </text:span><text:span text:style-name="T143">be called:</text:span></text:p>
              </text:list-item>
            </text:list>
            <text:p text:style-name="P69"><text:span text:style-name="T76"/></text:p>
            <text:p text:style-name="P69"><text:span text:style-name="T86">AnyNumber() </text:span></text:p>
            <text:p text:style-name="P69"><text:span text:style-name="T86">AtLeast(n)</text:span></text:p>
            <text:p text:style-name="P69"><text:span text:style-name="T86">AtMost(n)</text:span></text:p>
            <text:p text:style-name="P69"><text:span text:style-name="T86">Between(m, n)</text:span></text:p>
            <text:p text:style-name="P69"><text:span text:style-name="T86">Exactly(n) or n</text:span></text:p>
            <text:p text:style-name="P69"><text:span text:style-name="T148"/></text:p>
            <text:p text:style-name="P66"><text:span text:style-name="T85">EXPECT_CALL(aMock, foo(_))</text:span></text:p>
            <text:p text:style-name="P66"><text:span text:style-name="T85"><text:s text:c="4"/></text:span><text:span text:style-name="T85">.Times(AtLeast(6));</text:span></text:p>
            <text:list text:continue-numbering="true" text:style-name="L2">
              <text:list-item>
                <text:p text:style-name="P66"><text:span text:style-name="T101"/></text:p>
              </text:list-item>
            </text:list>
          </draw:text-box>
        </draw:frame>
        <draw:frame presentation:style-name="pr30" draw:text-style-name="P70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 text:style-name="P69"><text:span text:style-name="T143">If </text:span><text:span text:style-name="T92">Times()</text:span><text:span text:style-name="T143"> is omitted, the cardinality </text:span><text:span text:style-name="T143">is assumed to be:</text:span></text:p>
              </text:list-item>
              <text:list-item>
                <text:p text:style-name="P100"><text:span text:style-name="T149">Times(1)</text:span><text:span text:style-name="T100"> when there is neither </text:span><text:span text:style-name="T149">WillOnce()</text:span><text:span text:style-name="T100"> nor </text:span><text:span text:style-name="T149">WillRepeatedly()</text:span></text:p>
              </text:list-item>
              <text:list-item>
                <text:p text:style-name="P100"><text:span text:style-name="T149">Times(n)</text:span><text:span text:style-name="T100"> when there are </text:span><text:span text:style-name="T150">n</text:span><text:span text:style-name="T100"> </text:span><text:span text:style-name="T149">WillOnce()</text:span><text:span text:style-name="T100"> but no </text:span><text:span text:style-name="T149">WillRepeatedly()</text:span><text:span text:style-name="T100">, where </text:span><text:span text:style-name="T150">n</text:span><text:span text:style-name="T100"> &gt;= 1; or</text:span></text:p>
              </text:list-item>
              <text:list-item>
                <text:p text:style-name="P100"><text:span text:style-name="T149">Times(AtLeast(n))</text:span><text:span text:style-name="T100"> when there are </text:span><text:span text:style-name="T150">n</text:span><text:span text:style-name="T100"> </text:span><text:span text:style-name="T149">WillOnce()</text:span><text:span text:style-name="T100"> and a </text:span><text:span text:style-name="T149">WillRepeatedly()</text:span><text:span text:style-name="T100">, where </text:span><text:span text:style-name="T150">n</text:span><text:span text:style-name="T100"> &gt;= 0.</text:span></text:p>
                <text:p text:style-name="P69"><text:span text:style-name="T143"/></text:p>
              </text:list-item>
            </text:list>
            <text:p text:style-name="P69"><text:span text:style-name="T100">Note: A method with no </text:span><text:span text:style-name="T149">EXPECT_CALL()</text:span><text:span text:style-name="T100"> is </text:span><text:span text:style-name="T100">free to be invoked any number of times, and </text:span><text:span text:style-name="T100">the default action will be taken each tim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ersice: EXPECT_CALLS()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9">
              <text:list-item>
                <text:p text:style-name="P101"><text:span text:style-name="T151">Locate the awards_test.cpp and expand this as instructed </text:span><text:span text:style-name="T151">below</text:span></text:p>
              </text:list-item>
              <text:list-item>
                <text:p text:style-name="P101"><text:span text:style-name="T151">Make ON_CALL() statement for RankList.getNext() that </text:span><text:span text:style-name="T151">always returns “Paul”</text:span></text:p>
              </text:list-item>
              <text:list-item>
                <text:p text:style-name="P101"><text:span text:style-name="T151">Extend test to verify that </text:span><text:span text:style-name="T151">AwardCeremonyActions::playAnthem() is called once(Hint </text:span><text:span text:style-name="T151">add EXPECT_CALL() statement)</text:span></text:p>
              </text:list-item>
              <text:list-item>
                <text:p text:style-name="P101"><text:span text:style-name="T151">Extend test to verify that “Paul” is awarded!(Remember to </text:span><text:span text:style-name="T151">use string matchers)</text:span></text:p>
              </text:list-item>
              <text:list-item>
                <text:p text:style-name="P101"><text:span text:style-name="T151">Extend test to verify that the light is turned off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pectation sequence order</text:p>
          </draw:text-box>
        </draw:frame>
        <draw:frame presentation:style-name="pr5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51"><text:span text:style-name="T152">Normal the order of </text:span><text:span text:style-name="T152">EXPECT_CALL() does NOT </text:span><text:span text:style-name="T152">need to be the same as the </text:span><text:span text:style-name="T152">execution order</text:span></text:p>
              </text:list-item>
              <text:list-item>
                <text:p text:style-name="P51"><text:span text:style-name="T152">All invocation to mocks will </text:span><text:span text:style-name="T152">be recorded and evaluated </text:span><text:span text:style-name="T152">when the test is completed</text:span></text:p>
              </text:list-item>
              <text:list-item>
                <text:p text:style-name="P51"><text:span text:style-name="T152">If the order of mock function </text:span><text:span text:style-name="T152">invocation is important it </text:span><text:span text:style-name="T152">can be verified with a </text:span><text:span text:style-name="T152">“Sequence”</text:span></text:p>
              </text:list-item>
            </text:list>
          </draw:text-box>
        </draw:frame>
        <draw:frame presentation:style-name="pr5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 text:style-name="P102"><text:span text:style-name="T153">Sequence s1, s2;</text:span></text:p>
              </text:list-item>
              <text:list-item>
                <text:p text:style-name="P102"><text:span text:style-name="T153"/></text:p>
              </text:list-item>
              <text:list-item>
                <text:p text:style-name="P102"><text:span text:style-name="T153">EXPECT_CALL(foo, A())</text:span></text:p>
              </text:list-item>
              <text:list-item>
                <text:p text:style-name="P102"><text:span text:style-name="T153"><text:s text:c="2"/></text:span><text:span text:style-name="T153">.InSequence(s1, s2);</text:span></text:p>
              </text:list-item>
              <text:list-item>
                <text:p text:style-name="P102"><text:span text:style-name="T153"/></text:p>
              </text:list-item>
              <text:list-item>
                <text:p text:style-name="P102"><text:span text:style-name="T153">EXPECT_CALL(bar, B())</text:span></text:p>
              </text:list-item>
              <text:list-item>
                <text:p text:style-name="P102"><text:span text:style-name="T153"><text:s text:c="2"/></text:span><text:span text:style-name="T153">.InSequence(s1); </text:span></text:p>
              </text:list-item>
              <text:list-item>
                <text:p text:style-name="P102"><text:span text:style-name="T153"/></text:p>
              </text:list-item>
              <text:list-item>
                <text:p text:style-name="P102"><text:span text:style-name="T153">EXPECT_CALL(bar, C())</text:span></text:p>
              </text:list-item>
              <text:list-item>
                <text:p text:style-name="P102"><text:span text:style-name="T153"><text:s text:c="2"/></text:span><text:span text:style-name="T153">.InSequence(s2); </text:span></text:p>
              </text:list-item>
              <text:list-item>
                <text:p text:style-name="P102"><text:span text:style-name="T153"/></text:p>
              </text:list-item>
              <text:list-item>
                <text:p text:style-name="P102"><text:span text:style-name="T153">EXPECT_CALL(foo, D())</text:span></text:p>
              </text:list-item>
              <text:list-item>
                <text:p text:style-name="P102"><text:span text:style-name="T153"><text:s text:c="2"/></text:span><text:span text:style-name="T153">.InSequence(s2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pectation orders: The “after”clause</text:p>
          </draw:text-box>
        </draw:frame>
        <draw:frame presentation:style-name="pr31" draw:text-style-name="P103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69"><text:span text:style-name="T103">All EXPECT_CALL() returns </text:span><text:span text:style-name="T103">an Expectation object</text:span></text:p>
              </text:list-item>
              <text:list-item>
                <text:p text:style-name="P69"><text:span text:style-name="T103">The After() clause can used </text:span><text:span text:style-name="T103">to setup requirement for the </text:span><text:span text:style-name="T103">sequence of a single </text:span><text:span text:style-name="T103">EXPECT_CALL()</text:span></text:p>
              </text:list-item>
              <text:list-item>
                <text:p text:style-name="P69"><text:span text:style-name="T103">The After() clause takes </text:span><text:span text:style-name="T103">Expectation object as input </text:span><text:span text:style-name="T103">parameters to specify </text:span><text:span text:style-name="T103">prerequisites</text:span></text:p>
              </text:list-item>
            </text:list>
            <text:p text:style-name="P69"><text:span text:style-name="T154">Example:</text:span></text:p>
            <text:p text:style-name="P87"><text:span text:style-name="T155">Expectation init_x = </text:span><text:span text:style-name="T155">EXPECT_CALL(foo, InitX());</text:span></text:p>
            <text:p text:style-name="P87"><text:span text:style-name="T155">Expectation init_y = </text:span><text:span text:style-name="T155">EXPECT_CALL(foo, InitY());</text:span></text:p>
            <text:p text:style-name="P87"><text:span text:style-name="T155">EXPECT_CALL(foo, Bar())</text:span></text:p>
            <text:p text:style-name="P87"><text:span text:style-name="T155"><text:s text:c="2"/></text:span><text:span text:style-name="T155">.After(init_x, init_y);</text:span></text:p>
            <text:p text:style-name="P87"><text:span text:style-name="T156"/></text:p>
            <text:p text:style-name="P66"><text:span text:style-name="T157">Example:</text:span></text:p>
            <text:p text:style-name="P87"><text:span text:style-name="T155">ExpectationSet all_inits;</text:span></text:p>
            <text:p text:style-name="P87"><text:span text:style-name="T155">for (int i = 0; i &lt; </text:span><text:span text:style-name="T155">element_count; i++) {</text:span></text:p>
            <text:p text:style-name="P87"><text:span text:style-name="T155"><text:s text:c="2"/></text:span><text:span text:style-name="T155">all_inits += </text:span><text:span text:style-name="T155">EXPECT_CALL(foo, </text:span><text:span text:style-name="T155">InitElement(i));</text:span></text:p>
            <text:p text:style-name="P87"><text:span text:style-name="T155">}</text:span></text:p>
            <text:p text:style-name="P87"><text:span text:style-name="T155">EXPECT_CALL(foo, Bar())</text:span></text:p>
            <text:p text:style-name="P87"><text:span text:style-name="T155"><text:s text:c="2"/></text:span><text:span text:style-name="T155">.After(all_inits);</text:span></text:p>
          </draw:text-box>
        </draw:frame>
        <draw:frame presentation:style-name="pr32" draw:text-style-name="P105" draw:layer="layout" svg:width="12.687cm" svg:height="10.5cm" svg:x="14.322cm" svg:y="4.125cm" presentation:class="outline" presentation:user-transformed="true">
          <draw:text-box>
            <text:p text:style-name="P104"><text:span text:style-name="T76">EXPECT_CALL(mock_object, </text:span><text:span text:style-name="T76">method(matchers))</text:span></text:p>
            <text:p text:style-name="P104"><text:span text:style-name="T76"><text:s/></text:span><text:span text:style-name="T76">.With(multi_argument_matcher</text:span><text:span text:style-name="T76">)// ?</text:span></text:p>
            <text:p text:style-name="P104"><text:span text:style-name="T76"><text:s/></text:span><text:span text:style-name="T76">.Times(cardinality) <text:s text:c="9"/></text:span><text:span text:style-name="T76">// ?</text:span></text:p>
            <text:p text:style-name="P104"><text:span text:style-name="T76"><text:s/></text:span><text:span text:style-name="T76">.InSequence(sequences) <text:s text:c="6"/></text:span><text:span text:style-name="T76">// *</text:span></text:p>
            <text:p text:style-name="P104"><text:span text:style-name="T76"><text:s/></text:span><text:span text:style-name="T76">.</text:span><text:span text:style-name="T158">After(expectations)</text:span><text:span text:style-name="T76"> <text:s text:c="8"/></text:span><text:span text:style-name="T76">// *</text:span></text:p>
            <text:p text:style-name="P104"><text:span text:style-name="T76"><text:s/></text:span><text:span text:style-name="T76">.WillOnce(action) <text:s text:c="11"/></text:span><text:span text:style-name="T76">// *</text:span></text:p>
            <text:p text:style-name="P104"><text:span text:style-name="T76"><text:s/></text:span><text:span text:style-name="T76">.WillRepeatedly(action) <text:s text:c="5"/></text:span><text:span text:style-name="T76">// ?</text:span></text:p>
            <text:p text:style-name="P104"><text:span text:style-name="T76"><text:s/></text:span><text:span text:style-name="T76">.RetiresOnSaturation(); <text:s text:c="5"/></text:span><text:span text:style-name="T76">// ?</text:span></text:p>
            <text:p text:style-name="P104"><text:span text:style-name="T7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pectation orders: Sequences</text:p>
          </draw:text-box>
        </draw:frame>
        <draw:frame presentation:style-name="pr33" draw:text-style-name="P99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69"><text:span text:style-name="T129">The </text:span><text:span text:style-name="T159">InSequence</text:span><text:span text:style-name="T129"> class can be used to easily </text:span><text:span text:style-name="T129">setup expectation of calling sequence of the </text:span><text:span text:style-name="T129">mock functions</text:span></text:p>
              </text:list-item>
              <text:list-item>
                <text:p text:style-name="P69"><text:span text:style-name="T129">Note the brackets. They are important due to </text:span><text:span text:style-name="T129">much of the implementation of </text:span><text:span text:style-name="T160">InSequence</text:span><text:span text:style-name="T129"> is </text:span><text:span text:style-name="T129">based on its constructor and destructor</text:span></text:p>
              </text:list-item>
            </text:list>
          </draw:text-box>
        </draw:frame>
        <draw:frame presentation:style-name="pr34" draw:text-style-name="P107" draw:layer="layout" svg:width="12.687cm" svg:height="10.5cm" svg:x="14.322cm" svg:y="4.125cm" presentation:class="outline" presentation:user-transformed="true">
          <draw:text-box>
            <text:p text:style-name="P106"><text:span text:style-name="T161"/></text:p>
            <text:p text:style-name="P106"><text:span text:style-name="T161">{</text:span></text:p>
            <text:p text:style-name="P106"><text:span text:style-name="T161"><text:s text:c="2"/></text:span><text:span text:style-name="T161">InSequence s;</text:span></text:p>
            <text:p text:style-name="P106"><text:span text:style-name="T161"><text:s text:c="2"/></text:span><text:span text:style-name="T161">EXPECT_CALL(foo, DoThis(5));</text:span></text:p>
            <text:p text:style-name="P106"><text:span text:style-name="T161"><text:s text:c="2"/></text:span><text:span text:style-name="T161">EXPECT_CALL(bar, DoThat(_))</text:span></text:p>
            <text:p text:style-name="P106"><text:span text:style-name="T161"><text:s text:c="5"/></text:span><text:span text:style-name="T161">.Times(2);</text:span></text:p>
            <text:p text:style-name="P106"><text:span text:style-name="T161"><text:s text:c="2"/></text:span><text:span text:style-name="T161">EXPECT_CALL(foo, DoThis(6));</text:span></text:p>
            <text:p text:style-name="P106"><text:span text:style-name="T16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ercise: Verify the sequence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10">
              <text:list-item>
                <text:p text:style-name="P69"><text:span text:style-name="T91">Revisit the awards_test.cpp extent </text:span><text:span text:style-name="T91">the test with following:</text:span></text:p>
                <text:p text:style-name="P69"><text:span text:style-name="T91"/></text:p>
                <text:p text:style-name="P69"><text:span text:style-name="T91">Make sure we perform the ceremony </text:span><text:span text:style-name="T91">in the correct order(Introduce </text:span><text:span text:style-name="T91">sequence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Inner working of GMock</text:p>
          </draw:text-box>
        </draw:frame>
        <draw:frame presentation:style-name="pr5" draw:text-style-name="P108" draw:layer="layout" svg:width="13.668cm" svg:height="10.5cm" svg:x="1cm" svg:y="4.125cm" presentation:class="outline" presentation:user-transformed="true">
          <draw:text-box>
            <text:list text:style-name="L2">
              <text:list-item>
                <text:p text:style-name="P69"><text:span text:style-name="T69">All the magic is hidden with the </text:span><text:span text:style-name="T69">MOCK_METHOD() macros</text:span></text:p>
              </text:list-item>
              <text:list-item>
                <text:p text:style-name="P69"><text:span text:style-name="T69">MOCK_METHOD() activates the </text:span><text:span text:style-name="T69">evaluation if called</text:span></text:p>
              </text:list-item>
              <text:list-item>
                <text:p text:style-name="P69"><text:span text:style-name="T69">Destructor of mock is making sure </text:span><text:span text:style-name="T69">that all expectation not activated is </text:span><text:span text:style-name="T69">evaluated</text:span></text:p>
              </text:list-item>
              <text:list-item>
                <text:p text:style-name="P69"><text:span text:style-name="T69">To force evaluation use:</text:span></text:p>
              </text:list-item>
            </text:list>
            <text:p text:style-name="P66"><text:span text:style-name="T93"/></text:p>
            <text:p text:style-name="P66"><text:span text:style-name="T86">Mock::VerifyAndClearExpectations(&amp;aMock</text:span><text:span text:style-name="T86">);</text:span></text:p>
          </draw:text-box>
        </draw:frame>
        <draw:custom-shape draw:name="Rectangle 23" draw:style-name="gr28" draw:text-style-name="P110" draw:layer="layout" svg:width="4.503cm" svg:height="1.98cm" svg:x="14.879cm" svg:y="4.354cm">
          <text:p text:style-name="P109"><text:span text:style-name="T162">MOCK_C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9" draw:text-style-name="P110" xml:id="id1" draw:id="id1" draw:layer="layout" svg:width="4.503cm" svg:height="1.98cm" svg:x="14.879cm" svg:y="7.182cm">
          <text:p text:style-name="P109"><text:span text:style-name="T162">MOCK_C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0" draw:text-style-name="P110" xml:id="id2" draw:id="id2" draw:layer="layout" svg:width="4.503cm" svg:height="1.98cm" svg:x="14.879cm" svg:y="10.196cm">
          <text:p text:style-name="P109"><text:span text:style-name="T162">MOCK_C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1" draw:text-style-name="P110" xml:id="id3" draw:id="id3" draw:layer="layout" svg:width="4.503cm" svg:height="1.98cm" svg:x="22.507cm" svg:y="4.354cm">
          <text:p text:style-name="P109"><text:span text:style-name="T162">EXPECT_C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2" draw:text-style-name="P110" xml:id="id5" draw:id="id5" draw:layer="layout" svg:width="4.503cm" svg:height="1.98cm" svg:x="22.507cm" svg:y="10.196cm">
          <text:p text:style-name="P109"><text:span text:style-name="T162">EXPECT_C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3" draw:text-style-name="P110" xml:id="id4" draw:id="id4" draw:layer="layout" svg:width="4.503cm" svg:height="1.98cm" svg:x="22.507cm" svg:y="7.182cm">
          <text:p text:style-name="P109"><text:span text:style-name="T162">EXPECT_C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14" draw:style-name="gr34" draw:text-style-name="P111" draw:layer="layout" draw:type="line" svg:x1="17.13cm" svg:y1="6.335cm" svg:x2="17.13cm" svg:y2="7.182cm" draw:end-shape="id1" draw:end-glue-point="0" svg:d="M17130 6335v847" svg:viewBox="0 0 1 848">
          <text:p/>
        </draw:connector>
        <draw:connector draw:name="Straight Connector 17" draw:style-name="gr34" draw:text-style-name="P111" draw:layer="layout" draw:type="line" svg:x1="17.13cm" svg:y1="9.162cm" svg:x2="17.13cm" svg:y2="10.196cm" draw:start-shape="id1" draw:start-glue-point="2" draw:end-shape="id2" draw:end-glue-point="0" svg:d="M17130 9162v1034" svg:viewBox="0 0 1 1035">
          <text:p/>
        </draw:connector>
        <draw:connector draw:name="Straight Connector 19" draw:style-name="gr34" draw:text-style-name="P111" draw:layer="layout" draw:type="line" svg:x1="24.758cm" svg:y1="6.334cm" svg:x2="24.758cm" svg:y2="7.182cm" draw:start-shape="id3" draw:start-glue-point="2" draw:end-shape="id4" draw:end-glue-point="0" svg:d="M24758 6334v848" svg:viewBox="0 0 1 849">
          <text:p/>
        </draw:connector>
        <draw:connector draw:name="Straight Connector 21" draw:style-name="gr34" draw:text-style-name="P111" draw:layer="layout" draw:type="line" svg:x1="24.759cm" svg:y1="9.163cm" svg:x2="24.758cm" svg:y2="10.196cm" draw:end-shape="id5" draw:end-glue-point="0" svg:d="M24759 9163l-1 1033" svg:viewBox="0 0 2 1034">
          <text:p/>
        </draw:connector>
        <draw:custom-shape draw:name="Arrow: Right 22" draw:style-name="gr35" draw:text-style-name="P112" draw:layer="layout" svg:width="2.573cm" svg:height="0.126cm" svg:x="19.692cm" svg:y="5.345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Right 23" draw:style-name="gr35" draw:text-style-name="P112" draw:layer="layout" svg:width="2.573cm" svg:height="0.126cm" svg:x="19.692cm" svg:y="8.236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Right 24" draw:style-name="gr35" draw:text-style-name="P112" draw:layer="layout" svg:width="2.573cm" svg:height="0.126cm" svg:x="19.692cm" svg:y="11.127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Expectations reverse evaluation</text:span></text:p>
          </draw:text-box>
        </draw:frame>
        <draw:frame presentation:style-name="pr5" draw:text-style-name="P5" draw:layer="layout" svg:width="26cm" svg:height="10.5cm" svg:x="1cm" svg:y="4.125cm" presentation:class="outline">
          <draw:text-box>
            <text:list text:style-name="L2">
              <text:list-item>
                <text:p text:style-name="P7"><text:span text:style-name="T163">gMock</text:span><text:span text:style-name="T2"> search for a match in </text:span><text:span text:style-name="T2">the reverse order of the </text:span><text:span text:style-name="T2">expectations</text:span></text:p>
              </text:list-item>
              <text:list-item>
                <text:p><text:span text:style-name="T2">This allows a user to set up </text:span><text:span text:style-name="T2">the default expectations in a </text:span><text:span text:style-name="T2">mock object’s constructor </text:span><text:span text:style-name="T2">or the test fixture’s set-up </text:span><text:span text:style-name="T2">phase</text:span></text:p>
              </text:list-item>
              <text:list-item>
                <text:p><text:span text:style-name="T2">Then customize the mock </text:span><text:span text:style-name="T2">by writing more specific </text:span><text:span text:style-name="T2">expectations in the test </text:span><text:span text:style-name="T2">body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Use matchers instead of fakes</text:p>
          </draw:text-box>
        </draw:frame>
        <draw:frame presentation:style-name="pr5" draw:text-style-name="P10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69"><text:span text:style-name="T164">Performing Different </text:span><text:span text:style-name="T164">Actions Based on the </text:span><text:span text:style-name="T164">Arguments/Mathers</text:span></text:p>
              </text:list-item>
            </text:list>
            <text:p text:style-name="P66"><text:span text:style-name="T76"/></text:p>
            <text:p text:style-name="P66"><text:span text:style-name="T86">// The default case. </text:span></text:p>
            <text:p text:style-name="P66"><text:span text:style-name="T86">EXPECT_CALL(foo, DoThis(_))</text:span></text:p>
            <text:p text:style-name="P66"><text:span text:style-name="T86"><text:s text:c="2"/></text:span><text:span text:style-name="T86">.WillRepeatedly(Return('b’));</text:span></text:p>
            <text:p text:style-name="P66"><text:span text:style-name="T86">// The more specific case.</text:span></text:p>
            <text:p text:style-name="P66"><text:span text:style-name="T86">EXPECT_CALL(foo, DoThis(Lt(5)))</text:span></text:p>
            <text:p text:style-name="P66"><text:span text:style-name="T86"><text:s text:c="2"/></text:span><text:span text:style-name="T86">.WillRepeatedly(Return('a’));</text:span></text:p>
            <text:p text:style-name="P66"><text:span text:style-name="T86">// First time match and then retire.</text:span></text:p>
            <text:p text:style-name="P66"><text:span text:style-name="T86">EXPECT_CALL(foo, DoThis(Lt(5)))</text:span></text:p>
            <text:p text:style-name="P66"><text:span text:style-name="T86"><text:s text:c="2"/></text:span><text:span text:style-name="T86">.WillOnce(Return(‘c’))</text:span></text:p>
            <text:p text:style-name="P66"><text:span text:style-name="T86"><text:s text:c="2"/></text:span><text:span text:style-name="T86">.RetiresOnSaturation();</text:span></text:p>
            <text:p text:style-name="P66"><text:span text:style-name="T7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ercise: Perform a more fair awarding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9">
              <text:list-item>
                <text:p text:style-name="P113"><text:span text:style-name="T165">Revisit the awards_test.cpp extent the </text:span><text:span text:style-name="T165">test with following</text:span></text:p>
              </text:list-item>
              <text:list-item>
                <text:p text:style-name="P113"><text:span text:style-name="T165">Make sure we call the getNext() the </text:span><text:span text:style-name="T165">right number of times</text:span></text:p>
              </text:list-item>
              <text:list-item>
                <text:p text:style-name="P113"><text:span text:style-name="T165">Make a test we verify that “Palle”, </text:span><text:span text:style-name="T165">“Polle” and “Ruth” is rewarded as </text:span><text:span text:style-name="T165">deserved (Hint “retire” your </text:span><text:span text:style-name="T165">expectation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Expectations Are Sticky</text:span></text:p>
          </draw:text-box>
        </draw:frame>
        <draw:frame presentation:style-name="pr5" draw:text-style-name="P115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5"><text:span text:style-name="T166">When expectations are defined </text:span><text:span text:style-name="T166">they stick around</text:span></text:p>
              </text:list-item>
              <text:list-item>
                <text:p text:style-name="P5"><text:span text:style-name="T166">They be manually retired with </text:span><text:span text:style-name="T166">RetiresOnSaturation()</text:span></text:p>
              </text:list-item>
            </text:list>
            <text:p text:style-name="P5"><text:span text:style-name="T166">Example:</text:span></text:p>
            <text:p text:style-name="P114"><text:span text:style-name="T167">using ::testing::Return;</text:span></text:p>
            <text:p text:style-name="P114"><text:span text:style-name="T167">...</text:span></text:p>
            <text:p text:style-name="P114"><text:span text:style-name="T167">for (int i = n; i &gt; 0; i--) {</text:span></text:p>
            <text:p text:style-name="P114"><text:span text:style-name="T167"><text:s text:c="2"/></text:span><text:span text:style-name="T167">EXPECT_CALL(turtle, GetX())</text:span></text:p>
            <text:p text:style-name="P114"><text:span text:style-name="T167"><text:s text:c="6"/></text:span><text:span text:style-name="T167">.WillOnce(Return(10*i))</text:span></text:p>
            <text:p text:style-name="P114"><text:span text:style-name="T167"><text:s text:c="6"/></text:span><text:span text:style-name="T167">.RetiresOnSaturation();</text:span></text:p>
            <text:p text:style-name="P114"><text:span text:style-name="T167">}</text:span></text:p>
          </draw:text-box>
        </draw:frame>
        <draw:frame presentation:style-name="pr35" draw:text-style-name="P105" draw:layer="layout" svg:width="12.687cm" svg:height="10.5cm" svg:x="14.323cm" svg:y="4.125cm" presentation:class="outline" presentation:user-transformed="true">
          <draw:text-box>
            <text:p text:style-name="P104"><text:span text:style-name="T76">EXPECT_CALL(mock_object, </text:span><text:span text:style-name="T76">method(matchers))</text:span></text:p>
            <text:p text:style-name="P104"><text:span text:style-name="T76"><text:s/></text:span><text:span text:style-name="T76">.With(multi_argument_matcher</text:span><text:span text:style-name="T76">)// ?</text:span></text:p>
            <text:p text:style-name="P104"><text:span text:style-name="T76"><text:s/></text:span><text:span text:style-name="T76">.Times(cardinality) <text:s text:c="9"/></text:span><text:span text:style-name="T76">// ?</text:span></text:p>
            <text:p text:style-name="P104"><text:span text:style-name="T76"><text:s/></text:span><text:span text:style-name="T76">.InSequence(sequences) <text:s text:c="6"/></text:span><text:span text:style-name="T76">// *</text:span></text:p>
            <text:p text:style-name="P104"><text:span text:style-name="T76"><text:s/></text:span><text:span text:style-name="T76">.After(expectations) <text:s text:c="8"/></text:span><text:span text:style-name="T76">// *</text:span></text:p>
            <text:p text:style-name="P104"><text:span text:style-name="T76"><text:s/></text:span><text:span text:style-name="T76">.WillOnce(action) <text:s text:c="11"/></text:span><text:span text:style-name="T76">// *</text:span></text:p>
            <text:p text:style-name="P104"><text:span text:style-name="T76"><text:s/></text:span><text:span text:style-name="T76">.WillRepeatedly(action) <text:s text:c="5"/></text:span><text:span text:style-name="T76">// ?</text:span></text:p>
            <text:p text:style-name="P104"><text:span text:style-name="T76"><text:s/></text:span><text:span text:style-name="T158">.RetiresOnSaturation();</text:span><text:span text:style-name="T76"> <text:s text:c="5"/></text:span><text:span text:style-name="T76">// ?</text:span></text:p>
            <text:p text:style-name="P104"><text:span text:style-name="T76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Gaining Super Vision into Mock Calls</text:p>
          </draw:text-box>
        </draw:frame>
        <draw:frame presentation:style-name="pr5" draw:text-style-name="P11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1"><text:span text:style-name="T168">If you run </text:span><text:span text:style-name="T168">it with --</text:span><text:span text:style-name="T168">gmock_ver</text:span><text:span text:style-name="T168">bose=info, </text:span><text:span text:style-name="T168">you will see </text:span><text:span text:style-name="T168">output like </text:span><text:span text:style-name="T168">this</text:span></text:p>
              </text:list-item>
            </text:list>
            <text:p text:style-name="P51"><text:span text:style-name="T92"/></text:p>
            <text:p text:style-name="P84"><text:span text:style-name="T169">[ RUN <text:s text:c="5"/>] </text:span><text:span text:style-name="T169">Foo.Bar</text:span></text:p>
            <text:p text:style-name="P84"><text:span text:style-name="T169">foo_test.cc:14: </text:span><text:span text:style-name="T169">EXPECT_CALL(mock, </text:span><text:span text:style-name="T169">F(_, _)) invoked</text:span></text:p>
            <text:p text:style-name="P84"><text:span text:style-name="T169">foo_test.cc:15: </text:span><text:span text:style-name="T169">EXPECT_CALL(mock, </text:span><text:span text:style-name="T169">F("a", "b")) </text:span><text:span text:style-name="T169">invoked</text:span></text:p>
            <text:p text:style-name="P84"><text:span text:style-name="T169">foo_test.cc:16: </text:span><text:span text:style-name="T169">EXPECT_CALL(mock, </text:span><text:span text:style-name="T169">F("c", </text:span><text:span text:style-name="T169">HasSubstr("d"))) </text:span><text:span text:style-name="T169">invoked</text:span></text:p>
            <text:p text:style-name="P84"><text:span text:style-name="T169">foo_test.cc:14: </text:span><text:span text:style-name="T169">Mock function call </text:span><text:span text:style-name="T169">matches </text:span><text:span text:style-name="T169">EXPECT_CALL(mock, </text:span><text:span text:style-name="T169">F(_, _))...</text:span></text:p>
            <text:p text:style-name="P84"><text:span text:style-name="T169"><text:s text:c="4"/></text:span><text:span text:style-name="T169">Function call: </text:span><text:span text:style-name="T169">F(@0x7fff7c8dad40"</text:span><text:span text:style-name="T169">a", </text:span><text:span text:style-name="T169">@0x7fff7c8dad10"go</text:span><text:span text:style-name="T169">od")</text:span></text:p>
            <text:p text:style-name="P84"><text:span text:style-name="T169">foo_test.cc:15: </text:span><text:span text:style-name="T169">Mock function call </text:span><text:span text:style-name="T169">matches </text:span><text:span text:style-name="T169">EXPECT_CALL(mock, </text:span><text:span text:style-name="T169">F("a", "b"))...</text:span></text:p>
            <text:p text:style-name="P84"><text:span text:style-name="T169"><text:s text:c="4"/></text:span><text:span text:style-name="T169">Function call: </text:span><text:span text:style-name="T169">F(@0x7fff7c8dada0"</text:span><text:span text:style-name="T169">a", </text:span><text:span text:style-name="T169">@0x7fff7c8dad70"b"</text:span><text:span text:style-name="T169">)</text:span></text:p>
            <text:p text:style-name="P84"><text:span text:style-name="T169">foo_test.cc:16: </text:span><text:span text:style-name="T169">Failure</text:span></text:p>
            <text:p text:style-name="P84"><text:span text:style-name="T169">Actual function </text:span><text:span text:style-name="T169">call count doesn't </text:span><text:span text:style-name="T169">match </text:span><text:span text:style-name="T169">EXPECT_CALL(mock, </text:span><text:span text:style-name="T169">F("c", </text:span><text:span text:style-name="T169">HasSubstr("d")))..</text:span><text:span text:style-name="T169">.</text:span></text:p>
            <text:p text:style-name="P84"><text:span text:style-name="T169"><text:s text:c="9"/></text:span><text:span text:style-name="T169">Expected: </text:span><text:span text:style-name="T169">to be called once</text:span></text:p>
            <text:p text:style-name="P84"><text:span text:style-name="T169"><text:s text:c="11"/></text:span><text:span text:style-name="T169">Actual: </text:span><text:span text:style-name="T169">never called - </text:span><text:span text:style-name="T169">unsatisfied and </text:span><text:span text:style-name="T169">active</text:span></text:p>
            <text:p text:style-name="P84"><text:span text:style-name="T169">[ <text:s/>FAILED <text:s/>] </text:span><text:span text:style-name="T169">Foo.B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Organize your test properly</text:p>
          </draw:text-box>
        </draw:frame>
        <draw:frame presentation:style-name="pr5" draw:text-style-name="P117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51"><text:span text:style-name="T170">Make </text:span><text:span text:style-name="T171">expectXXX</text:span><text:span text:style-name="T170">() functions in the fixture </text:span><text:span text:style-name="T170">that matched code in the code under test</text:span></text:p>
              </text:list-item>
              <text:list-item>
                <text:p text:style-name="P51"><text:span text:style-name="T170">Make </text:span><text:span text:style-name="T171">verifyXXX</text:span><text:span text:style-name="T170">() function that verify </text:span><text:span text:style-name="T170">complex results</text:span></text:p>
              </text:list-item>
              <text:list-item>
                <text:p text:style-name="P51"><text:span text:style-name="T170">Make </text:span><text:span text:style-name="T171">testXXX</text:span><text:span text:style-name="T170">() function in the fixture that </text:span><text:span text:style-name="T170">uses </text:span><text:span text:style-name="T171">expectXXX</text:span><text:span text:style-name="T170">() and </text:span><text:span text:style-name="T171">verifyXXX</text:span><text:span text:style-name="T170">() function </text:span><text:span text:style-name="T170">and invokes the code under test</text:span></text:p>
              </text:list-item>
              <text:list-item>
                <text:p text:style-name="P51"><text:span text:style-name="T170">Let </text:span><text:span text:style-name="T171">testXXX</text:span><text:span text:style-name="T170">() clear out expectations if </text:span><text:span text:style-name="T170">possible</text:span></text:p>
              </text:list-item>
            </text:list>
          </draw:text-box>
        </draw:frame>
        <draw:frame presentation:style-name="pr36" draw:text-style-name="P119" draw:layer="layout" svg:width="12.687cm" svg:height="10.5cm" svg:x="14.322cm" svg:y="4.125cm" presentation:class="outline" presentation:user-transformed="true">
          <draw:text-box>
            <text:p text:style-name="P118"><text:span text:style-name="T172"><text:s/></text:span><text:span text:style-name="T172">widexRf_rxTxOrder_t * </text:span><text:span text:style-name="T173">testSyncScanOrder</text:span><text:span text:style-name="T172">(</text:span></text:p>
            <text:p text:style-name="P118"><text:span text:style-name="T172"><text:s text:c="20"/></text:span><text:span text:style-name="T172">void * annouceDetectedEvent, </text:span></text:p>
            <text:p text:style-name="P118"><text:span text:style-name="T172"><text:s text:c="20"/></text:span><text:span text:style-name="T172">bool firstAttempt) {</text:span></text:p>
            <text:p text:style-name="P118"><text:span text:style-name="T172"><text:s text:c="4"/></text:span><text:span text:style-name="T172">if(firstAttempt) </text:span><text:span text:style-name="T173">expectRfSetup</text:span><text:span text:style-name="T172">();</text:span></text:p>
            <text:p text:style-name="P118"><text:span text:style-name="T172"><text:s text:c="4"/></text:span><text:span text:style-name="T173">expectSyncScanEnter</text:span><text:span text:style-name="T172">();</text:span></text:p>
            <text:p text:style-name="P118"><text:span text:style-name="T76"/></text:p>
            <text:p text:style-name="P118"><text:span text:style-name="T172"><text:s text:c="4"/></text:span><text:span text:style-name="T172">widexRf_rxTxOrder_t* order = nullptr;</text:span></text:p>
            <text:p text:style-name="P118"><text:span text:style-name="T172"><text:s text:c="4"/></text:span><text:span text:style-name="T173">expectSyncScanAction</text:span><text:span text:style-name="T172">(&amp;order);</text:span></text:p>
            <text:p text:style-name="P118"><text:span text:style-name="T76"/></text:p>
            <text:p text:style-name="P118"><text:span text:style-name="T172"><text:s text:c="4"/></text:span><text:span text:style-name="T172">pumpWiclStack(annouceDetectedEvent);</text:span></text:p>
            <text:p text:style-name="P118"><text:span text:style-name="T76"/></text:p>
            <text:p text:style-name="P118"><text:span text:style-name="T172"><text:s text:c="4"/></text:span><text:span text:style-name="T173">verifySyncScanOrder</text:span><text:span text:style-name="T172">(order);</text:span></text:p>
            <text:p text:style-name="P118"><text:span text:style-name="T76"/></text:p>
            <text:p text:style-name="P118"><text:span text:style-name="T172"><text:s text:c="4"/></text:span><text:span text:style-name="T172">Mock::</text:span><text:span text:style-name="T174">VerifyAndClearExpectations(&amp;widexRfNxhMock);</text:span></text:p>
            <text:p text:style-name="P118"><text:span text:style-name="T76"/></text:p>
            <text:p text:style-name="P118"><text:span text:style-name="T172"><text:s text:c="4"/></text:span><text:span text:style-name="T172">return order;</text:span></text:p>
            <text:p text:style-name="P118"><text:span text:style-name="T172"><text:s text:c="2"/></text:span><text:span text:style-name="T17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Returning Live Values from Mock Methods</text:p>
          </draw:text-box>
        </draw:frame>
        <draw:frame presentation:style-name="pr37" draw:text-style-name="P121" draw:layer="layout" svg:width="12.687cm" svg:height="10.5cm" svg:x="1cm" svg:y="4.125cm" presentation:class="outline" presentation:user-transformed="true">
          <draw:text-box>
            <text:p text:style-name="P120"><text:span text:style-name="T175">class MockFoo : public Foo {</text:span></text:p>
            <text:p text:style-name="P120"><text:span text:style-name="T175">public:</text:span></text:p>
            <text:p text:style-name="P120"><text:span text:style-name="T175"><text:s text:c="2"/></text:span><text:span text:style-name="T175">MOCK_METHOD0(GetValue, int());</text:span></text:p>
            <text:p text:style-name="P120"><text:span text:style-name="T175">};</text:span></text:p>
            <text:p text:style-name="P120"><text:span text:style-name="T175">...</text:span></text:p>
            <text:p text:style-name="P120"><text:span text:style-name="T97"/></text:p>
            <text:p text:style-name="P120"><text:span text:style-name="T175">int x = 0;</text:span></text:p>
            <text:p text:style-name="P120"><text:span text:style-name="T175">MockFoo foo;</text:span></text:p>
            <text:p text:style-name="P120"><text:span text:style-name="T175">EXPECT_CALL(foo, GetValue())</text:span></text:p>
            <text:p text:style-name="P120"><text:span text:style-name="T175"><text:s text:c="2"/></text:span><text:span text:style-name="T175">.WillRepeatedly(Return(x)));</text:span></text:p>
            <text:p text:style-name="P120"><text:span text:style-name="T176">x = 42;</text:span></text:p>
            <text:p text:style-name="P120"><text:span text:style-name="T177">EXPECT_EQ(42, foo.GetValue());</text:span></text:p>
          </draw:text-box>
        </draw:frame>
        <draw:frame presentation:style-name="pr38" draw:text-style-name="P121" draw:layer="layout" svg:width="12.687cm" svg:height="10.5cm" svg:x="14.322cm" svg:y="4.125cm" presentation:class="outline" presentation:user-transformed="true">
          <draw:text-box>
            <text:p text:style-name="P120"><text:span text:style-name="T175">class MockFoo : public Foo {</text:span></text:p>
            <text:p text:style-name="P120"><text:span text:style-name="T175">public:</text:span></text:p>
            <text:p text:style-name="P120"><text:span text:style-name="T175"><text:s text:c="2"/></text:span><text:span text:style-name="T175">MOCK_METHOD0(GetValue, int());</text:span></text:p>
            <text:p text:style-name="P120"><text:span text:style-name="T175">};</text:span></text:p>
            <text:p text:style-name="P120"><text:span text:style-name="T175">...</text:span></text:p>
            <text:p text:style-name="P120"><text:span text:style-name="T97"/></text:p>
            <text:p text:style-name="P120"><text:span text:style-name="T175">int x = 0;</text:span></text:p>
            <text:p text:style-name="P120"><text:span text:style-name="T175">MockFoo foo;</text:span></text:p>
            <text:p text:style-name="P120"><text:span text:style-name="T175">EXPECT_CALL(foo, GetValue())</text:span></text:p>
            <text:p text:style-name="P120"><text:span text:style-name="T175"><text:s/></text:span><text:span text:style-name="T175">.WillRepeatedly(ReturnPointee(</text:span><text:span text:style-name="T178">&amp;</text:span><text:span text:style-name="T175">x)); </text:span></text:p>
            <text:p text:style-name="P120"><text:span text:style-name="T175">x = 42;</text:span></text:p>
            <text:p text:style-name="P120"><text:span text:style-name="T179">EXPECT_EQ(42, foo.GetValue()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Capture the callbacks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69"><text:span text:style-name="T180">Many times callback functions are </text:span><text:span text:style-name="T180">private in the subscribers</text:span></text:p>
              </text:list-item>
              <text:list-item>
                <text:p text:style-name="P69"><text:span text:style-name="T180">Try to capture the functor/function </text:span><text:span text:style-name="T180">pointer at the mocks for later use</text:span></text:p>
              </text:list-item>
            </text:list>
            <text:p text:style-name="P69"><text:span text:style-name="T70"/></text:p>
            <text:p text:style-name="P66"><text:span text:style-name="T181">tf_BatteryCB_t batteryCB</text:span></text:p>
            <text:p text:style-name="P66"><text:span text:style-name="T181">EXPECT_CALL(tfMock, </text:span><text:span text:style-name="T181">tfRegisterBatteryCB(_))</text:span></text:p>
            <text:p text:style-name="P66"><text:span text:style-name="T181"><text:s text:c="4"/></text:span><text:span text:style-name="T181">.WillOnce(</text:span><text:span text:style-name="T182">SaveArg&lt;0&gt;(batteryCB)</text:span><text:span text:style-name="T181">)</text:span><text:span text:style-name="T181">;</text:span></text:p>
            <text:p text:style-name="P66"><text:span text:style-name="T181">initWICL(); // Will call </text:span><text:span text:style-name="T181">tfRegisterBatteryCB()</text:span></text:p>
            <text:p text:style-name="P66"><text:span text:style-name="T181">batteryCB(); // Invoke the callba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elegate to a fake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 text:style-name="P51"><text:span text:style-name="T77">Old types of unit tests are based </text:span><text:span text:style-name="T77">on fake stub implementations</text:span></text:p>
              </text:list-item>
              <text:list-item>
                <text:p text:style-name="P51"><text:span text:style-name="T77">Stub implementations is hard to </text:span><text:span text:style-name="T77">maintain and is quickly become </text:span><text:span text:style-name="T77">copy of what you try to mock out</text:span></text:p>
              </text:list-item>
              <text:list-item>
                <text:p text:style-name="P51"><text:span text:style-name="T77">Try to keep the test more simple </text:span><text:span text:style-name="T77">to avoid complex functionality in </text:span><text:span text:style-name="T77">your mocks</text:span></text:p>
              </text:list-item>
              <text:list-item>
                <text:p text:style-name="P51"><text:span text:style-name="T77">Watch out for things like Invoke() </text:span><text:span text:style-name="T77">it lead to the “dark side”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Knowing When to Expect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77">ON_CALL is likely the single most </text:span><text:span text:style-name="T77">under-utilized construct in </text:span><text:span text:style-name="T77">Google Mock.</text:span></text:p>
              </text:list-item>
              <text:list-item>
                <text:p text:style-name="P51"><text:span text:style-name="T77">There are basically two constructs </text:span><text:span text:style-name="T77">for defining the behavior of a </text:span><text:span text:style-name="T77">mock object: ON_CALL and </text:span><text:span text:style-name="T77">EXPECT_CALL. </text:span></text:p>
              </text:list-item>
              <text:list-item>
                <text:p text:style-name="P51"><text:span text:style-name="T77">A good test verifies the contract </text:span><text:span text:style-name="T77">of the code. If a test over-</text:span><text:span text:style-name="T77">specifies, it doesn't leave enough </text:span><text:span text:style-name="T77">freedom to the implementation. </text:span></text:p>
              </text:list-item>
              <text:list-item>
                <text:p text:style-name="P51"><text:span text:style-name="T77">As a result, changing the </text:span><text:span text:style-name="T77">implementation without breaking </text:span><text:span text:style-name="T77">the contract (e.g. refactoring and </text:span><text:span text:style-name="T77">optimization), which should be </text:span><text:span text:style-name="T77">perfectly fine to do, can break </text:span><text:span text:style-name="T77">such tests.</text:span></text:p>
              </text:list-item>
              <text:list-item>
                <text:p text:style-name="P51"><text:span text:style-name="T77">So use ON_CALL by default, and </text:span><text:span text:style-name="T77">only use EXPECT_CALL when you </text:span><text:span text:style-name="T77">actually intend to verify that the </text:span><text:span text:style-name="T77">call is made.</text:span></text:p>
              </text:list-item>
              <text:list-item>
                <text:p text:style-name="P51"><text:span text:style-name="T77">If you are bothered by the </text:span><text:span text:style-name="T77">"Uninteresting mock function </text:span><text:span text:style-name="T77">call" message DO NOT suppress it </text:span><text:span text:style-name="T77">by blindly adding an </text:span><text:span text:style-name="T77">EXPECT_CALL(...), or you'll have a </text:span><text:span text:style-name="T77">test that's a pain to maintai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Midnightblue" presentation:presentation-page-layout-name="AL2T1">
        <office:forms form:automatic-focus="false" form:apply-design-mode="false"/>
        <draw:frame presentation:style-name="pr39" draw:text-style-name="P1" draw:layer="layout" svg:width="26cm" svg:height="2cm" svg:x="1cm" svg:y="0.627cm" presentation:class="title" presentation:user-transformed="true">
          <draw:text-box>
            <text:p><text:span text:style-name="T1">Design considerations</text:span></text:p>
          </draw:text-box>
        </draw:frame>
        <draw:frame presentation:style-name="pr40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7"><text:span text:style-name="T2">Tests should be </text:span><text:span text:style-name="T2">independent and repeatable. </text:span><text:span text:style-name="T2">It’s a pain to debug a test </text:span><text:span text:style-name="T2">that succeeds or fails as a </text:span><text:span text:style-name="T2">result of other tests.</text:span></text:p>
                <text:list>
                  <text:list-item>
                    <text:p><text:span text:style-name="T2">googletest isolates the tests by </text:span><text:span text:style-name="T2">running each of them on a </text:span><text:span text:style-name="T2">different object. When a test </text:span><text:span text:style-name="T2">fails, googletest allows you to </text:span><text:span text:style-name="T2">run it in isolation for quick </text:span><text:span text:style-name="T2">debugging.</text:span></text:p>
                  </text:list-item>
                </text:list>
              </text:list-item>
              <text:list-item>
                <text:p text:style-name="P7"><text:span text:style-name="T2">Tests should be well </text:span><text:span text:style-name="T2">organized and reflect the </text:span><text:span text:style-name="T2">structure of the tested code. </text:span><text:span text:style-name="T2">googletest groups related </text:span><text:span text:style-name="T2">tests into test suites that </text:span><text:span text:style-name="T2">can share data and </text:span><text:span text:style-name="T2">subroutines. </text:span></text:p>
                <text:list>
                  <text:list-item>
                    <text:p><text:span text:style-name="T2">This common pattern is easy to </text:span><text:span text:style-name="T2">recognize and makes tests easy </text:span><text:span text:style-name="T2">to maintain. Such consistency is </text:span><text:span text:style-name="T2">especially helpful when people </text:span><text:span text:style-name="T2">switch projects and start to </text:span><text:span text:style-name="T2">work on a new code base.</text:span></text:p>
                  </text:list-item>
                </text:list>
              </text:list-item>
              <text:list-item>
                <text:p text:style-name="P7"><text:span text:style-name="T2"><text:s text:c="4"/></text:span><text:span text:style-name="T2">Tests should be portable </text:span><text:span text:style-name="T2">and reusable. Google has a </text:span><text:span text:style-name="T2">lot of code that is platform-</text:span><text:span text:style-name="T2">neutral; its tests should also </text:span><text:span text:style-name="T2">be platform-neutral.</text:span></text:p>
                <text:list>
                  <text:list-item>
                    <text:p><text:span text:style-name="T2">googletest works on different </text:span><text:span text:style-name="T2">OSes, with different compilers, </text:span><text:span text:style-name="T2">with or without exceptions, so </text:span><text:span text:style-name="T2">googletest tests can work with a </text:span><text:span text:style-name="T2">variety of configur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8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Midnightblue" presentation:presentation-page-layout-name="AL2T1">
        <office:forms form:automatic-focus="false" form:apply-design-mode="false"/>
        <draw:frame presentation:style-name="pr39" draw:text-style-name="P1" draw:layer="layout" svg:width="26cm" svg:height="2cm" svg:x="1cm" svg:y="0.627cm" presentation:class="title" presentation:user-transformed="true">
          <draw:text-box>
            <text:p><text:span text:style-name="T1">More design considerations</text:span></text:p>
          </draw:text-box>
        </draw:frame>
        <draw:frame presentation:style-name="pr40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7"><text:span text:style-name="T2">When tests fail, they should </text:span><text:span text:style-name="T2">provide as much information </text:span><text:span text:style-name="T2">about the problem as </text:span><text:span text:style-name="T2">possible.</text:span></text:p>
                <text:list>
                  <text:list-item>
                    <text:p><text:span text:style-name="T2">googletest doesn’t stop at the </text:span><text:span text:style-name="T2">first test failure. Instead, it only </text:span><text:span text:style-name="T2">stops the current test and </text:span><text:span text:style-name="T2">continues with the next. You </text:span><text:span text:style-name="T2">can also set up tests that report </text:span><text:span text:style-name="T2">non-fatal failures after which the </text:span><text:span text:style-name="T2">current test continues. Thus, </text:span><text:span text:style-name="T2">you can detect and fix multiple </text:span><text:span text:style-name="T2">bugs in a single run-edit-</text:span><text:span text:style-name="T2">compile cycle.</text:span></text:p>
                  </text:list-item>
                </text:list>
              </text:list-item>
              <text:list-item>
                <text:p text:style-name="P7"><text:span text:style-name="T2">The testing framework </text:span><text:span text:style-name="T2">should liberate test writers </text:span><text:span text:style-name="T2">from housekeeping chores </text:span><text:span text:style-name="T2">and let them focus on the </text:span><text:span text:style-name="T2">test content.</text:span></text:p>
                <text:list>
                  <text:list-item>
                    <text:p><text:span text:style-name="T2">googletest automatically keeps </text:span><text:span text:style-name="T2">track of all tests defined, and </text:span><text:span text:style-name="T2">doesn’t require the user to </text:span><text:span text:style-name="T2">enumerate them in order to run </text:span><text:span text:style-name="T2">them.</text:span></text:p>
                  </text:list-item>
                </text:list>
              </text:list-item>
              <text:list-item>
                <text:p text:style-name="P7"><text:span text:style-name="T2">Tests should be fast.</text:span></text:p>
                <text:list>
                  <text:list-item>
                    <text:p><text:span text:style-name="T2">With googletest, you can reuse </text:span><text:span text:style-name="T2">shared resources across tests </text:span><text:span text:style-name="T2">and pay for the set-up/tear-</text:span><text:span text:style-name="T2">down only once, without making </text:span><text:span text:style-name="T2">tests depend on each other.</text:span></text:p>
                  </text:list-item>
                </text:list>
              </text:list-item>
              <text:list-item>
                <text:p text:style-name="P7"><text:span text:style-name="T2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7" presentation:class="page"/>
          <draw:frame presentation:style-name="pr8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Dealing with unprotected commas</text:span></text:p>
          </draw:text-box>
        </draw:frame>
        <draw:frame presentation:style-name="pr5" draw:text-style-name="P123" draw:layer="layout" svg:width="26cm" svg:height="10.5cm" svg:x="1cm" svg:y="3.925cm" presentation:class="outline" presentation:user-transformed="true">
          <draw:text-box>
            <text:p text:style-name="P122"><text:span text:style-name="T183">class MockFoo {</text:span></text:p>
            <text:p text:style-name="P122"><text:span text:style-name="T183"><text:s/></text:span><text:span text:style-name="T183">public:</text:span></text:p>
            <text:p text:style-name="P122"><text:span text:style-name="T183"><text:s text:c="2"/></text:span><text:span text:style-name="T183">MOCK_METHOD(</text:span><text:span text:style-name="T184">std::pair&lt;bool, </text:span><text:span text:style-name="T184">int&gt;</text:span><text:span text:style-name="T183">, GetPair, ()); <text:s/>// </text:span><text:span text:style-name="T183">Won't compile!</text:span></text:p>
            <text:p text:style-name="P122"><text:span text:style-name="T183"><text:s text:c="2"/></text:span><text:span text:style-name="T183">MOCK_METHOD(bool, </text:span><text:span text:style-name="T183">CheckMap, (</text:span><text:span text:style-name="T184">std::map&lt;int, </text:span><text:span text:style-name="T184">double&gt;</text:span><text:span text:style-name="T183">, bool)); <text:s/>// Won't </text:span><text:span text:style-name="T183">compile!</text:span></text:p>
            <text:p text:style-name="P122"><text:span text:style-name="T183">};</text:span></text:p>
            <text:p text:style-name="P122"><text:span text:style-name="T185"/></text:p>
            <text:p text:style-name="P122"><text:span text:style-name="T183">class MockFoo {</text:span></text:p>
            <text:p text:style-name="P122"><text:span text:style-name="T183"><text:s/></text:span><text:span text:style-name="T183">p</text:span><text:span text:style-name="T186">ublic:</text:span></text:p>
            <text:p text:style-name="P122"><text:span text:style-name="T186"><text:s text:c="2"/></text:span><text:span text:style-name="T186">MOCK_METHOD(</text:span><text:span text:style-name="T187">(</text:span><text:span text:style-name="T186">std::pair&lt;bool, </text:span><text:span text:style-name="T186">int&gt;</text:span><text:span text:style-name="T187">)</text:span><text:span text:style-name="T186">, GetPair, ());</text:span></text:p>
            <text:p text:style-name="P122"><text:span text:style-name="T186"><text:s text:c="2"/></text:span><text:span text:style-name="T186">MOCK_METHOD(bool, </text:span><text:span text:style-name="T186">CheckMap, (</text:span><text:span text:style-name="T187">(</text:span><text:span text:style-name="T186">std::map&lt;int, </text:span><text:span text:style-name="T186">double&gt;</text:span><text:span text:style-name="T187">)</text:span><text:span text:style-name="T186">, bool));</text:span></text:p>
            <text:p text:style-name="P122"><text:span text:style-name="T183">};</text:span></text:p>
            <text:p text:style-name="P122"><text:span text:style-name="T185"/></text:p>
            <text:p text:style-name="P122"><text:span text:style-name="T183">class MockFoo {</text:span></text:p>
            <text:p text:style-name="P122"><text:span text:style-name="T183"><text:s/></text:span><text:span text:style-name="T183">public:</text:span></text:p>
            <text:p text:style-name="P122"><text:span text:style-name="T183"><text:s text:c="2"/></text:span><text:span text:style-name="T183">using </text:span><text:span text:style-name="T188">BoolAndInt</text:span><text:span text:style-name="T183"> = </text:span><text:span text:style-name="T183">std::pair&lt;bool, int&gt;;</text:span></text:p>
            <text:p text:style-name="P122"><text:span text:style-name="T183"><text:s text:c="2"/></text:span><text:span text:style-name="T183">MOCK_METHOD(</text:span><text:span text:style-name="T188">BoolAndInt</text:span><text:span text:style-name="T183">, </text:span><text:span text:style-name="T183">GetPair, ());</text:span></text:p>
            <text:p text:style-name="P122"><text:span text:style-name="T183"><text:s text:c="2"/></text:span><text:span text:style-name="T183">using </text:span><text:span text:style-name="T188">MapIntDouble</text:span><text:span text:style-name="T183"> = </text:span><text:span text:style-name="T183">std::map&lt;int, double&gt;;</text:span></text:p>
            <text:p text:style-name="P122"><text:span text:style-name="T183"><text:s text:c="2"/></text:span><text:span text:style-name="T183">MOCK_METHOD(bool, </text:span><text:span text:style-name="T183">CheckMap, (</text:span><text:span text:style-name="T188">MapIntDouble</text:span><text:span text:style-name="T183">, </text:span><text:span text:style-name="T183">bool));</text:span></text:p>
            <text:p text:style-name="P122"><text:span text:style-name="T183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Mocking Private or Protected Methods</text:span></text:p>
          </draw:text-box>
        </draw:frame>
        <draw:frame presentation:style-name="pr5" draw:text-style-name="P123" draw:layer="layout" svg:width="26cm" svg:height="10.5cm" svg:x="1cm" svg:y="4.125cm" presentation:class="outline" presentation:user-transformed="true">
          <draw:text-box>
            <text:p text:style-name="P122"><text:span text:style-name="T185">class Foo {</text:span></text:p>
            <text:p text:style-name="P122"><text:span text:style-name="T185"><text:s/></text:span><text:span text:style-name="T185">public:</text:span></text:p>
            <text:p text:style-name="P122"><text:span text:style-name="T185"><text:s text:c="2"/></text:span><text:span text:style-name="T185">...</text:span></text:p>
            <text:p text:style-name="P122"><text:span text:style-name="T185"><text:s text:c="2"/></text:span><text:span text:style-name="T185">virtual bool </text:span><text:span text:style-name="T185">Transform(Gadget* g) = 0;</text:span></text:p>
            <text:p text:style-name="P122"><text:span text:style-name="T185"/></text:p>
            <text:p text:style-name="P122"><text:span text:style-name="T185"><text:s/></text:span><text:span text:style-name="T189">protected:</text:span></text:p>
            <text:p text:style-name="P122"><text:span text:style-name="T185"><text:s text:c="2"/></text:span><text:span text:style-name="T185">virtual void Resume();</text:span></text:p>
            <text:p text:style-name="P122"><text:span text:style-name="T185"/></text:p>
            <text:p text:style-name="P122"><text:span text:style-name="T189"><text:s/></text:span><text:span text:style-name="T189">private:</text:span></text:p>
            <text:p text:style-name="P122"><text:span text:style-name="T185"><text:s text:c="2"/></text:span><text:span text:style-name="T185">virtual int </text:span><text:span text:style-name="T185">GetTimeOut();</text:span></text:p>
            <text:p text:style-name="P122"><text:span text:style-name="T185">};</text:span></text:p>
            <text:p text:style-name="P122"><text:span text:style-name="T185"/></text:p>
            <text:p text:style-name="P122"><text:span text:style-name="T185">class MockFoo : public </text:span><text:span text:style-name="T185">Foo {</text:span></text:p>
            <text:p text:style-name="P122"><text:span text:style-name="T185"><text:s/></text:span><text:span text:style-name="T189">public:</text:span></text:p>
            <text:p text:style-name="P122"><text:span text:style-name="T185"><text:s text:c="2"/></text:span><text:span text:style-name="T185">...</text:span></text:p>
            <text:p text:style-name="P122"><text:span text:style-name="T185"><text:s text:c="2"/></text:span><text:span text:style-name="T185">MOCK_METHOD(bool, </text:span><text:span text:style-name="T185">Transform, (Gadget* g), </text:span><text:span text:style-name="T185">(override));</text:span></text:p>
            <text:p text:style-name="P122"><text:span text:style-name="T185"/></text:p>
            <text:p text:style-name="P122"><text:span text:style-name="T185"><text:s text:c="2"/></text:span><text:span text:style-name="T185">// The following must </text:span><text:span text:style-name="T185">be in the public section, </text:span><text:span text:style-name="T185">even though the</text:span></text:p>
            <text:p text:style-name="P122"><text:span text:style-name="T185"><text:s text:c="2"/></text:span><text:span text:style-name="T185">// methods are </text:span><text:span text:style-name="T185">protected or private in </text:span><text:span text:style-name="T185">the base class.</text:span></text:p>
            <text:p text:style-name="P122"><text:span text:style-name="T185"><text:s text:c="2"/></text:span><text:span text:style-name="T185">MOCK_METHOD(void, </text:span><text:span text:style-name="T185">Resume, (), (override));</text:span></text:p>
            <text:p text:style-name="P122"><text:span text:style-name="T185"><text:s text:c="2"/></text:span><text:span text:style-name="T185">MOCK_METHOD(int, </text:span><text:span text:style-name="T185">GetTimeOut, (), </text:span><text:span text:style-name="T185">(override));</text:span></text:p>
            <text:p text:style-name="P122"><text:span text:style-name="T185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Mocking Class Templates</text:span></text:p>
          </draw:text-box>
        </draw:frame>
        <draw:frame presentation:style-name="pr5" draw:text-style-name="P125" draw:layer="layout" svg:width="26cm" svg:height="10.5cm" svg:x="1cm" svg:y="4.125cm" presentation:class="outline" presentation:user-transformed="true">
          <draw:text-box>
            <text:p text:style-name="P124"><text:span text:style-name="T1">template &lt;typename Elem&gt;</text:span></text:p>
            <text:p text:style-name="P124"><text:span text:style-name="T1">class StackInterface {</text:span></text:p>
            <text:p text:style-name="P124"><text:span text:style-name="T1"><text:s text:c="2"/></text:span><text:span text:style-name="T1">...</text:span></text:p>
            <text:p text:style-name="P124"><text:span text:style-name="T1"><text:s text:c="2"/></text:span><text:span text:style-name="T1">// Must be virtual as </text:span><text:span text:style-name="T1">we'll inherit from </text:span><text:span text:style-name="T1">StackInterface.</text:span></text:p>
            <text:p text:style-name="P124"><text:span text:style-name="T1"><text:s text:c="2"/></text:span><text:span text:style-name="T1">virtual </text:span><text:span text:style-name="T1">~StackInterface();</text:span></text:p>
            <text:p text:style-name="P124"><text:span text:style-name="T1"/></text:p>
            <text:p text:style-name="P124"><text:span text:style-name="T1"><text:s text:c="2"/></text:span><text:span text:style-name="T1">virtual int GetSize() </text:span><text:span text:style-name="T1">const = 0;</text:span></text:p>
            <text:p text:style-name="P124"><text:span text:style-name="T1"><text:s text:c="2"/></text:span><text:span text:style-name="T1">virtual void Push(const </text:span><text:span text:style-name="T1">Elem&amp; x) = 0;</text:span></text:p>
            <text:p text:style-name="P124"><text:span text:style-name="T1">};</text:span></text:p>
            <text:p text:style-name="P124"><text:span text:style-name="T1"/></text:p>
            <text:p text:style-name="P124"><text:span text:style-name="T1">template &lt;typename Elem&gt;</text:span></text:p>
            <text:p text:style-name="P124"><text:span text:style-name="T1">class MockStack : public </text:span><text:span text:style-name="T1">StackInterface&lt;Elem&gt; {</text:span></text:p>
            <text:p text:style-name="P124"><text:span text:style-name="T1"><text:s text:c="2"/></text:span><text:span text:style-name="T1">...</text:span></text:p>
            <text:p text:style-name="P124"><text:span text:style-name="T1"><text:s text:c="2"/></text:span><text:span text:style-name="T1">MOCK_METHOD(int, </text:span><text:span text:style-name="T1">GetSize, (), (override));</text:span></text:p>
            <text:p text:style-name="P124"><text:span text:style-name="T1"><text:s text:c="2"/></text:span><text:span text:style-name="T1">MOCK_METHOD(void, Push, </text:span><text:span text:style-name="T1">(const Elem&amp; x), </text:span><text:span text:style-name="T1">(override));</text:span></text:p>
            <text:p text:style-name="P124"><text:span text:style-name="T1">};</text:span></text:p>
            <text:p text:style-name="P124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Mocking Non-virtual Methods</text:span></text:p>
          </draw:text-box>
        </draw:frame>
        <draw:frame presentation:style-name="pr5" draw:text-style-name="P126" draw:layer="layout" svg:width="26cm" svg:height="10.5cm" svg:x="1cm" svg:y="4.125cm" presentation:class="outline" presentation:user-transformed="true">
          <draw:text-box>
            <text:p text:style-name="P122"><text:span text:style-name="T190">// A simple packet stream </text:span><text:span text:style-name="T190">class. <text:s/>None of its members </text:span><text:span text:style-name="T190">is virtual.</text:span></text:p>
            <text:p text:style-name="P122"><text:span text:style-name="T190">class ConcretePacketStream {</text:span></text:p>
            <text:p text:style-name="P122"><text:span text:style-name="T190"><text:s/></text:span><text:span text:style-name="T190">public:</text:span></text:p>
            <text:p text:style-name="P122"><text:span text:style-name="T190"><text:s text:c="2"/></text:span><text:span text:style-name="T190">void AppendPacket(Packet* </text:span><text:span text:style-name="T190">new_packet);</text:span></text:p>
            <text:p text:style-name="P122"><text:span text:style-name="T190"><text:s text:c="2"/></text:span><text:span text:style-name="T190">const Packet* </text:span><text:span text:style-name="T190">GetPacket(size_t </text:span><text:span text:style-name="T190">packet_number) const;</text:span></text:p>
            <text:p text:style-name="P122"><text:span text:style-name="T190"><text:s text:c="2"/></text:span><text:span text:style-name="T190">size_t NumberOfPackets() </text:span><text:span text:style-name="T190">const;</text:span></text:p>
            <text:p text:style-name="P122"><text:span text:style-name="T190"><text:s text:c="2"/></text:span><text:span text:style-name="T190">...</text:span></text:p>
            <text:p text:style-name="P122"><text:span text:style-name="T190">};</text:span></text:p>
            <text:p text:style-name="P122"><text:span text:style-name="T190">// A mock packet stream </text:span><text:span text:style-name="T190">class. <text:s/>It inherits from no </text:span><text:span text:style-name="T190">other, but defines</text:span></text:p>
            <text:p text:style-name="P122"><text:span text:style-name="T190">// GetPacket() and </text:span><text:span text:style-name="T190">NumberOfPackets().</text:span></text:p>
            <text:p text:style-name="P122"><text:span text:style-name="T190">class MockPacketStream {</text:span></text:p>
            <text:p text:style-name="P122"><text:span text:style-name="T190"><text:s/></text:span><text:span text:style-name="T190">public:</text:span></text:p>
            <text:p text:style-name="P122"><text:span text:style-name="T190"><text:s text:c="2"/></text:span><text:span text:style-name="T190">MOCK_METHOD(const Packet*, </text:span><text:span text:style-name="T190">GetPacket, (size_t </text:span><text:span text:style-name="T190">packet_number), (const));</text:span></text:p>
            <text:p text:style-name="P122"><text:span text:style-name="T190"><text:s text:c="2"/></text:span><text:span text:style-name="T190">MOCK_METHOD(size_t, </text:span><text:span text:style-name="T190">NumberOfPackets, (), </text:span><text:span text:style-name="T190">(const));</text:span></text:p>
            <text:p text:style-name="P122"><text:span text:style-name="T190"><text:s text:c="2"/></text:span><text:span text:style-name="T190">...</text:span></text:p>
            <text:p text:style-name="P122"><text:span text:style-name="T190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Mocking Free Functions</text:span></text:p>
          </draw:text-box>
        </draw:frame>
        <draw:frame presentation:style-name="pr5" draw:text-style-name="P127" draw:layer="layout" svg:width="26cm" svg:height="10.5cm" svg:x="1cm" svg:y="4.125cm" presentation:class="outline" presentation:user-transformed="true">
          <draw:text-box>
            <text:p text:style-name="P124"><text:span text:style-name="T191">class FileInterface {</text:span></text:p>
            <text:p text:style-name="P124"><text:span text:style-name="T191"><text:s/></text:span><text:span text:style-name="T191">public:</text:span></text:p>
            <text:p text:style-name="P124"><text:span text:style-name="T191"><text:s text:c="2"/></text:span><text:span text:style-name="T191">...</text:span></text:p>
            <text:p text:style-name="P124"><text:span text:style-name="T191"><text:s text:c="2"/></text:span><text:span text:style-name="T191">virtual bool Open(const </text:span><text:span text:style-name="T191">char* path, const char* </text:span><text:span text:style-name="T191">mode) = 0;</text:span></text:p>
            <text:p text:style-name="P124"><text:span text:style-name="T191">};</text:span></text:p>
            <text:p text:style-name="P124"><text:span text:style-name="T1"/></text:p>
            <text:p text:style-name="P124"><text:span text:style-name="T191">class File : public </text:span><text:span text:style-name="T191">FileInterface {</text:span></text:p>
            <text:p text:style-name="P124"><text:span text:style-name="T191"><text:s/></text:span><text:span text:style-name="T191">public:</text:span></text:p>
            <text:p text:style-name="P124"><text:span text:style-name="T191"><text:s text:c="2"/></text:span><text:span text:style-name="T191">...</text:span></text:p>
            <text:p text:style-name="P124"><text:span text:style-name="T191"><text:s text:c="2"/></text:span><text:span text:style-name="T191">bool Open(const char* </text:span><text:span text:style-name="T191">path, const char* mode) </text:span><text:span text:style-name="T191">override {</text:span></text:p>
            <text:p text:style-name="P124"><text:span text:style-name="T191"><text:s text:c="5"/></text:span><text:span text:style-name="T191">return </text:span><text:span text:style-name="T192">OpenFile</text:span><text:span text:style-name="T191">(path, </text:span><text:span text:style-name="T191">mode);</text:span></text:p>
            <text:p text:style-name="P124"><text:span text:style-name="T191"><text:s text:c="2"/></text:span><text:span text:style-name="T191">}</text:span></text:p>
            <text:p text:style-name="P124"><text:span text:style-name="T191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Value-parameterized tests</text:span></text:p>
          </draw:text-box>
        </draw:frame>
        <draw:frame presentation:style-name="pr5" draw:text-style-name="P12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27"><text:span text:style-name="T193">Allow you to test your code with different </text:span><text:span text:style-name="T193">parameters without writing multiple copies </text:span><text:span text:style-name="T193">of the same test. </text:span></text:p>
              </text:list-item>
              <text:list-item>
                <text:p text:style-name="P27"><text:span text:style-name="T193">This is useful in a number of situations, </text:span><text:span text:style-name="T193">for example:</text:span></text:p>
              </text:list-item>
            </text:list>
            <text:list text:style-name="L9">
              <text:list-item>
                <text:list>
                  <text:list-item>
                    <text:p><text:span text:style-name="T194">You have a piece of code whose behavior is affected </text:span><text:span text:style-name="T194">by one or more command-line flags. You want to </text:span><text:span text:style-name="T194">make sure your code performs correctly for various </text:span><text:span text:style-name="T194">values of those flags.</text:span></text:p>
                  </text:list-item>
                  <text:list-item>
                    <text:p><text:span text:style-name="T194">You want to test different implementations of an OO </text:span><text:span text:style-name="T194">interface.</text:span></text:p>
                  </text:list-item>
                  <text:list-item>
                    <text:p><text:span text:style-name="T194">You want to test your code over various inputs (a.k.a. </text:span><text:span text:style-name="T194">data-driven testing). This feature is easy to abuse, so </text:span><text:span text:style-name="T194">please exercise your good sense when doing it!</text:span></text:p>
                  </text:list-item>
                </text:list>
              </text:list-item>
            </text:list>
            <text:p><text:span text:style-name="T195"/></text:p>
            <text:p><text:span text:style-name="T196">class MyTestSuite : public </text:span><text:span text:style-name="T196">testing::TestWithParam&lt;int&gt; {};</text:span></text:p>
            <text:p><text:span text:style-name="T195"/></text:p>
            <text:p><text:span text:style-name="T196">TEST_P(MyTestSuite, MyTest){</text:span></text:p>
            <text:p><text:span text:style-name="T196"><text:s text:c="2"/></text:span><text:span text:style-name="T196">std::cout &lt;&lt; <text:s text:c="2"/>"Example Test Param: " &lt;&lt; <text:s/></text:span><text:span text:style-name="T197">GetParam()</text:span><text:span text:style-name="T196"> &lt;&lt; std::endl;</text:span></text:p>
            <text:p><text:span text:style-name="T196">}</text:span></text:p>
            <text:p><text:span text:style-name="T196">INSTANTIATE_TEST_SUITE_P(MyGroup, MyTestSuite, </text:span><text:span text:style-name="T197">testing::Range(0, 10)</text:span><text:span text:style-name="T196">, </text:span><text:span text:style-name="T196">testing::PrintToStringParamName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Typed tests</text:span></text:p>
          </draw:text-box>
        </draw:frame>
        <draw:frame presentation:style-name="pr5" draw:text-style-name="P131" draw:layer="layout" svg:width="26cm" svg:height="10.5cm" svg:x="1cm" svg:y="4.025cm" presentation:class="outline" presentation:user-transformed="true">
          <draw:text-box>
            <text:list text:style-name="L2">
              <text:list-item>
                <text:p text:style-name="P129"><text:span text:style-name="T194">Typed tests allow you to repeat the same test logic over a </text:span><text:span text:style-name="T194">list of types. You only need to write the test logic once, </text:span><text:span text:style-name="T194">although you must know the type list when writing typed </text:span><text:span text:style-name="T194">tests.</text:span></text:p>
              </text:list-item>
              <text:list-item>
                <text:p text:style-name="P129"><text:span text:style-name="T194">Define a fixture class template. It should be parameterized </text:span><text:span text:style-name="T194">by a type</text:span></text:p>
              </text:list-item>
            </text:list>
            <text:p text:style-name="P129"><text:span text:style-name="T195">template &lt;typename T&gt;</text:span></text:p>
            <text:p text:style-name="P130"><text:span text:style-name="T195">class FooTest : public testing::Test {</text:span></text:p>
            <text:p text:style-name="P130"><text:span text:style-name="T195"><text:s/></text:span><text:span text:style-name="T195">public:</text:span></text:p>
            <text:p text:style-name="P130"><text:span text:style-name="T195"><text:s text:c="2"/></text:span><text:span text:style-name="T195">...</text:span></text:p>
            <text:p text:style-name="P130"><text:span text:style-name="T195"><text:s text:c="2"/></text:span><text:span text:style-name="T195">using List = std::list&lt;T&gt;;</text:span></text:p>
            <text:p text:style-name="P130"><text:span text:style-name="T195"><text:s text:c="2"/></text:span><text:span text:style-name="T195">static T shared_;</text:span></text:p>
            <text:p text:style-name="P130"><text:span text:style-name="T195"><text:s text:c="2"/></text:span><text:span text:style-name="T195">T value_;</text:span></text:p>
            <text:p text:style-name="P130"><text:span text:style-name="T195">};</text:span></text:p>
            <text:list text:continue-numbering="true" text:style-name="L2">
              <text:list-item>
                <text:p text:style-name="P130"><text:span text:style-name="T194">Next, associate a list of types with the test suite, which will </text:span><text:span text:style-name="T194">be repeated for each type in the list:</text:span></text:p>
              </text:list-item>
            </text:list>
            <text:p text:style-name="P130"><text:span text:style-name="T195">using MyTypes = ::testing::Types&lt;char, int, </text:span><text:span text:style-name="T195">unsigned int&gt;;</text:span></text:p>
            <text:p text:style-name="P130"><text:span text:style-name="T195">TYPED_TEST_SUITE(FooTest, MyTypes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Midnightblue" presentation:presentation-page-layout-name="AL3T3">
        <office:forms form:automatic-focus="false" form:apply-design-mode="false"/>
        <draw:frame presentation:style-name="pr4" draw:text-style-name="P133" draw:layer="layout" svg:width="26cm" svg:height="1.997cm" svg:x="1cm" svg:y="0.627cm" presentation:class="title">
          <draw:text-box>
            <text:p text:style-name="P132"><text:span text:style-name="T1">Testing Private Code</text:span></text:p>
          </draw:text-box>
        </draw:frame>
        <draw:frame presentation:style-name="pr5" draw:text-style-name="P134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7"><text:span text:style-name="T198">If you change your software’s internal </text:span><text:span text:style-name="T198">implementation, your tests should not </text:span><text:span text:style-name="T198">break as long as the change is not </text:span><text:span text:style-name="T198">observable by users. Therefore, per the </text:span><text:span text:style-name="T198">black-box testing principle, most of the </text:span><text:span text:style-name="T198">time you should test your code through its </text:span><text:span text:style-name="T198">public interfaces.</text:span></text:p>
              </text:list-item>
              <text:list-item>
                <text:p text:style-name="P7"><text:span text:style-name="T198">If you still find yourself needing to test </text:span><text:span text:style-name="T198">internal implementation code, consider if </text:span><text:span text:style-name="T198">there’s a better design.</text:span></text:p>
              </text:list-item>
              <text:list-item>
                <text:p text:style-name="P7"><text:span text:style-name="T198">If you absolutely have to test non-public </text:span><text:span text:style-name="T198">interface code though, you can access </text:span><text:span text:style-name="T198">private members with FRIEND_TEST()</text:span></text:p>
              </text:list-item>
            </text:list>
          </draw:text-box>
        </draw:frame>
        <draw:frame presentation:style-name="pr5" draw:text-style-name="P135" draw:layer="layout" svg:width="12.687cm" svg:height="10.5cm" svg:x="14.322cm" svg:y="4.125cm" presentation:class="outline" presentation:user-transformed="true">
          <draw:text-box>
            <text:p text:style-name="P3"><text:span text:style-name="T199">// foo.h</text:span></text:p>
            <text:p text:style-name="P3"><text:span text:style-name="T199">class Foo {</text:span></text:p>
            <text:p text:style-name="P3"><text:span text:style-name="T199"><text:s text:c="2"/></text:span><text:span text:style-name="T199">...</text:span></text:p>
            <text:p text:style-name="P3"><text:span text:style-name="T199"><text:s/></text:span><text:span text:style-name="T199">private:</text:span></text:p>
            <text:p text:style-name="P3"><text:span text:style-name="T199"><text:s text:c="2"/></text:span><text:span text:style-name="T199">FRIEND_TEST(FooTest, BarReturnsZeroOnNull);</text:span></text:p>
            <text:p text:style-name="P3"><text:span text:style-name="T200"/></text:p>
            <text:p text:style-name="P3"><text:span text:style-name="T199"><text:s text:c="2"/></text:span><text:span text:style-name="T199">int Bar(void* x);</text:span></text:p>
            <text:p text:style-name="P3"><text:span text:style-name="T199">};</text:span></text:p>
            <text:p text:style-name="P3"><text:span text:style-name="T200"/></text:p>
            <text:p text:style-name="P3"><text:span text:style-name="T199">// foo_test.cc</text:span></text:p>
            <text:p text:style-name="P3"><text:span text:style-name="T199">...</text:span></text:p>
            <text:p text:style-name="P3"><text:span text:style-name="T199">TEST(FooTest, BarReturnsZeroOnNull) {</text:span></text:p>
            <text:p text:style-name="P3"><text:span text:style-name="T199"><text:s text:c="2"/></text:span><text:span text:style-name="T199">Foo foo;</text:span></text:p>
            <text:p text:style-name="P3"><text:span text:style-name="T199"><text:s text:c="2"/></text:span><text:span text:style-name="T199">EXPECT_EQ(foo.Bar(NULL), 0); <text:s/>// Uses Foo's </text:span><text:span text:style-name="T199">private member Bar().</text:span></text:p>
            <text:p text:style-name="P3"><text:span text:style-name="T19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dding Traces to Assertions</text:p>
          </draw:text-box>
        </draw:frame>
        <draw:frame presentation:style-name="pr5" draw:text-style-name="P5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7"><text:span text:style-name="T21">It can be hard to tell which invocation of a sub-</text:span><text:span text:style-name="T21">routine a failure is from.</text:span></text:p>
              </text:list-item>
              <text:list-item>
                <text:p text:style-name="P7"><text:span text:style-name="T21">A solution to debug is to use SCOPED_TRACE </text:span><text:span text:style-name="T21">macro or the ScopedTrace utility:</text:span></text:p>
              </text:list-item>
            </text:list>
            <text:p text:style-name="P7"><text:span text:style-name="T201"/></text:p>
            <text:p text:style-name="P7"><text:span text:style-name="T201">SCOPED_TRACE(message);</text:span></text:p>
            <text:p text:style-name="P7"><text:span text:style-name="T196">ScopedTrace trace("file_path",</text:span></text:p>
            <text:p text:style-name="P7"><text:span text:style-name="T196"><text:s text:c="18"/></text:span><text:span text:style-name="T196">line_number,</text:span></text:p>
            <text:p text:style-name="P7"><text:span text:style-name="T196"><text:s text:c="18"/></text:span><text:span text:style-name="T196">message);</text:span></text:p>
          </draw:text-box>
        </draw:frame>
        <draw:frame presentation:style-name="pr5" draw:text-style-name="P123" draw:layer="layout" svg:width="12.687cm" svg:height="10.5cm" svg:x="14.322cm" svg:y="4.125cm" presentation:class="outline" presentation:user-transformed="true">
          <draw:text-box>
            <text:p text:style-name="P123"><text:span text:style-name="T185">void Sub1(int n) {</text:span></text:p>
            <text:p text:style-name="P123"><text:span text:style-name="T185"><text:s text:c="2"/></text:span><text:span text:style-name="T185">EXPECT_EQ(Bar(n), 1);</text:span></text:p>
            <text:p text:style-name="P123"><text:span text:style-name="T185"><text:s text:c="2"/></text:span><text:span text:style-name="T185">EXPECT_EQ(Bar(n + 1), </text:span><text:span text:style-name="T185">2);</text:span></text:p>
            <text:p text:style-name="P123"><text:span text:style-name="T185">}</text:span></text:p>
            <text:p text:style-name="P123"><text:span text:style-name="T185"/></text:p>
            <text:p text:style-name="P123"><text:span text:style-name="T185">TEST(FooTest, Bar) {</text:span></text:p>
            <text:p text:style-name="P123"><text:span text:style-name="T185"><text:s text:c="2"/></text:span><text:span text:style-name="T185">{</text:span></text:p>
            <text:p text:style-name="P123"><text:span text:style-name="T185"><text:s text:c="4"/></text:span><text:span text:style-name="T185">SCOPED_TRACE("A"); <text:s/>// </text:span><text:span text:style-name="T185">This trace point will be </text:span><text:span text:style-name="T185">included in</text:span></text:p>
            <text:p text:style-name="P123"><text:span text:style-name="T185"><text:s text:c="24"/></text:span><text:span text:style-name="T185">/</text:span><text:span text:style-name="T185">/ every failure in this </text:span><text:span text:style-name="T185">scope.</text:span></text:p>
            <text:p text:style-name="P123"><text:span text:style-name="T185"><text:s text:c="4"/></text:span><text:span text:style-name="T185">Sub1(1);</text:span></text:p>
            <text:p text:style-name="P123"><text:span text:style-name="T185"><text:s text:c="2"/></text:span><text:span text:style-name="T185">}</text:span></text:p>
            <text:p text:style-name="P123"><text:span text:style-name="T185"><text:s text:c="2"/></text:span><text:span text:style-name="T185">// Now it won't.</text:span></text:p>
            <text:p text:style-name="P123"><text:span text:style-name="T185"><text:s text:c="2"/></text:span><text:span text:style-name="T185">Sub1(9);</text:span></text:p>
            <text:p text:style-name="P123"><text:span text:style-name="T185">}</text:span></text:p>
            <text:p text:style-name="P123"><text:span text:style-name="T185">-------------------------</text:span><text:span text:style-name="T185">-------------------------</text:span><text:span text:style-name="T185">-------</text:span></text:p>
            <text:p text:style-name="P123"><text:span text:style-name="T185">path/to/foo_test.cc:11: </text:span><text:span text:style-name="T185">Failure</text:span></text:p>
            <text:p text:style-name="P123"><text:span text:style-name="T185">Value of: Bar(n)</text:span></text:p>
            <text:p text:style-name="P123"><text:span text:style-name="T185">Expected: 1</text:span></text:p>
            <text:p text:style-name="P123"><text:span text:style-name="T185"><text:s text:c="2"/></text:span><text:span text:style-name="T185">Actual: 2</text:span></text:p>
            <text:p text:style-name="P123"><text:span text:style-name="T185">Google Test trace:</text:span></text:p>
            <text:p text:style-name="P123"><text:span text:style-name="T185">path/to/foo_test.cc:17: A</text:span></text:p>
            <text:p text:style-name="P123"><text:span text:style-name="T185"/></text:p>
            <text:p text:style-name="P123"><text:span text:style-name="T185">path/to/foo_test.cc:12: </text:span><text:span text:style-name="T185">Failure</text:span></text:p>
            <text:p text:style-name="P123"><text:span text:style-name="T185">Value of: Bar(n + 1)</text:span></text:p>
            <text:p text:style-name="P123"><text:span text:style-name="T185">Expected: 2</text:span></text:p>
            <text:p text:style-name="P123"><text:span text:style-name="T185"><text:s text:c="2"/></text:span><text:span text:style-name="T185">Actual: 3</text:span></text:p>
            <text:p text:style-name="P123"><text:span text:style-name="T18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fixed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family-generic="modern"/>
    <style:font-face style:name="Calibri2" svg:font-family="Calibri"/>
    <style:font-face style:name="Calibri3" svg:font-family="Calibri" style:font-family-generic="swiss"/>
    <style:font-face style:name="Calibri4" svg:font-family="Calibri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DejaVu Sans" svg:font-family="'DejaVu Sans'" style:font-family-generic="system" style:font-pitch="variable"/>
    <style:font-face style:name="FreeMono" svg:font-family="FreeMono" style:font-family-generic="swiss" style:font-pitch="fixed"/>
    <style:font-face style:name="FreeMono1" svg:font-family="FreeMono" style:font-pitch="fixed"/>
    <style:font-face style:name="FreeMono2" svg:font-family="FreeMono" style:font-family-generic="modern" style:font-pitch="variable"/>
    <style:font-face style:name="FreeMono3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family-generic="modern" style:font-pitch="variable"/>
    <style:font-face style:name="FreeSans2" svg:font-family="FreeSans" style:font-family-generic="swiss" style:font-pitch="fixed"/>
    <style:font-face style:name="FreeSans3" svg:font-family="FreeSans" style:font-family-generic="swiss"/>
    <style:font-face style:name="FreeSas" svg:font-family="FreeSas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modern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modern" style:font-pitch="variable"/>
    <style:font-face style:name="Noto Sans3" svg:font-family="'Noto Sans'" style:font-family-generic="roman" style:font-pitch="variable"/>
    <style:font-face style:name="Noto Sans4" svg:font-family="'Noto Sans'" style:font-family-generic="system" style:font-pitch="variable"/>
    <style:font-face style:name="aakar" svg:font-family="aakar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" draw:display-name="Transparency 3" draw:style="square" draw:cx="50%" draw:cy="50%" draw:start="100%" draw:end="0%" draw:angle="0deg" draw:border="0%"/>
    <draw:marker draw:name="Arrow" svg:viewBox="0 0 20 30" svg:d="M10 0l-10 30h20z"/>
    <draw:marker draw:name="msArrowEnd_20_8" draw:display-name="msArrowEnd 8" svg:viewBox="0 0 500 300" svg:d="M250 0l250 300h-500z"/>
    <draw:marker draw:name="msArrowOpenEnd_20_5_20_35" draw:display-name="msArrowOpenEnd 5 35" svg:viewBox="0 0 350 350" svg:d="M175 0l175 312-38 38-112-213v213h-50v-213l-113 213-37-38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" fo:font-size="24pt" fo:language="da" fo:country="DK" style:font-name-asian="DejaVu Sans" style:font-size-asian="24pt" style:language-asian="zh" style:country-asian="CN" style:font-name-complex="Noto Sans4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1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true" draw:fit-to-contour="false" fo:max-height="0cm" fo:max-width="0cm" fo:min-height="10.501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line-height="100%" fo:text-align="start" fo:text-indent="0cm" style:text-autospace="ideograph-alpha" style:punctuation-wrap="hanging" style:line-break="strict" style:writing-mode="lr-tb" style:font-independent-line-spacing="false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text-position="0% 100%" style:font-name="FreeMono3" fo:font-family="FreeMono" style:font-family-generic="modern" style:font-pitch="fixed" fo:font-size="24pt" fo:letter-spacing="normal" fo:language="da" fo:country="DK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600" style:font-name-complex="Noto Sans4" style:font-family-complex="'Noto Sans'" style:font-family-generic-complex="system" style:font-pitch-complex="variable" style:font-size-complex="24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1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2" fo:font-family="Calibri" fo:font-size="16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2" fo:font-family="Calibri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2" fo:font-family="Calibri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2" fo:font-family="Calibri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9" style:family="graphic" style:parent-style-name="standard">
      <style:graphic-properties draw:stroke="none" svg:stroke-width="0.044cm" svg:stroke-linecap="butt" draw:fill="solid" draw:fill-color="#bd582c" loext:fill-theme-color="accent2" draw:textarea-vertical-align="top" draw:auto-grow-height="false" fo:min-height="0.8cm" fo:min-width="27.5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44cm" svg:stroke-linecap="butt" draw:fill="solid" draw:fill-color="#e48312" loext:fill-theme-color="accent1" draw:textarea-vertical-align="top" draw:auto-grow-height="false" fo:min-height="0cm" fo:min-width="27.5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18cm" svg:stroke-color="#808080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15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P20" style:family="paragraph">
      <loext:graphic-properties draw:fill="solid" draw:fill-color="#bd582c"/>
      <style:paragraph-properties fo:text-align="start"/>
      <style:text-properties fo:font-size="18pt"/>
    </style:style>
    <style:style style:name="MP21" style:family="paragraph">
      <loext:graphic-properties draw:fill="solid" draw:fill-color="#e48312"/>
      <style:paragraph-properties fo:text-align="start"/>
      <style:text-properties fo:font-size="18pt"/>
    </style:style>
    <style:style style:name="MP22" style:family="paragraph">
      <loext:graphic-properties draw:fill="none"/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25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2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30" style:family="paragraph">
      <style:paragraph-properties fo:text-align="center"/>
      <style:text-properties fo:font-size="9pt" style:font-size-asian="14pt" style:font-size-complex="14pt"/>
    </style:style>
    <style:style style:name="MP3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32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33" style:family="paragraph">
      <style:text-properties fo:font-size="14pt" style:font-size-asian="14pt" style:font-size-complex="14pt"/>
    </style:style>
    <style:style style:name="MP3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style:style style:name="MT4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 Light1" fo:font-size="48pt" fo:letter-spacing="-0.018cm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MT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2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9pt" fo:letter-spacing="normal" fo:language="da" fo:country="DK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0.5pt" fo:letter-spacing="normal" fo:language="da" fo:country="DK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 ">
        <style:list-level-properties text:min-label-width="0.254cm"/>
        <style:text-properties fo:font-family="Calibri" style:font-family-generic="swiss" style:font-pitch="variable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 ">
        <style:list-level-properties text:min-label-width="0.254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 ">
        <style:list-level-properties text:min-label-width="0.254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 ">
        <style:list-level-properties text:min-label-width="0.254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 ">
        <style:list-level-properties text:min-label-width="0.254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5" text:bullet-char="◦">
        <style:list-level-properties text:space-before="2.083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3">
      <office:forms form:automatic-focus="false" form:apply-design-mode="false"/>
      <draw:custom-shape draw:name="Rectangle 6" draw:style-name="Mgr9" draw:text-style-name="MP20" draw:layer="backgroundobjects" svg:width="27.999cm" svg:height="1.049cm" svg:x="0cm" svg:y="14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0" draw:text-style-name="MP21" draw:layer="backgroundobjects" svg:width="27.999cm" svg:height="0.15cm" svg:x="0cm" svg:y="14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11" draw:text-style-name="MP22" draw:layer="backgroundobjects" draw:type="line" svg:x1="3.315cm" svg:y1="4.827cm" svg:x2="31.001cm" svg:y2="4.827cm" svg:d="M3315 4827h27686" svg:viewBox="0 0 27687 1">
        <text:p/>
      </draw:connector>
      <draw:frame draw:name="Title 7" presentation:style-name="Mpr13" draw:text-style-name="MP24" draw:layer="backgroundobjects" svg:width="23.099cm" svg:height="3.331cm" svg:x="2.519cm" svg:y="0.658cm" presentation:class="title" presentation:user-transformed="true">
        <draw:text-box>
          <text:p text:style-name="MP23"><text:span text:style-name="MT4">Click to edit Master title style</text:span></text:p>
        </draw:text-box>
      </draw:frame>
      <draw:frame draw:name="Content Placeholder 2" presentation:style-name="Mpr14" draw:text-style-name="MP27" draw:layer="backgroundobjects" svg:width="11.339cm" svg:height="9.239cm" svg:x="2.519cm" svg:y="4.238cm" presentation:class="outline" presentation:user-transformed="true">
        <draw:text-box>
          <text:list text:style-name="ML4">
            <text:list-item>
              <text:p text:style-name="MP25"><text:span text:style-name="MT5">Edit Master text styles</text:span></text:p>
              <text:list>
                <text:list-item>
                  <text:p text:style-name="MP26"><text:span text:style-name="MT6">Second level</text:span></text:p>
                  <text:list>
                    <text:list-item>
                      <text:p text:style-name="MP26"><text:span text:style-name="MT7">Third level</text:span></text:p>
                      <text:list>
                        <text:list-item>
                          <text:p text:style-name="MP26"><text:span text:style-name="MT7">Fourth level</text:span></text:p>
                          <text:list>
                            <text:list-item>
                              <text:p text:style-name="MP2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27" draw:layer="backgroundobjects" svg:width="11.339cm" svg:height="9.239cm" svg:x="14.279cm" svg:y="4.238cm" presentation:class="outline" presentation:user-transformed="true">
        <draw:text-box>
          <text:list text:style-name="ML5">
            <text:list-item>
              <text:p text:style-name="MP25"><text:span text:style-name="MT5">Edit Master text styles</text:span></text:p>
            </text:list-item>
          </text:list>
          <text:list text:style-name="ML6">
            <text:list-item>
              <text:list>
                <text:list-item>
                  <text:p text:style-name="MP26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5" draw:text-style-name="MP29" draw:layer="backgroundobjects" svg:width="5.677cm" svg:height="0.838cm" svg:x="2.519cm" svg:y="14.835cm" presentation:class="date-time" presentation:user-transformed="true">
        <draw:text-box>
          <text:p text:style-name="MP28"><text:span text:style-name="MT8"><presentation:date-time/></text:span></text:p>
        </draw:text-box>
      </draw:frame>
      <draw:frame draw:name="Footer Placeholder 5" presentation:style-name="Mpr15" draw:text-style-name="MP29" draw:layer="backgroundobjects" svg:width="11.075cm" svg:height="0.838cm" svg:x="8.465cm" svg:y="14.835cm" presentation:class="footer" presentation:user-transformed="true">
        <draw:text-box>
          <text:p text:style-name="MP30"><text:span text:style-name="MT1"><presentation:footer/></text:span></text:p>
        </draw:text-box>
      </draw:frame>
      <draw:frame draw:name="Slide Number Placeholder 6" presentation:style-name="Mpr15" draw:text-style-name="MP32" draw:layer="backgroundobjects" svg:width="3.013cm" svg:height="0.838cm" svg:x="22.736cm" svg:y="14.835cm" presentation:class="page-number" presentation:user-transformed="true">
        <draw:text-box>
          <text:p text:style-name="MP31"><text:span text:style-name="MT9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33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4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33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7T11:15:07.411472350</meta:creation-date>
    <meta:editing-duration>P1DT5H26M43S</meta:editing-duration>
    <meta:editing-cycles>8</meta:editing-cycles>
    <meta:generator>LibreOffice/7.5.2.2$Linux_X86_64 LibreOffice_project/50$Build-2</meta:generator>
    <dc:title>Midnightblue</dc:title>
    <dc:date>2023-05-12T13:09:16.998369411</dc:date>
    <meta:document-statistic meta:object-count="436"/>
  </office:meta>
</office:document-meta>
</file>